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6.01cm"/>
    </style:style>
    <style:style style:name="co2" style:family="table-column">
      <style:table-column-properties fo:break-before="auto" style:column-width="8.149cm"/>
    </style:style>
    <style:style style:name="co3" style:family="table-column">
      <style:table-column-properties fo:break-before="auto" style:column-width="4.038cm"/>
    </style:style>
    <style:style style:name="co4" style:family="table-column">
      <style:table-column-properties fo:break-before="auto" style:column-width="2.281cm"/>
    </style:style>
    <style:style style:name="co5" style:family="table-column">
      <style:table-column-properties fo:break-before="auto" style:column-width="6.189cm"/>
    </style:style>
    <style:style style:name="co6" style:family="table-column">
      <style:table-column-properties fo:break-before="auto" style:column-width="9.17cm"/>
    </style:style>
    <style:style style:name="co7" style:family="table-column">
      <style:table-column-properties fo:break-before="auto" style:column-width="2.981cm"/>
    </style:style>
    <style:style style:name="co8" style:family="table-column">
      <style:table-column-properties fo:break-before="auto" style:column-width="3.457cm"/>
    </style:style>
    <style:style style:name="co9" style:family="table-column">
      <style:table-column-properties fo:break-before="auto" style:column-width="4.281cm"/>
    </style:style>
    <style:style style:name="co10" style:family="table-column">
      <style:table-column-properties fo:break-before="auto" style:column-width="4.815cm"/>
    </style:style>
    <style:style style:name="co11" style:family="table-column">
      <style:table-column-properties fo:break-before="auto" style:column-width="7.943cm"/>
    </style:style>
    <style:style style:name="co12" style:family="table-column">
      <style:table-column-properties fo:break-before="auto" style:column-width="2.258cm"/>
    </style:style>
    <style:style style:name="co13" style:family="table-column">
      <style:table-column-properties fo:break-before="auto" style:column-width="4.378cm"/>
    </style:style>
    <style:style style:name="co14" style:family="table-column">
      <style:table-column-properties fo:break-before="auto" style:column-width="5.133cm"/>
    </style:style>
    <style:style style:name="co15" style:family="table-column">
      <style:table-column-properties fo:break-before="auto" style:column-width="4.567cm"/>
    </style:style>
    <style:style style:name="co16" style:family="table-column">
      <style:table-column-properties fo:break-before="auto" style:column-width="4.755cm"/>
    </style:style>
    <style:style style:name="co17" style:family="table-column">
      <style:table-column-properties fo:break-before="auto" style:column-width="3.868cm"/>
    </style:style>
    <style:style style:name="co18" style:family="table-column">
      <style:table-column-properties fo:break-before="auto" style:column-width="4.189cm"/>
    </style:style>
    <style:style style:name="co19" style:family="table-column">
      <style:table-column-properties fo:break-before="auto" style:column-width="3.623cm"/>
    </style:style>
    <style:style style:name="co20" style:family="table-column">
      <style:table-column-properties fo:break-before="auto" style:column-width="4.415cm"/>
    </style:style>
    <style:style style:name="co21" style:family="table-column">
      <style:table-column-properties fo:break-before="auto" style:column-width="3.662cm"/>
    </style:style>
    <style:style style:name="co22" style:family="table-column">
      <style:table-column-properties fo:break-before="auto" style:column-width="3.374cm"/>
    </style:style>
    <style:style style:name="co23" style:family="table-column">
      <style:table-column-properties fo:break-before="auto" style:column-width="2.551cm"/>
    </style:style>
    <style:style style:name="co24" style:family="table-column">
      <style:table-column-properties fo:break-before="auto" style:column-width="3.004cm"/>
    </style:style>
    <style:style style:name="co25" style:family="table-column">
      <style:table-column-properties fo:break-before="auto" style:column-width="3.468cm"/>
    </style:style>
    <style:style style:name="co26" style:family="table-column">
      <style:table-column-properties fo:break-before="auto" style:column-width="3.371cm"/>
    </style:style>
    <style:style style:name="co27" style:family="table-column">
      <style:table-column-properties fo:break-before="auto" style:column-width="5.186cm"/>
    </style:style>
    <style:style style:name="co28" style:family="table-column">
      <style:table-column-properties fo:break-before="auto" style:column-width="4.445cm"/>
    </style:style>
    <style:style style:name="co29" style:family="table-column">
      <style:table-column-properties fo:break-before="auto" style:column-width="4.239cm"/>
    </style:style>
    <style:style style:name="co30" style:family="table-column">
      <style:table-column-properties fo:break-before="auto" style:column-width="4.568cm"/>
    </style:style>
    <style:style style:name="co31" style:family="table-column">
      <style:table-column-properties fo:break-before="auto" style:column-width="3.992cm"/>
    </style:style>
    <style:style style:name="co32" style:family="table-column">
      <style:table-column-properties fo:break-before="auto" style:column-width="5.516cm"/>
    </style:style>
    <style:style style:name="co33" style:family="table-column">
      <style:table-column-properties fo:break-before="auto" style:column-width="5.556cm"/>
    </style:style>
    <style:style style:name="co34" style:family="table-column">
      <style:table-column-properties fo:break-before="auto" style:column-width="5.103cm"/>
    </style:style>
    <style:style style:name="co35" style:family="table-column">
      <style:table-column-properties fo:break-before="auto" style:column-width="3.189cm"/>
    </style:style>
    <style:style style:name="co36" style:family="table-column">
      <style:table-column-properties fo:break-before="auto" style:column-width="4.486cm"/>
    </style:style>
    <style:style style:name="co37" style:family="table-column">
      <style:table-column-properties fo:break-before="auto" style:column-width="4.692cm"/>
    </style:style>
    <style:style style:name="co38" style:family="table-column">
      <style:table-column-properties fo:break-before="auto" style:column-width="3.164cm"/>
    </style:style>
    <style:style style:name="co39" style:family="table-column">
      <style:table-column-properties fo:break-before="auto" style:column-width="4.71cm"/>
    </style:style>
    <style:style style:name="co40" style:family="table-column">
      <style:table-column-properties fo:break-before="auto" style:column-width="4.734cm"/>
    </style:style>
    <style:style style:name="co41" style:family="table-column">
      <style:table-column-properties fo:break-before="auto" style:column-width="5.029cm"/>
    </style:style>
    <style:style style:name="co42" style:family="table-column">
      <style:table-column-properties fo:break-before="auto" style:column-width="3.729cm"/>
    </style:style>
    <style:style style:name="co43" style:family="table-column">
      <style:table-column-properties fo:break-before="auto" style:column-width="4.156cm"/>
    </style:style>
    <style:style style:name="co44" style:family="table-column">
      <style:table-column-properties fo:break-before="auto" style:column-width="4.528cm"/>
    </style:style>
    <style:style style:name="co45" style:family="table-column">
      <style:table-column-properties fo:break-before="auto" style:column-width="4.362cm"/>
    </style:style>
    <style:style style:name="ro1" style:family="table-row">
      <style:table-row-properties style:row-height="0.529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573cm" fo:break-before="auto" style:use-optimal-row-height="false"/>
    </style:style>
    <style:style style:name="ro4" style:family="table-row">
      <style:table-row-properties style:row-height="0.61cm" fo:break-before="auto" style:use-optimal-row-height="false"/>
    </style:style>
    <style:style style:name="ro5" style:family="table-row">
      <style:table-row-properties style:row-height="0.649cm" fo:break-before="auto" style:use-optimal-row-height="false"/>
    </style:style>
    <style:style style:name="ro6" style:family="table-row">
      <style:table-row-properties style:row-height="0.688cm" fo:break-before="auto" style:use-optimal-row-height="false"/>
    </style:style>
    <style:style style:name="ro7" style:family="table-row">
      <style:table-row-properties style:row-height="0.661cm" fo:break-before="auto" style:use-optimal-row-height="false"/>
    </style:style>
    <style:style style:name="ro8" style:family="table-row">
      <style:table-row-properties style:row-height="0.534cm" fo:break-before="auto" style:use-optimal-row-height="false"/>
    </style:style>
    <style:style style:name="ro9" style:family="table-row">
      <style:table-row-properties style:row-height="0.725cm" fo:break-before="auto" style:use-optimal-row-height="false"/>
    </style:style>
    <style:style style:name="ro10" style:family="table-row">
      <style:table-row-properties style:row-height="0.635cm" fo:break-before="auto" style:use-optimal-row-height="false"/>
    </style:style>
    <style:style style:name="ro11" style:family="table-row">
      <style:table-row-properties style:row-height="0.582cm" fo:break-before="auto" style:use-optimal-row-height="false"/>
    </style:style>
    <style:style style:name="ro12" style:family="table-row">
      <style:table-row-properties style:row-height="0.452cm" fo:break-before="auto" style:use-optimal-row-height="true"/>
    </style:style>
    <style:style style:name="ro13" style:family="table-row">
      <style:table-row-properties style:row-height="0.452cm" fo:break-before="auto" style:use-optimal-row-height="false"/>
    </style:style>
    <style:style style:name="ro14" style:family="table-row">
      <style:table-row-properties style:row-height="1.595cm" fo:break-before="auto" style:use-optimal-row-height="false"/>
    </style:style>
    <style:style style:name="ro15" style:family="table-row">
      <style:table-row-properties style:row-height="0.6cm" fo:break-before="auto" style:use-optimal-row-height="true"/>
    </style:style>
    <style:style style:name="ta1" style:family="table" style:master-page-name="PageStyle_5f_BOT_20_Calcolatore">
      <style:table-properties table:display="true" style:writing-mode="lr-tb"/>
    </style:style>
    <style:style style:name="ta2"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e7e6e6"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8" style:family="table-cell" style:parent-style-name="Default">
      <style:table-cell-properties fo:border-bottom="none" fo:background-color="#e7e6e6" style:text-align-source="fix" style:repeat-content="false" fo:wrap-option="no-wrap" fo:border-left="none"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1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39"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33" style:family="table-cell" style:parent-style-name="Default">
      <style:table-cell-properties fo:background-color="#4472c4" style:text-align-source="fix" style:repeat-content="false" fo:border="1.5pt double-thin #000000" style:border-line-width="0.018cm 0.018cm 0.018cm" style:vertical-align="middle"/>
      <style:paragraph-properties fo:text-align="center"/>
      <style:text-properties fo:color="#ffffff" fo:font-weight="bold" style:font-weight-asian="bold" style:font-weight-complex="bold"/>
    </style:style>
    <style:style style:name="ce36" style:family="table-cell" style:parent-style-name="Default">
      <style:table-cell-properties fo:background-color="#e7e6e6" style:text-align-source="fix" style:repeat-content="false" fo:wrap-option="wrap" fo:border="1.5pt double-thin #000000" style:border-line-width="0.018cm 0.018cm 0.018cm" style:vertical-align="middle"/>
      <style:paragraph-properties fo:text-align="start" fo:margin-left="0cm"/>
    </style:style>
    <style:style style:name="ce35" style:family="table-cell" style:parent-style-name="Default">
      <style:table-cell-properties fo:wrap-option="wrap"/>
    </style:style>
    <style:style style:name="ce30"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50"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fo:background-color="#e7e6e6"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5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8"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195" style:family="table-cell" style:parent-style-name="Default" style:data-style-name="N258">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4" style:family="table-cell" style:parent-style-name="Default" style:data-style-name="N262">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4" style:family="table-cell" style:parent-style-name="Default" style:data-style-name="N1">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7" style:family="table-cell" style:parent-style-name="Default" style:data-style-name="N36">
      <style:table-cell-properties fo:background-color="#ffffff" style:diagonal-bl-tr="none" style:diagonal-tl-br="none" fo:border="0.74pt solid #000000" style:rotation-align="none"/>
    </style:style>
    <style:style style:name="ce88" style:family="table-cell" style:parent-style-name="Default" style:data-style-name="N258">
      <style:table-cell-properties fo:background-color="#ffffff" style:diagonal-bl-tr="none" style:diagonal-tl-br="none" fo:border="0.74pt solid #000000" style:rotation-align="none"/>
    </style:style>
    <style:style style:name="ce90" style:family="table-cell" style:parent-style-name="Default" style:data-style-name="N11">
      <style:table-cell-properties fo:background-color="#ffffff" style:diagonal-bl-tr="none" style:diagonal-tl-br="none" fo:border="0.74pt solid #000000" style:rotation-align="none"/>
    </style:style>
    <style:style style:name="ce91" style:family="table-cell" style:parent-style-name="Default" style:data-style-name="N219">
      <style:table-cell-properties fo:background-color="#ffffff" style:diagonal-bl-tr="none" style:diagonal-tl-br="none" fo:border="0.74pt solid #000000" style:rotation-align="none"/>
    </style:style>
    <style:style style:name="ce92" style:family="table-cell" style:parent-style-name="Default" style:data-style-name="N219">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96" style:family="table-cell" style:parent-style-name="Default" style:data-style-name="N260">
      <style:table-cell-properties fo:background-color="#deebf7" style:diagonal-bl-tr="none" style:diagonal-tl-br="none" fo:border="0.74pt solid #000000" style:rotation-align="none"/>
      <style:text-properties fo:color="#808080"/>
    </style:style>
    <style:style style:name="ce93" style:family="table-cell" style:parent-style-name="Default" style:data-style-name="N262">
      <style:table-cell-properties fo:background-color="#deebf7" style:diagonal-bl-tr="none" style:diagonal-tl-br="none" fo:border="0.74pt solid #000000" style:rotation-align="none"/>
      <style:text-properties fo:color="#808080"/>
    </style:style>
    <style:style style:name="ce94" style:family="table-cell" style:parent-style-name="Default">
      <style:table-cell-properties fo:background-color="#e7e6e6" style:rotation-align="none"/>
    </style:style>
    <style:style style:name="ce111" style:family="table-cell" style:parent-style-name="Default" style:data-style-name="N219">
      <style:table-cell-properties fo:background-color="#deebf7" style:diagonal-bl-tr="none" style:diagonal-tl-br="none" fo:border="0.74pt solid #000000" style:rotation-align="none"/>
      <style:text-properties fo:color="#808080"/>
    </style:style>
    <style:style style:name="ce79" style:family="table-cell" style:parent-style-name="Default" style:data-style-name="N219">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Default" style:data-style-name="N1">
      <style:table-cell-properties fo:background-color="#deebf7" style:diagonal-bl-tr="none" style:diagonal-tl-br="none" fo:border="0.74pt solid #000000" style:rotation-align="none"/>
      <style:text-properties fo:color="#808080"/>
    </style:style>
    <style:style style:name="ce81" style:family="table-cell" style:parent-style-name="Default" style:data-style-name="N258">
      <style:table-cell-properties fo:background-color="#e7e6e6" style:diagonal-bl-tr="none" style:diagonal-tl-br="none" fo:border="none" style:rotation-align="none"/>
      <style:text-properties fo:color="#808080"/>
    </style:style>
    <style:style style:name="ce83" style:family="table-cell" style:parent-style-name="Default" style:data-style-name="N252">
      <style:table-cell-properties fo:background-color="#deebf7" style:diagonal-bl-tr="none" style:diagonal-tl-br="none" fo:border="0.74pt solid #000000" style:rotation-align="none"/>
      <style:text-properties fo:color="#808080"/>
    </style:style>
    <style:style style:name="ce85"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219"/>
    <style:style style:name="ce102" style:family="table-cell" style:parent-style-name="Default" style:data-style-name="N11"/>
    <style:style style:name="ce103"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7"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18"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98"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08"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122"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4"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15" style:family="table-cell" style:parent-style-name="Default">
      <style:table-cell-properties fo:border-bottom="none" fo:background-color="#e7e6e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6"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21" style:family="table-cell" style:parent-style-name="Default">
      <style:table-cell-properties fo:border-bottom="none" fo:background-color="#e7e6e6" style:text-align-source="fix" style:repeat-content="false" fo:border-left="none" fo:border-right="1.5pt double-thin #000000" style:border-line-width-right="0.018cm 0.018cm 0.018cm" fo:border-top="1.5pt double-thin #000000" style:border-line-width-top="0.018cm 0.018cm 0.018cm" style:vertical-align="middle"/>
      <style:paragraph-properties fo:text-align="center"/>
    </style:style>
    <style:style style:name="ce12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8" style:family="table-cell" style:parent-style-name="Default">
      <style:table-cell-properties fo:background-color="#e7e6e6" style:text-align-source="fix" style:repeat-content="false" style:vertical-align="middle"/>
      <style:paragraph-properties fo:text-align="center"/>
    </style:style>
    <style:style style:name="ce144" style:family="table-cell" style:parent-style-name="Default">
      <style:table-cell-properties fo:background-color="#3465a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9" style:family="table-cell" style:parent-style-name="Default">
      <style:table-cell-properties fo:background-color="#ffd966"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table-cell-properties fo:background-color="#e7e6e6" style:text-align-source="fix" style:repeat-content="false" fo:border="none" style:vertical-align="middle"/>
      <style:paragraph-properties fo:text-align="center"/>
    </style:style>
    <style:style style:name="ce147" style:family="table-cell" style:parent-style-name="Default">
      <style:table-cell-properties fo:background-color="#3465a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9"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Default">
      <style:table-cell-properties fo:background-color="#ffd966"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2" style:family="table-cell" style:parent-style-name="Default">
      <style:table-cell-properties fo:background-color="#deebf7"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1" style:family="table-cell" style:parent-style-name="Default">
      <style:table-cell-properties fo:background-color="#ffffff" style:diagonal-bl-tr="none" style:diagonal-tl-br="none" fo:border="0.74pt solid #000000" style:rotation-align="none"/>
    </style:style>
    <style:style style:name="ce133"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4" style:family="table-cell" style:parent-style-name="Default" style:data-style-name="N0">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6"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fo:font-weight="bold" style:font-weight-asian="bold" style:font-weight-complex="bold"/>
    </style:style>
    <style:style style:name="ce158" style:family="table-cell" style:parent-style-name="Default" style:data-style-name="N36">
      <style:table-cell-properties fo:background-color="#ffffff" fo:border="0.74pt solid #000000" style:rotation-align="none"/>
    </style:style>
    <style:style style:name="ce159" style:family="table-cell" style:parent-style-name="Default" style:data-style-name="N0">
      <style:table-cell-properties fo:background-color="#ffffff" fo:border="0.74pt solid #000000" style:rotation-align="none"/>
    </style:style>
    <style:style style:name="ce141" style:family="table-cell" style:parent-style-name="Default" style:data-style-name="N11">
      <style:table-cell-properties fo:background-color="#ffffff" fo:border="0.74pt solid #000000" style:rotation-align="none"/>
    </style:style>
    <style:style style:name="ce143"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data-style-name="N258">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0"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order-bottom="none" fo:border-left="none" fo:border-right="1.5pt double-thin #000000" style:border-line-width-right="0.018cm 0.018cm 0.018cm" fo:border-top="none"/>
    </style:style>
    <style:style style:name="ce163" style:family="table-cell" style:parent-style-name="Default" style:data-style-name="N264">
      <style:table-cell-properties fo:background-color="#deebf7" style:diagonal-bl-tr="none" style:diagonal-tl-br="none" fo:border="0.74pt solid #000000" style:rotation-align="none"/>
      <style:text-properties fo:color="#808080"/>
    </style:style>
    <style:style style:name="ce168" style:family="table-cell" style:parent-style-name="Default" style:data-style-name="N219">
      <style:table-cell-properties fo:background-color="#deebf7" style:diagonal-bl-tr="none" style:diagonal-tl-br="none" fo:border="0.74pt solid #000000" style:rotation-align="none"/>
      <style:text-properties fo:color="#808080" fo:font-weight="bold" style:font-weight-asian="bold" style:font-weight-complex="bold"/>
    </style:style>
    <style:style style:name="ce169" style:family="table-cell" style:parent-style-name="Default">
      <style:table-cell-properties fo:background-color="#e7e6e6" style:text-align-source="fix" style:repeat-content="false" style:vertical-align="middle"/>
      <style:paragraph-properties fo:text-align="center"/>
    </style:style>
    <style:style style:name="ce178" style:family="table-cell" style:parent-style-name="Default">
      <style:table-cell-properties fo:border-bottom="none" fo:background-color="#e7e6e6" style:text-align-source="fix" style:repeat-content="false" fo:border-left="none" fo:border-right="1.5pt double-thin #000000" style:border-line-width-right="0.018cm 0.018cm 0.018cm" fo:border-top="none" style:vertical-align="middle"/>
      <style:paragraph-properties fo:text-align="center"/>
    </style:style>
    <style:style style:name="ce180" style:family="table-cell" style:parent-style-name="Default">
      <style:table-cell-properties fo:background-color="#e7e6e6"/>
    </style:style>
    <style:style style:name="ce179" style:family="table-cell" style:parent-style-name="Default">
      <style:table-cell-properties fo:border-bottom="none" fo:background-color="#e7e6e6" style:text-align-source="fix" style:repeat-content="false" fo:border-left="0.74pt solid #000000" fo:border-right="1.5pt double-thin #000000" style:border-line-width-right="0.018cm 0.018cm 0.018cm" fo:border-top="none" style:vertical-align="middle"/>
      <style:paragraph-properties fo:text-align="center"/>
    </style:style>
    <style:style style:name="ce172" style:family="table-cell" style:parent-style-name="Default">
      <style:table-cell-properties fo:border-bottom="0.74pt solid #000000" fo:background-color="#deebf7" style:text-align-source="fix" style:repeat-content="false" fo:border-left="0.74pt solid #000000" fo:border-right="1.5pt double-thin #000000" style:border-line-width-right="0.018cm 0.018cm 0.018cm" fo:border-top="0.74pt solid #000000" style:vertical-align="middle"/>
      <style:paragraph-properties fo:text-align="center"/>
      <style:text-properties fo:font-weight="bold" style:font-weight-asian="bold" style:font-weight-complex="bold"/>
    </style:style>
    <style:style style:name="ce183" style:family="table-cell" style:parent-style-name="Default">
      <style:table-cell-properties fo:background-color="#deebf7" fo:border="0.74pt solid #000000"/>
      <style:text-properties fo:font-weight="bold" style:font-weight-asian="bold" style:font-weight-complex="bold"/>
    </style:style>
    <style:style style:name="ce174" style:family="table-cell" style:parent-style-name="Default" style:data-style-name="N36">
      <style:table-cell-properties fo:background-color="#deebf7" fo:border="0.74pt solid #000000"/>
      <style:text-properties fo:color="#808080"/>
    </style:style>
    <style:style style:name="ce175" style:family="table-cell" style:parent-style-name="Default" style:data-style-name="N252">
      <style:table-cell-properties fo:background-color="#deebf7" fo:border="0.74pt solid #000000"/>
      <style:text-properties fo:color="#808080"/>
    </style:style>
    <style:style style:name="ce176" style:family="table-cell" style:parent-style-name="Default">
      <style:table-cell-properties fo:border-bottom="0.74pt solid #000000" fo:background-color="#deebf7" fo:border-left="0.74pt solid #000000" fo:border-right="1.5pt double-thin #000000" style:border-line-width-right="0.018cm 0.018cm 0.018cm" fo:border-top="0.74pt solid #000000"/>
      <style:text-properties fo:font-weight="bold" style:font-weight-asian="bold" style:font-weight-complex="bold"/>
    </style:style>
    <style:style style:name="ce177" style:family="table-cell" style:parent-style-name="Default" style:data-style-name="N252">
      <style:table-cell-properties fo:border-bottom="0.74pt solid #000000" fo:background-color="#deebf7" fo:border-left="0.74pt solid #000000" fo:border-right="1.5pt double-thin #000000" style:border-line-width-right="0.018cm 0.018cm 0.018cm" fo:border-top="0.74pt solid #000000"/>
      <style:text-properties fo:color="#808080"/>
    </style:style>
    <style:style style:name="ce265"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189" style:family="table-cell" style:parent-style-name="Default">
      <style:table-cell-properties fo:background-color="#ffbf00" fo:border="0.74pt solid #000000"/>
      <style:text-properties fo:font-weight="bold" style:font-weight-asian="bold" style:font-weight-complex="bold"/>
    </style:style>
    <style:style style:name="ce284" style:family="table-cell" style:parent-style-name="Default">
      <style:table-cell-properties fo:background-color="#deebf7" fo:border="0.74pt solid #000000"/>
      <style:text-properties style:font-name="Times New Roman"/>
    </style:style>
    <style:style style:name="ce285" style:family="table-cell" style:parent-style-name="Default" style:data-style-name="N0">
      <style:table-cell-properties fo:background-color="#deebf7"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86" style:family="table-cell" style:parent-style-name="Default">
      <style:table-cell-properties fo:background-color="#deebf7" style:diagonal-bl-tr="none" fo:border="0.74pt solid #000000"/>
      <style:text-properties style:font-name="Times New Roman"/>
    </style:style>
    <style:style style:name="ce287" style:family="table-cell" style:parent-style-name="Default">
      <style:table-cell-properties fo:background-color="#deebf7"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88" style:family="table-cell" style:parent-style-name="Default">
      <style:table-cell-properties fo:background-color="#deebf7"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89" style:family="table-cell" style:parent-style-name="Default" style:data-style-name="N150">
      <style:table-cell-properties fo:background-color="#deebf7" fo:border="0.74pt solid #000000"/>
    </style:style>
    <style:style style:name="ce297" style:family="table-cell" style:parent-style-name="Default" style:data-style-name="N36">
      <style:table-cell-properties fo:background-color="#deebf7" fo:border="0.74pt solid #000000"/>
    </style:style>
    <style:style style:name="ce298" style:family="table-cell" style:parent-style-name="Default" style:data-style-name="N194">
      <style:table-cell-properties fo:background-color="#deebf7" fo:border="0.74pt solid #000000"/>
    </style:style>
    <style:style style:name="ce300" style:family="table-cell" style:parent-style-name="Default" style:data-style-name="N11">
      <style:table-cell-properties fo:background-color="#deebf7" fo:border="0.74pt solid #000000"/>
    </style:style>
    <style:style style:name="ce301" style:family="table-cell" style:parent-style-name="Default" style:data-style-name="N36"/>
    <style:style style:name="ce302" style:family="table-cell" style:parent-style-name="Default" style:data-style-name="N0"/>
    <style:style style:name="ce306" style:family="table-cell" style:parent-style-name="Default" style:data-style-name="N219">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07" style:family="table-cell" style:parent-style-name="Default" style:data-style-name="N194">
      <style:table-cell-properties fo:background-color="#ffbf00" fo:border="0.74pt solid #000000"/>
      <style:text-properties fo:font-weight="bold" style:font-weight-asian="bold" style:font-weight-complex="bold"/>
    </style:style>
    <style:style style:name="ce308" style:family="table-cell" style:parent-style-name="Default" style:data-style-name="N2">
      <style:table-cell-properties fo:background-color="#deebf7" fo:border="0.74pt solid #000000"/>
    </style:style>
    <style:style style:name="ce309" style:family="table-cell" style:parent-style-name="Default" style:data-style-name="N219">
      <style:table-cell-properties fo:background-color="#ffbf00" fo:border="0.74pt solid #000000"/>
      <style:text-properties fo:font-weight="bold" style:font-weight-asian="bold" style:font-weight-complex="bold"/>
    </style:style>
    <style:style style:name="ce310" style:family="table-cell" style:parent-style-name="Default" style:data-style-name="N0">
      <style:table-cell-properties fo:background-color="#ffbf00" fo:border="0.74pt solid #000000"/>
      <style:text-properties fo:font-weight="bold" style:font-weight-asian="bold" style:font-weight-complex="bold"/>
    </style:style>
    <style:style style:name="ce20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4"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16" style:family="table-cell" style:parent-style-name="Default">
      <style:table-cell-properties fo:border="0.74pt solid #000000"/>
      <style:text-properties style:font-name="Times New Roman"/>
    </style:style>
    <style:style style:name="ce315"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317" style:family="table-cell" style:parent-style-name="Default">
      <style:table-cell-properties style:diagonal-bl-tr="none" fo:border="0.74pt solid #000000"/>
      <style:text-properties style:font-name="Times New Roman"/>
    </style:style>
    <style:style style:name="ce318" style:family="table-cell" style:parent-style-name="Default">
      <style:table-cell-properties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319" style:family="table-cell" style:parent-style-name="Default">
      <style:table-cell-properties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320" style:family="table-cell" style:parent-style-name="Default">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2"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321"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23"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326"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330" style:family="table-cell" style:parent-style-name="Default">
      <style:table-cell-properties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331"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3"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332"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4"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335"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1" style:family="table-cell" style:parent-style-name="Default" style:data-style-name="N258">
      <style:table-cell-properties style:text-align-source="fix" style:repeat-content="false" fo:border="0.74pt solid #000000"/>
      <style:paragraph-properties fo:text-align="center" fo:margin-left="0cm"/>
      <style:text-properties style:font-name="Times New Roman"/>
    </style:style>
    <style:style style:name="ce337" style:family="table-cell" style:parent-style-name="Default" style:data-style-name="N258">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342" style:family="table-cell" style:parent-style-name="Default" style:data-style-name="N258">
      <style:table-cell-properties style:diagonal-bl-tr="none" style:text-align-source="fix" style:repeat-content="false" fo:border="0.74pt solid #000000"/>
      <style:paragraph-properties fo:text-align="center" fo:margin-left="0cm"/>
      <style:text-properties style:font-name="Times New Roman"/>
    </style:style>
    <style:style style:name="ce343" style:family="table-cell" style:parent-style-name="Default" style:data-style-name="N258">
      <style:table-cell-properties style:text-align-source="fix" style:repeat-content="false" fo:border="0.74pt solid #000000"/>
      <style:paragraph-properties fo:text-align="center" fo:margin-left="0cm"/>
    </style:style>
    <style:style style:name="ce344"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5" style:family="table-cell" style:parent-style-name="Default">
      <style:table-cell-properties fo:border="0.74pt solid #000000"/>
    </style:style>
    <style:style style:name="ce249" style:family="table-cell" style:parent-style-name="Default" style:data-style-name="N150"/>
    <style:style style:name="ce244" style:family="table-cell" style:parent-style-name="Default">
      <style:table-cell-properties fo:background-color="#deebf7" fo:border="0.74pt solid #000000"/>
    </style:style>
    <style:style style:name="ce348" style:family="table-cell" style:parent-style-name="Default" style:data-style-name="N36">
      <style:table-cell-properties fo:border="0.74pt solid #000000"/>
    </style:style>
    <style:style style:name="ce327" style:family="table-cell" style:parent-style-name="Default" style:data-style-name="N36">
      <style:table-cell-properties fo:background-color="#ffbf00" fo:border="0.74pt solid #000000"/>
      <style:text-properties fo:font-weight="bold" style:font-weight-asian="bold" style:font-weight-complex="bold"/>
    </style:style>
    <style:style style:name="ce328" style:family="table-cell" style:parent-style-name="Default" style:data-style-name="N150">
      <style:table-cell-properties fo:border="0.74pt solid #000000"/>
    </style:style>
    <style:style style:name="ce329" style:family="table-cell" style:parent-style-name="Default" style:data-style-name="N0">
      <style:table-cell-properties fo:border="0.74pt solid #000000"/>
    </style:style>
    <style:style style:name="ce352" style:family="table-cell" style:parent-style-name="Default" style:data-style-name="N36">
      <style:table-cell-properties fo:background-color="#ffbf00" fo:border="0.74pt solid #000000"/>
    </style:style>
    <style:style style:name="ce353" style:family="table-cell" style:parent-style-name="Default" style:data-style-name="N36">
      <style:table-cell-properties fo:background-color="#deebf7" style:text-align-source="fix" style:repeat-content="false" fo:border="0.74pt solid #000000" style:vertical-align="middle"/>
      <style:paragraph-properties fo:text-align="center"/>
    </style:style>
    <style:style style:name="ce354" style:family="table-cell" style:parent-style-name="Default" style:data-style-name="N36">
      <style:table-cell-properties fo:border="0.74pt solid #000000"/>
      <style:text-properties style:text-line-through-style="solid" style:text-line-through-type="single"/>
    </style:style>
    <style:style style:name="ce355" style:family="table-cell" style:parent-style-name="Default">
      <style:table-cell-properties fo:background-color="#deebf7" style:text-align-source="fix" style:repeat-content="false" fo:border="0.74pt solid #000000" style:vertical-align="middle"/>
      <style:paragraph-properties fo:text-align="center"/>
    </style:style>
    <style:style style:name="ce356" style:family="table-cell" style:parent-style-name="Default" style:data-style-name="N36">
      <style:table-cell-properties fo:border="0.74pt solid #000000"/>
      <style:text-properties style:text-line-through-style="none" style:text-line-through-type="none"/>
    </style:style>
    <style:style style:name="ce357" style:family="table-cell" style:parent-style-name="Default">
      <style:table-cell-properties fo:background-color="#ffbf00" fo:border="0.74pt solid #000000"/>
    </style:style>
    <style:style style:name="ce358" style:family="table-cell" style:parent-style-name="Default">
      <style:table-cell-properties fo:border="0.74pt solid #000000"/>
      <style:text-properties style:text-line-through-style="solid" style:text-line-through-type="single"/>
    </style:style>
    <style:style style:name="ce359" style:family="table-cell" style:parent-style-name="Default">
      <style:table-cell-properties fo:border="0.74pt solid #000000"/>
      <style:text-properties style:text-line-through-style="none" style:text-line-through-type="none"/>
    </style:style>
    <style:style style:name="gr1" style:family="graphic">
      <style:graphic-properties draw:marker-start="Arrowheads_20_1" draw:marker-start-width="0.2cm" draw:marker-start-center="false" draw:fill="solid" draw:fill-color="#ffffc0" draw:auto-grow-height="true" draw:auto-grow-width="false" fo:min-height="2.53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2cm" draw:marker-start-center="false" draw:fill="solid" draw:fill-color="#ffffc0" draw:auto-grow-height="true" draw:auto-grow-width="false" fo:min-height="4.65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Arrowheads_20_1" draw:marker-start-width="0.2cm" draw:marker-start-center="false" draw:fill="solid" draw:fill-color="#ffffc0" draw:auto-grow-height="true" draw:auto-grow-width="false" fo:min-height="3.38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Arrowheads_20_1" draw:marker-start-width="0.2cm" draw:marker-start-center="false" draw:fill="solid" draw:fill-color="#ffffc0" draw:auto-grow-height="true" draw:auto-grow-width="false" fo:min-height="2.962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Arrowheads_20_1" draw:marker-start-width="0.2cm" draw:marker-start-center="false" draw:fill="solid" draw:fill-color="#ffffc0" draw:auto-grow-height="true" draw:auto-grow-width="false" fo:min-height="2.11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Arrowheads_20_1" draw:marker-start-width="0.2cm" draw:marker-start-center="false" draw:fill="solid" draw:fill-color="#ffffc0" draw:auto-grow-height="true" draw:auto-grow-width="false" fo:min-height="1.69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marker-start="Arrowheads_20_1" draw:marker-start-width="0.2cm" draw:marker-start-center="false" draw:fill="solid" draw:fill-color="#ffffc0" draw:auto-grow-height="true" draw:auto-grow-width="false" fo:min-height="13.53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marker-start="Arrowheads_20_1" draw:marker-start-width="0.2cm" draw:marker-start-center="false" draw:fill="solid" draw:fill-color="#ffffc0" draw:auto-grow-height="true" draw:auto-grow-width="false" fo:min-height="8.88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marker-start="Arrowheads_20_1" draw:marker-start-width="0.2cm" draw:marker-start-center="false" draw:fill="solid" draw:fill-color="#ffffc0" draw:auto-grow-height="true" draw:auto-grow-width="false" fo:min-height="6.76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marker-start="Arrowheads_20_1" draw:marker-start-width="0.2cm" draw:marker-start-center="false" draw:fill="solid" draw:fill-color="#ffffc0" draw:auto-grow-height="true" draw:auto-grow-width="false" fo:min-height="9.30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marker-start="Arrowheads_20_1" draw:marker-start-width="0.2cm" draw:marker-start-center="false" draw:fill="solid" draw:fill-color="#ffffc0" draw:auto-grow-height="true" draw:auto-grow-width="false" fo:min-height="8.03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marker-start="Arrowheads_20_1" draw:marker-start-width="0.2cm" draw:marker-start-center="false" draw:fill="solid" draw:fill-color="#ffffc0" draw:auto-grow-height="true" draw:auto-grow-width="false" fo:min-height="10.9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hidden" draw:shadow-offset-x="0.1cm" draw:shadow-offset-y="0.1cm" draw:caption-escape-direction="auto"/>
      <style:paragraph-properties style:writing-mode="lr-tb" fo:text-align="center"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graphic-properties draw:marker-start="Arrowheads_20_1" draw:marker-start-width="0.2cm" draw:marker-start-center="false" draw:fill="solid" draw:fill-color="#ffffc0" draw:auto-grow-height="true" draw:auto-grow-width="false" fo:min-height="3.80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graphic-properties draw:marker-start="Arrowheads_20_1" draw:marker-start-width="0.2cm" draw:marker-start-center="false" draw:fill="solid" draw:fill-color="#ffffc0" draw:auto-grow-height="true" draw:auto-grow-width="false" fo:min-height="10.15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graphic-properties draw:marker-start="Arrowheads_20_1" draw:marker-start-width="0.2cm" draw:marker-start-center="false" draw:fill="solid" draw:fill-color="#ffffc0" draw:auto-grow-height="true" draw:auto-grow-width="false" fo:min-height="5.92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graphic-properties draw:marker-start="Arrowheads_20_1" draw:marker-start-width="0.2cm" draw:marker-start-center="false" draw:fill="solid" draw:fill-color="#ffffc0" draw:auto-grow-height="true" draw:auto-grow-width="false" fo:min-height="8.46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graphic-properties draw:marker-start="Arrowheads_20_1" draw:marker-start-width="0.2cm" draw:marker-start-center="false" draw:fill="solid" draw:fill-color="#ffffc0" draw:auto-grow-height="true" draw:auto-grow-width="false" fo:min-height="4.23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graphic-properties draw:marker-start="Arrowheads_20_1" draw:marker-start-width="0.2cm" draw:marker-start-center="false" draw:fill="solid" draw:fill-color="#ffffc0" draw:auto-grow-height="true" draw:auto-grow-width="false" fo:min-height="7.61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graphic-properties draw:marker-start="Arrowheads_20_1" draw:marker-start-width="0.2cm" draw:marker-start-center="false" draw:fill="solid" draw:fill-color="#ffffc0" draw:auto-grow-height="true" draw:auto-grow-width="false" fo:min-height="5.07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graphic-properties draw:marker-start="Arrowheads_20_1" draw:marker-start-width="0.2cm" draw:marker-start-center="false" draw:fill="solid" draw:fill-color="#ffffc0" draw:auto-grow-height="true" draw:auto-grow-width="false" fo:min-height="6.34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center"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missioni (% sul Prezzo Acquisto)&quot;;&quot;Commissioni (% sul Prezzo Nominale)&quot;)" table:allow-empty-cell="false" table:display-list="sort-ascending" table:base-cell-address="'Calcolatore BOT'.B16">
          <table:error-message table:message-type="stop" table:display="true"/>
        </table:content-validation>
        <table:content-validation table:name="val2" table:condition="of:cell-content-is-in-list([$Emissioni.$A2:$Emissioni.$A19])" table:allow-empty-cell="false" table:display-list="unsorted" table:base-cell-address="'Calcolatore BOT'.C3">
          <table:error-message table:message-type="stop" table:display="true"/>
        </table:content-validation>
        <table:content-validation table:name="val3" table:base-cell-address="'Calcolatore BOT'.C6">
          <table:error-message table:message-type="stop" table:display="true"/>
        </table:content-validation>
        <table:content-validation table:name="val4" table:condition="of:cell-content-is-in-list(&quot;Annuale&quot;;&quot;Trimestrale&quot;)" table:allow-empty-cell="false" table:display-list="unsorted" table:base-cell-address="'Calcolatore BOT'.A6">
          <table:error-message table:message-type="stop" table:display="true"/>
        </table:content-validation>
        <table:content-validation table:name="val5" table:condition="of:cell-content-is-in-list([$Emissioni.$A2:$Emissioni.$A19])" table:allow-empty-cell="false" table:display-list="unsorted" table:base-cell-address="'Calendario Emissioni'.A4">
          <table:error-message table:message-type="stop" table:display="true"/>
        </table:content-validation>
      </table:content-validations>
      <table:table table:name="Calcolatore BO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number-columns-repeated="16370" table:default-cell-style-name="Default"/>
        <table:table-row table:style-name="ro1">
          <table:table-cell table:style-name="ce1" office:value-type="string" calcext:value-type="string" table:number-columns-spanned="12" table:number-rows-spanned="1">
            <text:p>Calcolatore BOT</text:p>
          </table:table-cell>
          <table:covered-table-cell table:number-columns-repeated="2" table:style-name="ce30"/>
          <table:covered-table-cell table:style-name="ce103"/>
          <table:covered-table-cell table:number-columns-repeated="8"/>
          <table:table-cell table:number-columns-repeated="16370"/>
        </table:table-row>
        <table:table-row table:style-name="ro1">
          <table:table-cell table:style-name="ce4" table:number-columns-spanned="12" table:number-rows-spanned="1"/>
          <table:covered-table-cell table:number-columns-repeated="2" table:style-name="ce32"/>
          <table:covered-table-cell table:style-name="ce104"/>
          <table:covered-table-cell table:style-name="ce121"/>
          <table:covered-table-cell table:number-columns-repeated="7"/>
          <table:table-cell table:number-columns-repeated="16370"/>
        </table:table-row>
        <table:table-row table:style-name="ro2">
          <table:table-cell table:style-name="ce5" office:value-type="string" calcext:value-type="string">
            <text:p>Cerca Titolo</text:p>
          </table:table-cell>
          <table:table-cell table:style-name="ce47" office:value-type="string" calcext:value-type="string">
            <office:annotation draw:style-name="gr1" draw:text-style-name="P2" svg:width="2.899cm" svg:height="2.739cm" svg:x="14.759cm" svg:y="0cm" draw:caption-point-x="-0.61cm" draw:caption-point-y="1.068cm">
              <dc:date>2024-03-16T00:00:00</dc:date>
              <text:p text:style-name="P1"><text:span text:style-name="T1">Scegli il BOT su cui vuoi eseguire i calcoli di acquisto e vendita. </text:span></text:p>
            </office:annotation>
            <text:p>Nome Titolo</text:p>
          </table:table-cell>
          <table:table-cell table:style-name="ce55" table:content-validation-name="val2" office:value-type="string" calcext:value-type="string">
            <text:p>Bot Zc Ap24 A Eur </text:p>
          </table:table-cell>
          <table:table-cell table:style-name="ce117"/>
          <table:table-cell table:style-name="ce5" office:value-type="string" calcext:value-type="string">
            <text:p>Portafoglio</text:p>
          </table:table-cell>
          <table:table-cell table:style-name="ce53" office:value-type="string" calcext:value-type="string">
            <office:annotation draw:style-name="gr2" draw:text-style-name="P2" svg:width="2.899cm" svg:height="4.854cm" svg:x="36.437cm" svg:y="0cm" draw:caption-point-x="-0.61cm" draw:caption-point-y="1.068cm">
              <dc:date>2024-03-19T00:00:00</dc:date>
              <text:p text:style-name="P1"><text:span text:style-name="T1">Minus valenza presenti nel tuo Zainetto Fiscale della Banca che potresti, eventualmente, recuperare con eventuali plus valenze sul Capitale.</text:span></text:p>
            </office:annotation>
            <text:p>Minusvalenze</text:p>
          </table:table-cell>
          <table:table-cell table:style-name="ce131" office:value-type="float" office:value="0" calcext:value-type="float">
            <text:p>0</text:p>
          </table:table-cell>
          <table:table-cell table:style-name="ce169"/>
          <table:table-cell table:style-name="ce172" office:value-type="string" calcext:value-type="string" table:number-columns-spanned="4" table:number-rows-spanned="1">
            <text:p>Flussi di Cassa</text:p>
          </table:table-cell>
          <table:covered-table-cell table:number-columns-repeated="3" table:style-name="ce183"/>
          <table:table-cell table:number-columns-repeated="16370"/>
        </table:table-row>
        <table:table-row table:style-name="ro1">
          <table:table-cell table:style-name="ce7" table:number-columns-spanned="8" table:number-rows-spanned="2"/>
          <table:covered-table-cell table:number-columns-repeated="2" table:style-name="ce49"/>
          <table:covered-table-cell table:style-name="ce118"/>
          <table:covered-table-cell table:style-name="ce128"/>
          <table:covered-table-cell table:number-columns-repeated="3"/>
          <table:table-cell table:style-name="ce183" office:value-type="string" calcext:value-type="string">
            <office:annotation draw:style-name="gr3" draw:text-style-name="P2" svg:width="2.899cm" svg:height="3.585cm" svg:x="45.156cm" svg:y="0.114cm" draw:caption-point-x="-0.61cm" draw:caption-point-y="1.51cm">
              <dc:date>2024-03-19T00:00:00</dc:date>
              <text:p text:style-name="P1"><text:span text:style-name="T1">Date dei Flussi di cassa che, per i BOT, sono essenzialmente due: data di acquisto e data di vendita o scadenza.</text:span></text:p>
            </office:annotation>
            <text:p>Data</text:p>
          </table:table-cell>
          <table:table-cell table:style-name="ce183" office:value-type="string" calcext:value-type="string">
            <office:annotation draw:style-name="gr1" draw:text-style-name="P2" svg:width="2.899cm" svg:height="2.739cm" svg:x="49.437cm" svg:y="0.114cm" draw:caption-point-x="-0.61cm" draw:caption-point-y="1.51cm">
              <dc:date>2024-03-19T00:00:00</dc:date>
              <text:p text:style-name="P1"><text:span text:style-name="T1">Sono i Flussi di Cassa che non tengono conto di commissioni, tassazione, e bollo.</text:span></text:p>
            </office:annotation>
            <text:p>Flusso Lordo</text:p>
          </table:table-cell>
          <table:table-cell table:style-name="ce183" office:value-type="string" calcext:value-type="string">
            <office:annotation draw:style-name="gr4" draw:text-style-name="P2" svg:width="2.899cm" svg:height="3.162cm" svg:x="54.252cm" svg:y="0.114cm" draw:caption-point-x="-0.61cm" draw:caption-point-y="1.51cm">
              <dc:date>2024-03-19T00:00:00</dc:date>
              <text:p text:style-name="P1"><text:span text:style-name="T1">Sono i Flussi di Cassa che tengono conto di commissioni e tassazione, ma non del bollo.</text:span></text:p>
            </office:annotation>
            <text:p>Flusso Netto Spese</text:p>
          </table:table-cell>
          <table:table-cell table:style-name="ce176" office:value-type="string" calcext:value-type="string">
            <office:annotation draw:style-name="gr1" draw:text-style-name="P2" svg:width="2.899cm" svg:height="2.739cm" svg:x="62.195cm" svg:y="0.114cm" draw:caption-point-x="-0.61cm" draw:caption-point-y="1.51cm">
              <dc:date>2024-03-19T00:00:00</dc:date>
              <text:p text:style-name="P1"><text:span text:style-name="T1">Sono i Flussi di Cassa che tengono conto di commissioni, <text:s/>tassazione e bollo.</text:span></text:p>
            </office:annotation>
            <text:p>Flusso Netto Spese e Imposta di Bollo</text:p>
          </table:table-cell>
          <table:table-cell table:number-columns-repeated="16370"/>
        </table:table-row>
        <table:table-row table:style-name="ro1">
          <table:covered-table-cell table:style-name="ce8"/>
          <table:covered-table-cell table:number-columns-repeated="2" table:style-name="ce49"/>
          <table:covered-table-cell table:style-name="ce118"/>
          <table:covered-table-cell table:style-name="ce128"/>
          <table:covered-table-cell table:number-columns-repeated="3"/>
          <table:table-cell table:style-name="ce174" table:formula="of:=[.C14]" office:value-type="date" office:date-value="2023-04-14" calcext:value-type="date">
            <text:p>14/04/2023</text:p>
          </table:table-cell>
          <table:table-cell table:style-name="ce175" table:formula="of:=-[.C25]" office:value-type="currency" office:currency="EUR" office:value="-4834.3" calcext:value-type="currency">
            <text:p>-€ 4.834,30</text:p>
          </table:table-cell>
          <table:table-cell table:style-name="ce175" table:formula="of:=-[.C30]" office:value-type="currency" office:currency="EUR" office:value="-4862.5125" calcext:value-type="currency">
            <text:p>-€ 4.862,51</text:p>
          </table:table-cell>
          <table:table-cell table:style-name="ce177" table:formula="of:=-[.C30]" office:value-type="currency" office:currency="EUR" office:value="-4862.5125" calcext:value-type="currency">
            <text:p>-€ 4.862,51</text:p>
          </table:table-cell>
          <table:table-cell table:number-columns-repeated="16370"/>
        </table:table-row>
        <table:table-row table:style-name="ro3">
          <table:table-cell table:style-name="ce10" office:value-type="string" calcext:value-type="string" table:number-columns-spanned="1" table:number-rows-spanned="7">
            <text:p>Anagrafica Titolo</text:p>
          </table:table-cell>
          <table:table-cell table:style-name="ce50" office:value-type="string" calcext:value-type="string">
            <office:annotation draw:style-name="gr5" draw:text-style-name="P2" svg:width="2.899cm" svg:height="2.316cm" svg:x="14.759cm" svg:y="1.172cm" draw:caption-point-x="-0.61cm" draw:caption-point-y="1.51cm">
              <dc:date>2024-03-16T00:00:00</dc:date>
              <text:p text:style-name="P1"><text:span text:style-name="T1">È un codice internazionale che identifica univocamente il BOT. </text:span></text:p>
            </office:annotation>
            <text:p>ISIN</text:p>
          </table:table-cell>
          <table:table-cell table:style-name="ce58" table:content-validation-name="val3" table:formula="of:=VLOOKUP([.C3];[$Emissioni.A:$Emissioni.E];2;FALSE())" office:value-type="string" office:string-value="IT0005542516" calcext:value-type="string">
            <text:p>IT0005542516</text:p>
          </table:table-cell>
          <table:table-cell table:style-name="ce98" table:number-columns-spanned="1" table:number-rows-spanned="4"/>
          <table:table-cell table:style-name="ce10" office:value-type="string" calcext:value-type="string" table:number-columns-spanned="1" table:number-rows-spanned="4">
            <text:p>Tassazione e Bollo</text:p>
          </table:table-cell>
          <table:table-cell table:style-name="ce50" office:value-type="string" calcext:value-type="string">
            <office:annotation draw:style-name="gr5" draw:text-style-name="P2" svg:width="2.899cm" svg:height="2.316cm" svg:x="36.437cm" svg:y="1.172cm" draw:caption-point-x="-0.61cm" draw:caption-point-y="1.51cm">
              <dc:date>2024-03-17T00:00:00</dc:date>
              <text:p text:style-name="P1"><text:span text:style-name="T1">L’imposta di legge per i BOT è fissata dallo Stato Italiano al 12,5%.</text:span></text:p>
            </office:annotation>
            <text:p>Imposta </text:p>
          </table:table-cell>
          <table:table-cell table:style-name="ce133" office:value-type="percentage" office:value="0.125" calcext:value-type="percentage">
            <text:p>12,50%</text:p>
          </table:table-cell>
          <table:table-cell table:style-name="ce169"/>
          <table:table-cell table:style-name="ce174" table:formula="of:=IF([.G15]=&quot;&quot;;[.C9];[.G15])" office:value-type="date" office:date-value="2024-04-12" calcext:value-type="date">
            <text:p>12/04/2024</text:p>
          </table:table-cell>
          <table:table-cell table:style-name="ce175" table:formula="of:=[.G25]" office:value-type="currency" office:currency="EUR" office:value="5000" calcext:value-type="currency">
            <text:p>€ 5.000,00</text:p>
          </table:table-cell>
          <table:table-cell table:style-name="ce175" table:formula="of:=[.G39]" office:value-type="currency" office:currency="EUR" office:value="5000" calcext:value-type="currency">
            <text:p>€ 5.000,00</text:p>
          </table:table-cell>
          <table:table-cell table:style-name="ce177" table:formula="of:=[.G39]-[.C34]" office:value-type="currency" office:currency="EUR" office:value="4990.1657" calcext:value-type="currency">
            <text:p>€ 4.990,17</text:p>
          </table:table-cell>
          <table:table-cell table:number-columns-repeated="16370"/>
        </table:table-row>
        <table:table-row table:style-name="ro4">
          <table:covered-table-cell table:style-name="ce12"/>
          <table:table-cell table:style-name="ce50" office:value-type="string" calcext:value-type="string">
            <office:annotation draw:style-name="gr1" draw:text-style-name="P2" svg:width="2.899cm" svg:height="2.739cm" svg:x="14.759cm" svg:y="1.746cm" draw:caption-point-x="-0.61cm" draw:caption-point-y="1.51cm">
              <dc:date>2024-03-16T00:00:00</dc:date>
              <text:p text:style-name="P1"><text:span text:style-name="T1">È la Data in cui il BOT viene emesso sul mercato per la prima volta dopo l’Asta.</text:span></text:p>
            </office:annotation>
            <text:p>Data Emissione</text:p>
          </table:table-cell>
          <table:table-cell table:style-name="ce72" table:formula="of:==IF([.C3]=&quot;&quot;;0;VLOOKUP([.C3];[$Emissioni.A:$Emissioni.E];3;FALSE()))" office:value-type="date" office:date-value="2023-04-14" calcext:value-type="date">
            <text:p>14/04/2023</text:p>
          </table:table-cell>
          <table:covered-table-cell table:style-name="ce118"/>
          <table:covered-table-cell table:style-name="ce5"/>
          <table:table-cell table:style-name="ce129" office:value-type="string" calcext:value-type="string">
            <office:annotation draw:style-name="gr1" draw:text-style-name="P2" svg:width="2.899cm" svg:height="2.739cm" svg:x="36.437cm" svg:y="1.746cm" draw:caption-point-x="-0.61cm" draw:caption-point-y="1.51cm">
              <dc:date>2024-03-17T00:00:00</dc:date>
              <text:p text:style-name="P1"><text:span text:style-name="T1">Specifica qui se la tua Banca calcola il Bollo su base Annuale o Trimestrale.</text:span></text:p>
            </office:annotation>
            <text:p>Periodicità Imposta di Bollo</text:p>
          </table:table-cell>
          <table:table-cell table:style-name="ce134" table:content-validation-name="val4" office:value-type="string" calcext:value-type="string">
            <text:p>Trimestrale</text:p>
          </table:table-cell>
          <table:table-cell table:style-name="ce178" table:number-columns-spanned="5" table:number-rows-spanned="3"/>
          <table:covered-table-cell table:number-columns-repeated="4" table:style-name="ce180"/>
          <table:table-cell table:number-columns-repeated="16370"/>
        </table:table-row>
        <table:table-row table:style-name="ro4">
          <table:covered-table-cell table:style-name="ce12"/>
          <table:table-cell table:style-name="ce50" office:value-type="string" calcext:value-type="string">
            <office:annotation draw:style-name="gr1" draw:text-style-name="P2" svg:width="2.899cm" svg:height="2.739cm" svg:x="14.759cm" svg:y="2.356cm" draw:caption-point-x="-0.61cm" draw:caption-point-y="1.51cm">
              <dc:date>2024-03-16T00:00:00</dc:date>
              <text:p text:style-name="P1"><text:span text:style-name="T1">È il Prezzo a cui <text:s/>il Ministero del Tesoro emette il BOT sul mercato per la prima volta.</text:span></text:p>
            </office:annotation>
            <text:p>Prezzo Emissione</text:p>
          </table:table-cell>
          <table:table-cell table:style-name="ce195" table:formula="of:==IF([.C3]=&quot;&quot;;0;VLOOKUP([.C3];[$Emissioni.A:$Emissioni.E];4;FALSE()))" office:value-type="currency" office:currency="EUR" office:value="96.686" calcext:value-type="currency">
            <text:p>€ 96,686</text:p>
          </table:table-cell>
          <table:covered-table-cell table:style-name="ce118"/>
          <table:covered-table-cell table:style-name="ce5"/>
          <table:table-cell table:style-name="ce50" office:value-type="string" calcext:value-type="string">
            <office:annotation draw:style-name="gr6" draw:text-style-name="P2" svg:width="2.899cm" svg:height="1.893cm" svg:x="36.437cm" svg:y="2.356cm" draw:caption-point-x="-0.61cm" draw:caption-point-y="1.51cm">
              <dc:date>2024-03-17T00:00:00</dc:date>
              <text:p text:style-name="P1"><text:span text:style-name="T1">L’imposta di Bollo, per legge, è fissata allo 0,20%.</text:span></text:p>
            </office:annotation>
            <text:p>Imposta di Bollo</text:p>
          </table:table-cell>
          <table:table-cell table:style-name="ce133" office:value-type="percentage" office:value="0.002" calcext:value-type="percentage">
            <text:p>0,20%</text:p>
          </table:table-cell>
          <table:covered-table-cell table:number-columns-repeated="5" table:style-name="ce180"/>
          <table:table-cell table:number-columns-repeated="16370"/>
        </table:table-row>
        <table:table-row table:style-name="ro4">
          <table:covered-table-cell table:style-name="ce12"/>
          <table:table-cell table:style-name="ce50" office:value-type="string" calcext:value-type="string">
            <office:annotation draw:style-name="gr7" draw:text-style-name="P2" svg:width="2.899cm" svg:height="1.799cm" svg:x="14.759cm" svg:y="2.966cm" draw:caption-point-x="-0.61cm" draw:caption-point-y="1.51cm">
              <dc:date>2024-03-16T00:00:00</dc:date>
              <text:p text:style-name="P1"><text:span text:style-name="T1">È la Data di Scadenza del BOT.</text:span></text:p>
            </office:annotation>
            <text:p>Data Scadenza</text:p>
          </table:table-cell>
          <table:table-cell table:style-name="ce72" table:formula="of:==IF([.C3]=&quot;&quot;;0;VLOOKUP([.C3];[$Emissioni.A:$Emissioni.E];5;FALSE()))" office:value-type="date" office:date-value="2024-04-12" calcext:value-type="date">
            <text:p>12/04/2024</text:p>
          </table:table-cell>
          <table:covered-table-cell table:style-name="ce118"/>
          <table:covered-table-cell table:style-name="ce5"/>
          <table:table-cell table:style-name="ce50" office:value-type="string" calcext:value-type="string">
            <office:annotation draw:style-name="gr8" draw:text-style-name="P2" svg:width="2.899cm" svg:height="13.737cm" svg:x="36.437cm" svg:y="2.966cm" draw:caption-point-x="-0.61cm" draw:caption-point-y="1.51cm">
              <dc:date>2024-03-21T00:00:00</dc:date>
              <text:p text:style-name="P1"><text:span text:style-name="T1">È possibile evitare di pagare tasse sulle plus valenze sul capitale sia di BOT che di altri strumenti finanziari (es. azioni) utilizzando le <text:s/>minus-valenze dei BOT. Tuttavia, la tassazione dei BOT è del 12.5% mentre altri strumenti finanziari (che non sono Titoli di Stato) sono tassati al 26%. Questo valore serve per livellare la minus-valenza del BOT sullo stesso livello di tassazione degli altri strumenti finanziari.</text:span></text:p>
            </office:annotation>
            <text:p>Riduzione Imponibile TdS</text:p>
          </table:table-cell>
          <table:table-cell table:style-name="ce136" office:value-type="percentage" office:value="0.4808" calcext:value-type="percentage">
            <text:p>48,08%</text:p>
          </table:table-cell>
          <table:covered-table-cell table:number-columns-repeated="5" table:style-name="ce180"/>
          <table:table-cell table:number-columns-repeated="16370"/>
        </table:table-row>
        <table:table-row table:style-name="ro3">
          <table:covered-table-cell table:style-name="ce12"/>
          <table:table-cell table:style-name="ce50" office:value-type="string" calcext:value-type="string">
            <office:annotation draw:style-name="gr1" draw:text-style-name="P2" svg:width="2.899cm" svg:height="2.739cm" svg:x="14.759cm" svg:y="3.576cm" draw:caption-point-x="-0.61cm" draw:caption-point-y="1.51cm">
              <dc:date>2024-03-16T00:00:00</dc:date>
              <text:p text:style-name="P1"><text:span text:style-name="T1">È la differenza tra il valore nominale di un BOT (100) e il suo Prezzo di Emissione.</text:span></text:p>
            </office:annotation>
            <text:p>Disaggio Lordo Emissione</text:p>
          </table:table-cell>
          <table:table-cell table:style-name="ce84" table:formula="of:=100-[.C8]" office:value-type="currency" office:currency="EUR" office:value="3.31399999999999" calcext:value-type="currency">
            <text:p>€ 3,31400</text:p>
          </table:table-cell>
          <table:table-cell table:style-name="ce108" table:number-columns-spanned="9" table:number-rows-spanned="3"/>
          <table:covered-table-cell table:style-name="ce123"/>
          <table:covered-table-cell table:number-columns-repeated="7"/>
          <table:table-cell table:number-columns-repeated="16370"/>
        </table:table-row>
        <table:table-row table:style-name="ro5">
          <table:covered-table-cell table:style-name="ce12"/>
          <table:table-cell table:style-name="ce50" office:value-type="string" calcext:value-type="string">
            <office:annotation draw:style-name="gr6" draw:text-style-name="P2" svg:width="2.899cm" svg:height="1.893cm" svg:x="14.759cm" svg:y="4.15cm" draw:caption-point-x="-0.61cm" draw:caption-point-y="1.51cm">
              <dc:date>2024-03-16T00:00:00</dc:date>
              <text:p text:style-name="P1"><text:span text:style-name="T1">Ultima quotazione rilevata del BOT.</text:span></text:p>
            </office:annotation>
            <text:p>Quotazione</text:p>
          </table:table-cell>
          <table:table-cell table:style-name="ce195" table:formula="of:==IF([.C3]=&quot;&quot;;0;VLOOKUP([.C3];[$Quotazioni.A:$Quotazioni.C];3;FALSE()))" office:value-type="currency" office:currency="EUR" office:value="99.844" calcext:value-type="currency">
            <text:p>€ 99,844</text:p>
          </table:table-cell>
          <table:covered-table-cell table:style-name="ce118"/>
          <table:covered-table-cell table:style-name="ce12"/>
          <table:covered-table-cell table:number-columns-repeated="7"/>
          <table:table-cell table:number-columns-repeated="16370"/>
        </table:table-row>
        <table:table-row table:style-name="ro6">
          <table:covered-table-cell table:style-name="ce10"/>
          <table:table-cell table:style-name="ce50" office:value-type="string" calcext:value-type="string">
            <office:annotation draw:style-name="gr3" draw:text-style-name="P2" svg:width="2.899cm" svg:height="3.585cm" svg:x="14.759cm" svg:y="4.799cm" draw:caption-point-x="-0.61cm" draw:caption-point-y="1.51cm">
              <dc:date>2024-03-16T00:00:00</dc:date>
              <text:p text:style-name="P1"><text:span text:style-name="T1">È la durata del BOT in giorni, ossia il numero di giorni tra la Data di Emissione e la Data di Scadenza.</text:span></text:p>
            </office:annotation>
            <text:p>Durata (giorni)</text:p>
          </table:table-cell>
          <table:table-cell table:style-name="ce74" table:formula="of:=[.C9]-[.C7]" office:value-type="float" office:value="364" calcext:value-type="float">
            <text:p>364</text:p>
          </table:table-cell>
          <table:covered-table-cell table:style-name="ce118"/>
          <table:covered-table-cell table:style-name="ce10"/>
          <table:covered-table-cell table:number-columns-repeated="7"/>
          <table:table-cell table:number-columns-repeated="16370"/>
        </table:table-row>
        <table:table-row table:style-name="ro1">
          <table:table-cell table:style-name="ce11" table:number-columns-spanned="12" table:number-rows-spanned="1"/>
          <table:covered-table-cell table:number-columns-repeated="2" table:style-name="ce49"/>
          <table:covered-table-cell table:style-name="ce118"/>
          <table:covered-table-cell table:style-name="ce138"/>
          <table:covered-table-cell table:number-columns-repeated="2"/>
          <table:covered-table-cell table:style-name="ce179"/>
          <table:covered-table-cell table:number-columns-repeated="4"/>
          <table:table-cell table:number-columns-repeated="16370"/>
        </table:table-row>
        <table:table-row table:style-name="ro6">
          <table:table-cell table:style-name="ce5" office:value-type="string" calcext:value-type="string" table:number-columns-spanned="1" table:number-rows-spanned="10">
            <text:p>Dati Acquisto</text:p>
          </table:table-cell>
          <table:table-cell table:style-name="ce53" office:value-type="string" calcext:value-type="string">
            <office:annotation draw:style-name="gr9" draw:text-style-name="P2" svg:width="2.899cm" svg:height="9.084cm" svg:x="14.759cm" svg:y="6.016cm" draw:caption-point-x="-0.61cm" draw:caption-point-y="1.51cm">
              <dc:date>2024-03-17T00:00:00</dc:date>
              <text:p text:style-name="P1"><text:span text:style-name="T1">È la Data di Regolamento del BOT, ossia la Data in cui è da considerarsi ufficialmente acquistato. Se si prenota il BOT in Asta questa data è uguale alla Data di Emissione. Se si acquista il BOT sul MOT allora è 2 giorni successivi (di Borsa) alla data in cui l’ordine di acquisto viene eseguito. </text:span></text:p>
            </office:annotation>
            <text:p>Data Acquisto (Regolamento)</text:p>
          </table:table-cell>
          <table:table-cell table:style-name="ce87" office:value-type="date" office:date-value="2023-04-14" calcext:value-type="date">
            <text:p>14/04/2023</text:p>
          </table:table-cell>
          <table:table-cell table:style-name="ce122" table:number-columns-spanned="1" table:number-rows-spanned="10"/>
          <table:table-cell table:style-name="ce144" office:value-type="string" calcext:value-type="string" table:number-columns-spanned="3" table:number-rows-spanned="1">
            <text:p>Da Compilare solo in caso di Vendita prima della Scadenza</text:p>
          </table:table-cell>
          <table:covered-table-cell table:number-columns-repeated="2"/>
          <table:table-cell table:style-name="ce178" table:number-columns-spanned="5" table:number-rows-spanned="10"/>
          <table:covered-table-cell table:number-columns-repeated="4"/>
          <table:table-cell table:number-columns-repeated="16370"/>
        </table:table-row>
        <table:table-row table:style-name="ro6">
          <table:covered-table-cell table:style-name="ce12"/>
          <table:table-cell table:style-name="ce53" office:value-type="string" calcext:value-type="string">
            <office:annotation draw:style-name="gr10" draw:text-style-name="P2" svg:width="2.899cm" svg:height="6.969cm" svg:x="14.759cm" svg:y="6.704cm" draw:caption-point-x="-0.61cm" draw:caption-point-y="1.51cm">
              <dc:date>2024-03-17T00:00:00</dc:date>
              <text:p text:style-name="P1"><text:span text:style-name="T1">È il Prezzo a cui si acquista il singolo BOT. Se il BOT viene acquistato in Asta allora coincide con il Prezzo di Emissione, altrimenti sarà il Prezzo a cui viene scambiato il titolo il giorno del Regolamento.</text:span></text:p>
            </office:annotation>
            <text:p>Prezzo Acquisto</text:p>
          </table:table-cell>
          <table:table-cell table:style-name="ce88" office:value-type="currency" office:currency="EUR" office:value="96.686" calcext:value-type="currency">
            <text:p>€ 96,686</text:p>
          </table:table-cell>
          <table:covered-table-cell table:style-name="ce114"/>
          <table:table-cell table:style-name="ce139" office:value-type="string" calcext:value-type="string" table:number-columns-spanned="1" table:number-rows-spanned="9">
            <text:p>Dati Vendita</text:p>
          </table:table-cell>
          <table:table-cell table:style-name="ce59" office:value-type="string" calcext:value-type="string">
            <office:annotation draw:style-name="gr10" draw:text-style-name="P2" svg:width="2.899cm" svg:height="6.969cm" svg:x="36.437cm" svg:y="6.704cm" draw:caption-point-x="-0.61cm" draw:caption-point-y="1.51cm">
              <dc:date>2024-03-17T00:00:00</dc:date>
              <text:p text:style-name="P1"><text:span text:style-name="T1">È la Data di Regolamento del BOT, ossia la Data in cui è da considerarsi ufficialmente venduto. Un lotto di BOT è ufficialmente venduto 2 giorni successivi (di Borsa) alla data in cui l’ordine di acquisto viene eseguito. </text:span></text:p>
            </office:annotation>
            <text:p>Data Vendita (Regolamento)</text:p>
          </table:table-cell>
          <table:table-cell table:style-name="ce158"/>
          <table:covered-table-cell table:number-columns-repeated="5"/>
          <table:table-cell table:number-columns-repeated="16370"/>
        </table:table-row>
        <table:table-row table:style-name="ro5">
          <table:covered-table-cell table:style-name="ce12"/>
          <table:table-cell table:style-name="ce53" table:content-validation-name="val1" office:value-type="string" calcext:value-type="string">
            <office:annotation draw:style-name="gr11" draw:text-style-name="P2" svg:width="2.899cm" svg:height="9.507cm" svg:x="14.759cm" svg:y="7.392cm" draw:caption-point-x="-0.61cm" draw:caption-point-y="1.51cm">
              <dc:date>2024-03-16T00:00:00</dc:date>
              <text:p text:style-name="P1"><text:span text:style-name="T1">È la commissione in percentuale che la Banca incassa per l’acquisto del BOT. Se il BOT è acquistato in Asta esistono dei tetti fissati per legge e la percentuale è calcolata sul Prezzo Nominale. Se si acquista sul MOT la Banca fissa la commissione calcolata sul Prezzo di Acquisto.</text:span></text:p>
            </office:annotation>
            <text:p>Commissioni (% sul Prezzo Nominale)</text:p>
          </table:table-cell>
          <table:table-cell table:style-name="ce90" office:value-type="percentage" office:value="0.0015" calcext:value-type="percentage">
            <text:p>0,15%</text:p>
          </table:table-cell>
          <table:covered-table-cell table:style-name="ce114"/>
          <table:covered-table-cell table:style-name="ce139"/>
          <table:table-cell table:style-name="ce59" office:value-type="string" calcext:value-type="string">
            <office:annotation draw:style-name="gr7" draw:text-style-name="P2" svg:width="2.899cm" svg:height="1.799cm" svg:x="36.437cm" svg:y="7.392cm" draw:caption-point-x="-0.61cm" draw:caption-point-y="1.51cm">
              <dc:date>2024-03-17T00:00:00</dc:date>
              <text:p text:style-name="P1"><text:span text:style-name="T1">È il Prezzo a cui si vende il singolo BOT. </text:span></text:p>
            </office:annotation>
            <text:p>Prezzo Vendita</text:p>
          </table:table-cell>
          <table:table-cell table:style-name="ce159"/>
          <table:covered-table-cell table:number-columns-repeated="5"/>
          <table:table-cell table:number-columns-repeated="16370"/>
        </table:table-row>
        <table:table-row table:style-name="ro6">
          <table:covered-table-cell table:style-name="ce12"/>
          <table:table-cell table:style-name="ce53" office:value-type="string" calcext:value-type="string">
            <office:annotation draw:style-name="gr3" draw:text-style-name="P2" svg:width="2.899cm" svg:height="3.585cm" svg:x="14.759cm" svg:y="8.041cm" draw:caption-point-x="-0.61cm" draw:caption-point-y="1.51cm">
              <dc:date>2024-03-17T00:00:00</dc:date>
              <text:p text:style-name="P1"><text:span text:style-name="T1">Limite inferiore per la commissione se acquisti su MOT. Se acquisti in Asta questo valore è 0.</text:span></text:p>
            </office:annotation>
            <text:p>Min. Commissioni</text:p>
          </table:table-cell>
          <table:table-cell table:style-name="ce91" office:value-type="currency" office:currency="EUR" office:value="0" calcext:value-type="currency">
            <text:p>€ 0,00</text:p>
          </table:table-cell>
          <table:covered-table-cell table:style-name="ce114"/>
          <table:covered-table-cell table:style-name="ce139"/>
          <table:table-cell table:style-name="ce59" office:value-type="string" calcext:value-type="string">
            <office:annotation draw:style-name="gr5" draw:text-style-name="P2" svg:width="2.899cm" svg:height="2.316cm" svg:x="36.437cm" svg:y="8.041cm" draw:caption-point-x="-0.61cm" draw:caption-point-y="1.51cm">
              <dc:date>2024-03-17T00:00:00</dc:date>
              <text:p text:style-name="P1"><text:span text:style-name="T1">Commissioni da pagare alla Banca in % sul Prezzo di Vendita.</text:span></text:p>
            </office:annotation>
            <text:p>Commissioni (% sul Prezzo Vendita)</text:p>
          </table:table-cell>
          <table:table-cell table:style-name="ce141"/>
          <table:covered-table-cell table:number-columns-repeated="5"/>
          <table:table-cell table:number-columns-repeated="16370"/>
        </table:table-row>
        <table:table-row table:style-name="ro3">
          <table:covered-table-cell table:style-name="ce12"/>
          <table:table-cell table:style-name="ce53" office:value-type="string" calcext:value-type="string">
            <office:annotation draw:style-name="gr12" draw:text-style-name="P2" svg:width="2.899cm" svg:height="8.238cm" svg:x="14.759cm" svg:y="8.729cm" draw:caption-point-x="-0.61cm" draw:caption-point-y="1.51cm">
              <dc:date>2024-03-17T00:00:00</dc:date>
              <text:p text:style-name="P1"><text:span text:style-name="T1">È il limite superiore che la Banca fissa per le commissioni quando acquisti su MOT. Se la Banca non ha un limite superiore inserisci il valore INF. Se acquisti in Asta non ci sono limiti superiori e dovrai metter INF in questo campo.</text:span></text:p>
            </office:annotation>
            <text:p>Max. Commissioni</text:p>
          </table:table-cell>
          <table:table-cell table:style-name="ce92" office:value-type="string" calcext:value-type="string">
            <text:p>INF</text:p>
          </table:table-cell>
          <table:covered-table-cell table:style-name="ce114"/>
          <table:covered-table-cell table:style-name="ce139"/>
          <table:table-cell table:style-name="ce53" office:value-type="string" calcext:value-type="string">
            <office:annotation draw:style-name="gr6" draw:text-style-name="P2" svg:width="2.899cm" svg:height="1.893cm" svg:x="36.437cm" svg:y="8.729cm" draw:caption-point-x="-0.61cm" draw:caption-point-y="1.51cm">
              <dc:date>2024-03-17T00:00:00</dc:date>
              <text:p text:style-name="P1"><text:span text:style-name="T1">Limite inferiore per le commissioni in fase di vendita.</text:span></text:p>
            </office:annotation>
            <text:p>Min. Commissioni</text:p>
          </table:table-cell>
          <table:table-cell table:style-name="ce92"/>
          <table:covered-table-cell table:number-columns-repeated="5"/>
          <table:table-cell/>
          <table:table-cell table:style-name="ce89"/>
          <table:table-cell table:number-columns-repeated="16368"/>
        </table:table-row>
        <table:table-row table:style-name="ro3">
          <table:covered-table-cell table:style-name="ce12"/>
          <table:table-cell table:style-name="ce53" office:value-type="string" calcext:value-type="string">
            <office:annotation draw:style-name="gr13" draw:text-style-name="P2" svg:width="2.899cm" svg:height="11.199cm" svg:x="14.759cm" svg:y="9.302cm" draw:caption-point-x="-0.61cm" draw:caption-point-y="1.51cm">
              <dc:date>2024-03-17T00:00:00</dc:date>
              <text:p text:style-name="P1"><text:span text:style-name="T1">Alcune Banche oltre alla commissioni in percentuale o in alternative ad esse possono fissare una commissione fissa. Ad esempio, Banca Intesa, per ogni BOT acquistato <text:s/>sul MOT prende 3 Euro di costi di intermediazione e 0,50 Euro per l’eseguito per un totale di 3,50 Euro di costi fissi che si aggiungono alle commissioni dello 0,24%.</text:span></text:p>
            </office:annotation>
            <text:p>Commissioni Fisse</text:p>
          </table:table-cell>
          <table:table-cell table:style-name="ce91" office:value-type="currency" office:currency="EUR" office:value="0" calcext:value-type="currency">
            <text:p>€ 0,00</text:p>
          </table:table-cell>
          <table:covered-table-cell table:style-name="ce114"/>
          <table:covered-table-cell table:style-name="ce139"/>
          <table:table-cell table:style-name="ce53" office:value-type="string" calcext:value-type="string">
            <office:annotation draw:style-name="gr5" draw:text-style-name="P2" svg:width="2.899cm" svg:height="2.316cm" svg:x="36.437cm" svg:y="9.302cm" draw:caption-point-x="-0.61cm" draw:caption-point-y="1.51cm">
              <dc:date>2024-03-17T00:00:00</dc:date>
              <text:p text:style-name="P1"><text:span text:style-name="T1">Limite superiore per le commissioni in fase di vendita.</text:span></text:p>
            </office:annotation>
            <text:p>Max. Commissioni</text:p>
          </table:table-cell>
          <table:table-cell table:style-name="ce92"/>
          <table:covered-table-cell table:number-columns-repeated="5"/>
          <table:table-cell table:number-columns-repeated="16370"/>
        </table:table-row>
        <table:table-row table:style-name="ro5">
          <table:covered-table-cell table:style-name="ce39"/>
          <table:table-cell table:style-name="ce53" office:value-type="string" calcext:value-type="string">
            <office:annotation draw:style-name="gr10" draw:text-style-name="P2" svg:width="2.899cm" svg:height="6.969cm" svg:x="14.759cm" svg:y="9.875cm" draw:caption-point-x="-0.61cm" draw:caption-point-y="1.51cm">
              <dc:date>2024-03-17T00:00:00</dc:date>
              <text:p text:style-name="P1"><text:span text:style-name="T1">È il Prezzo Nominale dei BOT che acquisti. Il valore nominale di un BOT è 100 Euro, quindi se acquisti 50 BOT dovrai mettere qui il valore 5000. La quantità di BOT acquistati è, ovviamente, Lotto/100.</text:span></text:p>
            </office:annotation>
            <text:p>Lotto (Importo Nominale)</text:p>
          </table:table-cell>
          <table:table-cell table:style-name="ce91" office:value-type="currency" office:currency="EUR" office:value="5000" calcext:value-type="currency">
            <text:p>€ 5.000,00</text:p>
          </table:table-cell>
          <table:covered-table-cell table:style-name="ce114"/>
          <table:covered-table-cell table:style-name="ce139"/>
          <table:table-cell table:style-name="ce53" office:value-type="string" calcext:value-type="string">
            <office:annotation draw:style-name="gr13" draw:text-style-name="P2" svg:width="2.899cm" svg:height="11.199cm" svg:x="36.437cm" svg:y="9.875cm" draw:caption-point-x="-0.61cm" draw:caption-point-y="1.51cm">
              <dc:date>2024-03-17T00:00:00</dc:date>
              <text:p text:style-name="P1"><text:span text:style-name="T1">Alcune Banche oltre alla commissioni in percentuale o in alternative ad esse possono fissare una commissione fissa. Ad esempio, Banca Intesa, per ogni BOT venduto <text:s/>sul MOT prende 3 Euro di costi di intermediazione e 0,50 Euro per l’eseguito per un totale di 3,50 Euro di costi fissi che si aggiungono alle commissioni dello 0,24%.</text:span></text:p>
            </office:annotation>
            <text:p>Commissioni Fisse</text:p>
          </table:table-cell>
          <table:table-cell table:style-name="ce92"/>
          <table:covered-table-cell table:number-columns-repeated="5"/>
          <table:table-cell table:number-columns-repeated="16370"/>
        </table:table-row>
        <table:table-row table:style-name="ro3">
          <table:covered-table-cell table:style-name="ce39"/>
          <table:table-cell table:style-name="ce66" office:value-type="string" calcext:value-type="string">
            <office:annotation draw:style-name="gr14" draw:text-style-name="P2" svg:width="2.899cm" svg:height="9.93cm" svg:x="14.759cm" svg:y="10.524cm" draw:caption-point-x="-0.61cm" draw:caption-point-y="1.51cm">
              <dc:date>2024-03-19T00:00:00</dc:date>
              <text:p text:style-name="P1"><text:span text:style-name="T1">Il Disaggio Lordo all’Acquisto è la differenza tra il valore nominale di un BOT (100) e il Prezzo di Acquisto moltiplicato per un Rateo che è un valore tra 0 e 1 dove 0 è nessun possesso e 1 il completo possesso. Questo Rateo è calcolato come (Data Scadenza-Data Acquisto)/Durata.</text:span></text:p>
            </office:annotation>
            <text:p>Disaggio Lordo Acquisto</text:p>
          </table:table-cell>
          <table:table-cell table:style-name="ce96" table:formula="of:=[.C10]*(([.C9]-[.C14])/[.C12])" office:value-type="currency" office:currency="EUR" office:value="3.31399999999999" calcext:value-type="currency">
            <text:p>€ 3,314000</text:p>
          </table:table-cell>
          <table:covered-table-cell table:style-name="ce114"/>
          <table:covered-table-cell table:style-name="ce139"/>
          <table:table-cell table:style-name="ce66" office:value-type="string" calcext:value-type="string">
            <office:annotation draw:style-name="gr15" draw:text-style-name="P4" svg:width="2.899cm" svg:height="9.93cm" svg:x="36.437cm" svg:y="10.524cm" draw:caption-point-x="-0.61cm" draw:caption-point-y="1.51cm">
              <dc:date>2024-03-19T00:00:00</dc:date>
              <text:p text:style-name="P3"><text:span text:style-name="T1">Il Disaggio Lordo alla Vendita è la differenza tra il valore nominale di un BOT (100) e il Prezzo di Acquisto moltiplicato per un Rateo che è un valore tra 0 e 1 dove 0 è nessun possesso e 1 il completo possesso. Questo Rateo è calcolato come (Data Scadenza-Data Vendita)/Durata.</text:span></text:p>
            </office:annotation>
            <text:p>Disaggio Lordo Vendita</text:p>
          </table:table-cell>
          <table:table-cell table:style-name="ce96" table:formula="of:=IF([.G15]=&quot;&quot;;0;(100-[.C8])*(([.C9]-[.G15])/[.C12]))" office:value-type="currency" office:currency="EUR" office:value="0" calcext:value-type="currency">
            <text:p>€ 0,000000</text:p>
          </table:table-cell>
          <table:covered-table-cell table:number-columns-repeated="5"/>
          <table:table-cell table:number-columns-repeated="16370"/>
        </table:table-row>
        <table:table-row table:style-name="ro1">
          <table:covered-table-cell table:style-name="ce39"/>
          <table:table-cell table:style-name="ce66" office:value-type="string" calcext:value-type="string">
            <office:annotation draw:style-name="gr16" draw:text-style-name="P2" svg:width="2.899cm" svg:height="4.008cm" svg:x="14.759cm" svg:y="11.098cm" draw:caption-point-x="-0.61cm" draw:caption-point-y="1.51cm">
              <dc:date>2024-03-19T00:00:00</dc:date>
              <text:p text:style-name="P1"><text:span text:style-name="T1">È l’imposta da pagare per legge sul singolo BOT all’acquisto. Ossia è il 12,5% del Disaggio Lordo all’Acquisto.</text:span></text:p>
            </office:annotation>
            <text:p>Imposta Disaggio Lordo Acquisto</text:p>
          </table:table-cell>
          <table:table-cell table:style-name="ce96" table:formula="of:=[.C21]*[.G6]" office:value-type="currency" office:currency="EUR" office:value="0.414249999999999" calcext:value-type="currency">
            <text:p>€ 0,414250</text:p>
          </table:table-cell>
          <table:covered-table-cell table:style-name="ce114"/>
          <table:covered-table-cell table:style-name="ce139"/>
          <table:table-cell table:style-name="ce66" office:value-type="string" calcext:value-type="string">
            <office:annotation draw:style-name="gr2" draw:text-style-name="P2" svg:width="2.899cm" svg:height="4.854cm" svg:x="36.437cm" svg:y="11.098cm" draw:caption-point-x="-0.61cm" draw:caption-point-y="1.51cm">
              <dc:date>2024-03-19T00:00:00</dc:date>
              <text:p text:style-name="P1"><text:span text:style-name="T1">È l’imposta che ti verrà rimborsata dal futuro acquirente sul singolo BOT alla vendita. Ossia è il 12,5% del Disaggio Lordo alla Vendita.</text:span></text:p>
            </office:annotation>
            <text:p>Imposta Disaggio Lordo Vendita</text:p>
          </table:table-cell>
          <table:table-cell table:style-name="ce93" table:formula="of:=[.G21]*[.G6]" office:value-type="currency" office:currency="EUR" office:value="0" calcext:value-type="currency">
            <text:p>€ 0,00000</text:p>
          </table:table-cell>
          <table:covered-table-cell table:number-columns-repeated="5"/>
          <table:table-cell table:number-columns-repeated="16370"/>
        </table:table-row>
        <table:table-row table:style-name="ro1">
          <table:covered-table-cell table:style-name="ce39"/>
          <table:table-cell table:style-name="ce50" office:value-type="string" calcext:value-type="string">
            <office:annotation draw:style-name="gr17" draw:text-style-name="P2" svg:width="2.899cm" svg:height="10.353cm" svg:x="14.759cm" svg:y="11.627cm" draw:caption-point-x="-0.61cm" draw:caption-point-y="1.51cm">
              <dc:date>2024-03-19T00:00:00</dc:date>
              <text:p text:style-name="P1"><text:span text:style-name="T1">Immaginando una retta che <text:s/>unisce i punti (Prezzo Emissione, Data Emissione) e (100, Data Scandeza) il Prezzo Teorico è il punto della retta con ascissa Data di Acquisto. Questo valore è importante per determinare se l’acquisto su MOT genera un guadagno sul Capitale oltre che sugli Interessi.</text:span></text:p>
            </office:annotation>
            <text:p>Prezzo Teorico Acquisto</text:p>
          </table:table-cell>
          <table:table-cell table:style-name="ce93" table:formula="of:=[.C8]+(100-[.C8])*(([.C14]-[.C7])/[.C12])" office:value-type="currency" office:currency="EUR" office:value="96.686" calcext:value-type="currency">
            <text:p>€ 96,68600</text:p>
          </table:table-cell>
          <table:covered-table-cell table:style-name="ce122"/>
          <table:covered-table-cell table:style-name="ce146"/>
          <table:table-cell table:style-name="ce50" office:value-type="string" calcext:value-type="string">
            <text:p>Prezzo Teorico Vendita</text:p>
          </table:table-cell>
          <table:table-cell table:style-name="ce93" table:formula="of:=IF([.G15]=&quot;&quot;;0;[.C8]+(100-[.C8])*(([.G15]-[.C7])/[.C12]))" office:value-type="currency" office:currency="EUR" office:value="0" calcext:value-type="currency">
            <text:p>€ 0,00000</text:p>
          </table:table-cell>
          <table:covered-table-cell table:number-columns-repeated="5"/>
          <table:table-cell table:number-columns-repeated="16370"/>
        </table:table-row>
        <table:table-row table:style-name="ro1">
          <table:table-cell table:style-name="ce16" table:number-columns-spanned="12" table:number-rows-spanned="1"/>
          <table:covered-table-cell table:style-name="ce38"/>
          <table:covered-table-cell table:style-name="ce94"/>
          <table:covered-table-cell table:style-name="ce118"/>
          <table:covered-table-cell table:style-name="ce147"/>
          <table:covered-table-cell table:number-columns-repeated="7"/>
          <table:table-cell table:number-columns-repeated="16370"/>
        </table:table-row>
        <table:table-row table:style-name="ro7">
          <table:table-cell table:style-name="ce15" office:value-type="string" calcext:value-type="string" table:number-columns-spanned="1" table:number-rows-spanned="6">
            <text:p>Importi Acquisto</text:p>
          </table:table-cell>
          <table:table-cell table:style-name="ce50" office:value-type="string" calcext:value-type="string">
            <office:annotation draw:style-name="gr2" draw:text-style-name="P2" svg:width="2.899cm" svg:height="4.854cm" svg:x="14.759cm" svg:y="12.685cm" draw:caption-point-x="-0.61cm" draw:caption-point-y="1.51cm">
              <dc:date>2024-03-19T00:00:00</dc:date>
              <text:p text:style-name="P1"><text:span text:style-name="T1">È il Prezzo da pagare alla Banca escluso le commissioni e le imposte di legge. Import Secco=Prezzo Acquisto*Quantità, dove la Quantità =Lotto/100.</text:span></text:p>
            </office:annotation>
            <text:p>Importo Secco</text:p>
          </table:table-cell>
          <table:table-cell table:style-name="ce111" table:formula="of:=[.C15]*([.C20]/100)" office:value-type="currency" office:currency="EUR" office:value="4834.3" calcext:value-type="currency">
            <text:p>€ 4.834,30</text:p>
          </table:table-cell>
          <table:table-cell table:style-name="ce117" table:number-columns-spanned="1" table:number-rows-spanned="6"/>
          <table:table-cell table:style-name="ce21" office:value-type="string" calcext:value-type="string" table:number-columns-spanned="1" table:number-rows-spanned="6">
            <text:p>Importi Vendita/Scadenza</text:p>
          </table:table-cell>
          <table:table-cell table:style-name="ce50" office:value-type="string" calcext:value-type="string">
            <office:annotation draw:style-name="gr18" draw:text-style-name="P2" svg:width="2.899cm" svg:height="6.123cm" svg:x="36.437cm" svg:y="12.685cm" draw:caption-point-x="-0.61cm" draw:caption-point-y="1.51cm">
              <dc:date>2024-03-25T00:00:00</dc:date>
              <text:p text:style-name="P1"><text:span text:style-name="T1">È il Prezzo Rimborsato senza prendere in considerazione commissioni e tasse. Importo Secco Rimborsato=Prezzo Vendita*Quantità, dove la Quantità =Lotto/100.</text:span></text:p>
            </office:annotation>
            <text:p>Importo Secco Rimborsato</text:p>
          </table:table-cell>
          <table:table-cell table:style-name="ce143" table:formula="of:=IF([.G15]=&quot;&quot;;[.C20];[.G16]*([.C20]/100))" office:value-type="currency" office:currency="EUR" office:value="5000" calcext:value-type="currency">
            <text:p>€ 5.000,00</text:p>
          </table:table-cell>
          <table:table-cell table:style-name="ce178" table:number-columns-spanned="5" table:number-rows-spanned="6"/>
          <table:covered-table-cell table:number-columns-repeated="4" table:style-name="ce180"/>
          <table:table-cell table:number-columns-repeated="16370"/>
        </table:table-row>
        <table:table-row table:style-name="ro3">
          <table:covered-table-cell table:style-name="ce43"/>
          <table:table-cell table:style-name="ce50" office:value-type="string" calcext:value-type="string">
            <office:annotation draw:style-name="gr19" draw:text-style-name="P2" svg:width="2.899cm" svg:height="8.661cm" svg:x="14.759cm" svg:y="13.347cm" draw:caption-point-x="-0.61cm" draw:caption-point-y="1.51cm">
              <dc:date>2024-03-19T00:00:00</dc:date>
              <text:p text:style-name="P1"><text:span text:style-name="T1">Sono le commissioni da pagare alla Banca. Se l’acquisto è in Asta allora Commissioni=Lotto*Commissioni (% sul Prezzo Nominale), altrimenti se l’acquisto è sul MOT allora Commissioni=Importo Secco*Commissioni (% sul Prezzo Acquisto).</text:span></text:p>
            </office:annotation>
            <text:p>Commissioni</text:p>
          </table:table-cell>
          <table:table-cell table:style-name="ce111" table:formula="of:=IF([.B16]=&quot;Commissioni (% sul Prezzo Acquisto)&quot;;MIN(MAX([.C25]*[.C16];[.C17]);[.C18]);MIN(MAX([.C16]*[.C20];[.C17]);[.C18]))" office:value-type="currency" office:currency="EUR" office:value="7.5" calcext:value-type="currency">
            <text:p>€ 7,50</text:p>
          </table:table-cell>
          <table:covered-table-cell table:style-name="ce114"/>
          <table:covered-table-cell table:style-name="ce21"/>
          <table:table-cell table:style-name="ce132" office:value-type="string" calcext:value-type="string">
            <office:annotation draw:style-name="gr20" draw:text-style-name="P2" svg:width="2.899cm" svg:height="4.431cm" svg:x="36.437cm" svg:y="13.347cm" draw:caption-point-x="-0.61cm" draw:caption-point-y="1.51cm">
              <dc:date>2024-03-19T00:00:00</dc:date>
              <text:p text:style-name="P1"><text:span text:style-name="T1">Sono le commissioni da pagare alla Banca. <text:s/>Commissioni=Importo Secco*Commissioni (% sul Prezzo Vendita).</text:span></text:p>
            </office:annotation>
            <text:p>Commissioni</text:p>
          </table:table-cell>
          <table:table-cell table:style-name="ce143" table:formula="of:=IF([.G15]=&quot;&quot;;0;MIN(MAX([.G25]*[.G17];[.G18]);[.G19]))" office:value-type="currency" office:currency="EUR" office:value="0" calcext:value-type="currency">
            <text:p>€ 0,00</text:p>
          </table:table-cell>
          <table:covered-table-cell table:number-columns-repeated="5" table:style-name="ce180"/>
          <table:table-cell table:number-columns-repeated="16370"/>
        </table:table-row>
        <table:table-row table:style-name="ro3">
          <table:covered-table-cell table:style-name="ce43"/>
          <table:table-cell table:style-name="ce40" office:value-type="string" calcext:value-type="string">
            <office:annotation draw:style-name="gr20" draw:text-style-name="P2" svg:width="2.899cm" svg:height="4.431cm" svg:x="14.759cm" svg:y="13.92cm" draw:caption-point-x="-0.61cm" draw:caption-point-y="1.51cm">
              <dc:date>2024-03-19T00:00:00</dc:date>
              <text:p text:style-name="P1"><text:span text:style-name="T1">Sono eventuali costi fissi da pagare alla Banca in aggiunta o in alternative alle commissioni di cui sopra se si acquista su MOT. </text:span></text:p>
            </office:annotation>
            <text:p>Commissioni Fisse</text:p>
          </table:table-cell>
          <table:table-cell table:style-name="ce111" table:formula="of:=[.C19]" office:value-type="currency" office:currency="EUR" office:value="0" calcext:value-type="currency">
            <text:p>€ 0,00</text:p>
          </table:table-cell>
          <table:covered-table-cell table:style-name="ce114"/>
          <table:covered-table-cell table:style-name="ce21"/>
          <table:table-cell table:style-name="ce40" office:value-type="string" calcext:value-type="string">
            <office:annotation draw:style-name="gr3" draw:text-style-name="P2" svg:width="2.899cm" svg:height="3.585cm" svg:x="36.437cm" svg:y="13.92cm" draw:caption-point-x="-0.61cm" draw:caption-point-y="1.51cm">
              <dc:date>2024-03-19T00:00:00</dc:date>
              <text:p text:style-name="P1"><text:span text:style-name="T1">Sono eventuali costi fissi da pagare alla Banca in aggiunta o in alternative alle commissioni di cui sopra. </text:span></text:p>
            </office:annotation>
            <text:p>Commissioni Fisse</text:p>
          </table:table-cell>
          <table:table-cell table:style-name="ce143" table:formula="of:=IF([.G15]=&quot;&quot;;0;[.G20])" office:value-type="currency" office:currency="EUR" office:value="0" calcext:value-type="currency">
            <text:p>€ 0,00</text:p>
          </table:table-cell>
          <table:covered-table-cell table:number-columns-repeated="5" table:style-name="ce180"/>
          <table:table-cell table:number-columns-repeated="16370"/>
        </table:table-row>
        <table:table-row table:style-name="ro4">
          <table:covered-table-cell table:style-name="ce43"/>
          <table:table-cell table:style-name="ce50" office:value-type="string" calcext:value-type="string">
            <office:annotation draw:style-name="gr10" draw:text-style-name="P2" svg:width="2.899cm" svg:height="6.969cm" svg:x="14.759cm" svg:y="14.493cm" draw:caption-point-x="-0.61cm" draw:caption-point-y="1.51cm">
              <dc:date>2024-03-19T00:00:00</dc:date>
              <text:p text:style-name="P1"><text:span text:style-name="T1">Questo è il prezzo pagato per il singolo BOT incluso di commissioni. Se questo prezzo è inferiore al Prezzo Teorico si genera un ulteriore guadagno sul Capitale che dovrà essere ulteriormente tassato.</text:span></text:p>
            </office:annotation>
            <text:p>Prezzo di Carico per il Capital Gain</text:p>
          </table:table-cell>
          <table:table-cell table:style-name="ce93" table:formula="of:=([.C25]+[.C26]+[.C19])/([.C20]/100)-([.C23]-[.C8])" office:value-type="currency" office:currency="EUR" office:value="96.836" calcext:value-type="currency">
            <text:p>€ 96,83600</text:p>
          </table:table-cell>
          <table:covered-table-cell table:style-name="ce114"/>
          <table:covered-table-cell table:style-name="ce21"/>
          <table:table-cell table:style-name="ce50" office:value-type="string" calcext:value-type="string">
            <office:annotation draw:style-name="gr21" draw:text-style-name="P2" svg:width="2.899cm" svg:height="7.815cm" svg:x="36.437cm" svg:y="14.493cm" draw:caption-point-x="-0.61cm" draw:caption-point-y="1.51cm">
              <dc:date>2024-03-19T00:00:00</dc:date>
              <text:p text:style-name="P1"><text:span text:style-name="T1">Questo è il prezzo rimborsato per il singolo BOT incluso di commissioni. Se questo prezzo è superiore al Prezzo Teorico Vendita si genera un ulteriore guadagno sul Capitale che dovrà essere ulteriormente tassato.</text:span></text:p>
            </office:annotation>
            <text:p>Prezzo di Scarico per il Capital Gain</text:p>
          </table:table-cell>
          <table:table-cell table:style-name="ce148" table:formula="of:=IF([.G15]=&quot;&quot;;[.C8];([.G25]-[.G26]-[.G27])/([.C20]/100)-[.G23]+[.C8])" office:value-type="currency" office:currency="EUR" office:value="96.686" calcext:value-type="currency">
            <text:p>€ 96,686</text:p>
          </table:table-cell>
          <table:covered-table-cell table:number-columns-repeated="5" table:style-name="ce180"/>
          <table:table-cell table:number-columns-repeated="16370"/>
        </table:table-row>
        <table:table-row table:style-name="ro3">
          <table:covered-table-cell table:style-name="ce43"/>
          <table:table-cell table:style-name="ce50" office:value-type="string" calcext:value-type="string">
            <office:annotation draw:style-name="gr22" draw:text-style-name="P2" svg:width="2.899cm" svg:height="5.277cm" svg:x="14.759cm" svg:y="15.103cm" draw:caption-point-x="-0.61cm" draw:caption-point-y="1.51cm">
              <dc:date>2024-03-19T00:00:00</dc:date>
              <text:p text:style-name="P1"><text:span text:style-name="T1">Sui BOT l’imposta di legge si paga in anticipo. Il valore da pagare è Imposta Disaggio Lordo Acquisto*Quantità, dove Quantità=Lotto/100.</text:span></text:p>
            </office:annotation>
            <text:p>Imposta Disaggio Lordo Acquisto</text:p>
          </table:table-cell>
          <table:table-cell table:style-name="ce111" table:formula="of:=[.C22]*([.C20]/100)" office:value-type="currency" office:currency="EUR" office:value="20.7125" calcext:value-type="currency">
            <text:p>€ 20,71</text:p>
          </table:table-cell>
          <table:covered-table-cell table:style-name="ce114"/>
          <table:covered-table-cell table:style-name="ce21"/>
          <table:table-cell table:style-name="ce132" office:value-type="string" calcext:value-type="string">
            <office:annotation draw:style-name="gr23" draw:text-style-name="P2" svg:width="2.899cm" svg:height="6.546cm" svg:x="36.437cm" svg:y="15.103cm" draw:caption-point-x="-0.61cm" draw:caption-point-y="1.51cm">
              <dc:date>2024-03-19T00:00:00</dc:date>
              <text:p text:style-name="P1"><text:span text:style-name="T1">È l’imposta di legge che il nuovo acquirente ti rimborserà per il periodo di vita rimanente del BOT. Essa è uguale a Imposta Disaggio Lordo Vendita*Quantità, dove Quantità=Lotto/100.</text:span></text:p>
            </office:annotation>
            <text:p>Imposta Disaggio Lordo Vendita</text:p>
          </table:table-cell>
          <table:table-cell table:style-name="ce143" table:formula="of:=IF([.G15]=&quot;&quot;;0;[.G22]*([.C20]/100))" office:value-type="currency" office:currency="EUR" office:value="0" calcext:value-type="currency">
            <text:p>€ 0,00</text:p>
          </table:table-cell>
          <table:covered-table-cell table:number-columns-repeated="5" table:style-name="ce180"/>
          <table:table-cell table:number-columns-repeated="16370"/>
        </table:table-row>
        <table:table-row table:style-name="ro8">
          <table:covered-table-cell table:style-name="ce44"/>
          <table:table-cell table:style-name="ce50" office:value-type="string" calcext:value-type="string">
            <office:annotation draw:style-name="gr10" draw:text-style-name="P2" svg:width="2.899cm" svg:height="6.969cm" svg:x="14.759cm" svg:y="15.677cm" draw:caption-point-x="-0.61cm" draw:caption-point-y="1.51cm">
              <dc:date>2024-03-19T00:00:00</dc:date>
              <text:p text:style-name="P1"><text:span text:style-name="T1">È l’importo totale da pagare alla Banca per l’acquisto del Lotto di BOT. Questo importo include Importo Secco+Commissioni+Commissioni Fisse+Imposte sul Disaggio Lordo.</text:span></text:p>
            </office:annotation>
            <text:p>Importo Totale Pagato</text:p>
          </table:table-cell>
          <table:table-cell table:style-name="ce79" table:formula="of:=[.C25]+[.C26]+[.C27]+[.C29]" office:value-type="currency" office:currency="EUR" office:value="4862.5125" calcext:value-type="currency">
            <text:p>€ 4.862,51</text:p>
          </table:table-cell>
          <table:covered-table-cell table:style-name="ce114"/>
          <table:covered-table-cell table:style-name="ce21"/>
          <table:table-cell table:style-name="ce50" office:value-type="string" calcext:value-type="string">
            <office:annotation draw:style-name="gr21" draw:text-style-name="P2" svg:width="2.899cm" svg:height="7.815cm" svg:x="36.437cm" svg:y="15.677cm" draw:caption-point-x="-0.61cm" draw:caption-point-y="1.51cm">
              <dc:date>2024-03-19T00:00:00</dc:date>
              <text:p text:style-name="P1"><text:span text:style-name="T1">È l’importo totale che dovresti ricevere dalla Banca a meno di qualche ulteriore tassazione sul Capitale. Questo importo è uguale a Secco+Commissioni+Commissioni Fisse+Imposta sul Disaggio Lordo Vendita.</text:span></text:p>
            </office:annotation>
            <text:p>Importo Totale Rimborsato</text:p>
          </table:table-cell>
          <table:table-cell table:style-name="ce160" table:formula="of:=[.G25]-[.G26]-[.G27]+[.G29]" office:value-type="currency" office:currency="EUR" office:value="5000" calcext:value-type="currency">
            <text:p>€ 5.000,00</text:p>
          </table:table-cell>
          <table:covered-table-cell table:number-columns-repeated="5" table:style-name="ce180"/>
          <table:table-cell table:number-columns-repeated="16370"/>
        </table:table-row>
        <table:table-row table:style-name="ro1">
          <table:table-cell table:style-name="ce16" table:number-columns-spanned="12" table:number-rows-spanned="1"/>
          <table:covered-table-cell table:number-columns-repeated="2" table:style-name="ce38"/>
          <table:covered-table-cell table:style-name="ce118"/>
          <table:covered-table-cell table:number-columns-repeated="2"/>
          <table:covered-table-cell table:style-name="ce162"/>
          <table:covered-table-cell table:number-columns-repeated="5"/>
          <table:table-cell table:number-columns-repeated="16370"/>
        </table:table-row>
        <table:table-row table:style-name="ro4">
          <table:table-cell table:style-name="ce21" office:value-type="string" calcext:value-type="string" table:number-columns-spanned="1" table:number-rows-spanned="3">
            <text:p>Stima Imposta di Bollo</text:p>
          </table:table-cell>
          <table:table-cell table:style-name="ce42" office:value-type="string" calcext:value-type="string">
            <office:annotation draw:style-name="gr3" draw:text-style-name="P2" svg:width="2.899cm" svg:height="3.585cm" svg:x="14.759cm" svg:y="16.74cm" draw:caption-point-x="-0.61cm" draw:caption-point-y="1.51cm">
              <dc:date>2024-03-17T00:00:00</dc:date>
              <text:p text:style-name="P1"><text:span text:style-name="T1">Mesi di Possesso del lotto di BOT per <text:s/>la stima del Bollo nel caso del pagamento Annuale.</text:span></text:p>
            </office:annotation>
            <text:p>Mesi di possesso per Bollo</text:p>
          </table:table-cell>
          <table:table-cell table:style-name="ce80" table:formula="of:=(IF([.G15]=&quot;&quot;;YEAR([.C9]);YEAR([.G15]))-YEAR([.C14]))*12+(IF([.G15]=&quot;&quot;;MONTH([.C9]);MONTH([.G15]))-MONTH([.C14]))" office:value-type="float" office:value="12" calcext:value-type="float">
            <text:p>12</text:p>
          </table:table-cell>
          <table:table-cell table:style-name="ce115" table:number-columns-spanned="1" table:number-rows-spanned="3"/>
          <table:table-cell table:style-name="ce10" office:value-type="string" calcext:value-type="string" table:number-columns-spanned="1" table:number-rows-spanned="8">
            <text:p>Capital Gain e Zainetto Fiscale</text:p>
          </table:table-cell>
          <table:table-cell table:style-name="ce50" office:value-type="string" calcext:value-type="string">
            <office:annotation draw:style-name="gr2" draw:text-style-name="P2" svg:width="2.899cm" svg:height="4.854cm" svg:x="36.437cm" svg:y="16.74cm" draw:caption-point-x="-0.61cm" draw:caption-point-y="1.51cm">
              <dc:date>2024-03-19T00:00:00</dc:date>
              <text:p text:style-name="P1"><text:span text:style-name="T1">È la plus/minus valenza realizzata su singolo BOT. Il suo valore è uguale alla differenza tra il Prezzo di Scarico e quello di Carico per il Capital Gain.</text:span></text:p>
            </office:annotation>
            <text:p>Plus <text:s/>(+) <text:s/>Minus <text:s/>(-) Valenza Realizzata</text:p>
          </table:table-cell>
          <table:table-cell table:style-name="ce163" table:formula="of:=([.G28]-[.C28])" office:value-type="currency" office:currency="EUR" office:value="-0.149999999999991" calcext:value-type="currency">
            <text:p>-€ 0,15000</text:p>
          </table:table-cell>
          <table:table-cell table:style-name="ce178" table:number-columns-spanned="5" table:number-rows-spanned="8"/>
          <table:covered-table-cell table:number-columns-repeated="4" table:style-name="ce180"/>
          <table:table-cell table:number-columns-repeated="16370"/>
        </table:table-row>
        <table:table-row table:style-name="ro4">
          <table:covered-table-cell table:style-name="ce21"/>
          <table:table-cell table:style-name="ce42" office:value-type="string" calcext:value-type="string">
            <office:annotation draw:style-name="gr3" draw:text-style-name="P2" svg:width="2.899cm" svg:height="3.585cm" svg:x="14.759cm" svg:y="17.351cm" draw:caption-point-x="-0.61cm" draw:caption-point-y="1.51cm">
              <dc:date>2024-03-17T00:00:00</dc:date>
              <text:p text:style-name="P1"><text:span text:style-name="T1">Trimestri di Possesso del lotto di BOT per <text:s/>la stima del Bollo nel caso del pagamento Trimestrale.</text:span></text:p>
            </office:annotation>
            <text:p>Trimestri di possesso per Bollo</text:p>
          </table:table-cell>
          <table:table-cell table:style-name="ce80" table:formula="of:=QUOTIENT(SUM(MONTH([.C14])-1;[.C32]);3)-QUOTIENT(MONTH([.C14])-1;3)" office:value-type="float" office:value="4" calcext:value-type="float">
            <text:p>4</text:p>
          </table:table-cell>
          <table:covered-table-cell table:style-name="ce118"/>
          <table:covered-table-cell table:style-name="ce10"/>
          <table:table-cell table:style-name="ce50" office:value-type="string" calcext:value-type="string">
            <office:annotation draw:style-name="gr20" draw:text-style-name="P2" svg:width="2.899cm" svg:height="4.431cm" svg:x="36.437cm" svg:y="17.351cm" draw:caption-point-x="-0.61cm" draw:caption-point-y="1.51cm">
              <dc:date>2024-03-19T00:00:00</dc:date>
              <text:p text:style-name="P1"><text:span text:style-name="T1">Se il valore precedente è positivo ci sarà una plus valenza sul Capitale che andra ulteriormente tassata.</text:span></text:p>
              <text:p text:style-name="P1"><text:span text:style-name="T1"/></text:p>
            </office:annotation>
            <text:p>Imposta sulla Plus Realizzata</text:p>
          </table:table-cell>
          <table:table-cell table:style-name="ce163" table:formula="of:=IF([.G32]&lt;0;0;[.G32]*[.G6])" office:value-type="currency" office:currency="EUR" office:value="0" calcext:value-type="currency">
            <text:p>€ 0,00000</text:p>
          </table:table-cell>
          <table:covered-table-cell table:number-columns-repeated="5" table:style-name="ce180"/>
          <table:table-cell table:number-columns-repeated="16370"/>
        </table:table-row>
        <table:table-row table:style-name="ro1">
          <table:covered-table-cell table:style-name="ce21"/>
          <table:table-cell table:style-name="ce42" office:value-type="string" calcext:value-type="string">
            <office:annotation draw:style-name="gr7" draw:text-style-name="P2" svg:width="2.899cm" svg:height="1.799cm" svg:x="14.759cm" svg:y="17.961cm" draw:caption-point-x="-0.61cm" draw:caption-point-y="1.51cm">
              <dc:date>2024-03-18T00:00:00</dc:date>
              <text:p text:style-name="P1"><text:span text:style-name="T1">Stima del costo del Bollo.</text:span></text:p>
            </office:annotation>
            <text:p>Stima Imposta di Bollo</text:p>
          </table:table-cell>
          <table:table-cell table:style-name="ce111" table:formula="of:=IF([.G7]=&quot;Annuale&quot;;(IF([.G14]=&quot;&quot;;YEAR([.C9]);YEAR([.G14]))-YEAR([.C14]))*([.C25]+[.C20])/2*#REF!;([.C25]+[.C20])/2*[.G8]/4*[.C33])" office:value-type="currency" office:currency="EUR" office:value="9.8343" calcext:value-type="currency">
            <text:p>€ 9,83</text:p>
          </table:table-cell>
          <table:covered-table-cell table:style-name="ce118"/>
          <table:covered-table-cell table:style-name="ce10"/>
          <table:table-cell table:style-name="ce50" office:value-type="string" calcext:value-type="string">
            <office:annotation draw:style-name="gr6" draw:text-style-name="P2" svg:width="2.899cm" svg:height="1.893cm" svg:x="36.437cm" svg:y="17.961cm" draw:caption-point-x="-0.61cm" draw:caption-point-y="1.51cm">
              <dc:date>2024-03-19T00:00:00</dc:date>
              <text:p text:style-name="P1"><text:span text:style-name="T1">È l’imposta sulla Plus valenza realizzata</text:span></text:p>
            </office:annotation>
            <text:p>Plus <text:s/>(+) <text:s/>Minus <text:s/>(-) Valenza Realizzata</text:p>
          </table:table-cell>
          <table:table-cell table:style-name="ce83" table:formula="of:=[.G32]*([.C20]/100)" office:value-type="currency" office:currency="EUR" office:value="-7.49999999999957" calcext:value-type="currency">
            <text:p>-€ 7,50</text:p>
          </table:table-cell>
          <table:covered-table-cell table:number-columns-repeated="5" table:style-name="ce180"/>
          <table:table-cell table:number-columns-repeated="16370"/>
        </table:table-row>
        <table:table-row table:style-name="ro1">
          <table:table-cell table:style-name="ce23" table:number-columns-spanned="4" table:number-rows-spanned="2"/>
          <table:covered-table-cell table:number-columns-repeated="2" table:style-name="ce38"/>
          <table:covered-table-cell table:style-name="ce118"/>
          <table:covered-table-cell table:style-name="ce10"/>
          <table:table-cell table:style-name="ce50" office:value-type="string" calcext:value-type="string">
            <office:annotation draw:style-name="gr6" draw:text-style-name="P2" svg:width="2.899cm" svg:height="1.893cm" svg:x="36.437cm" svg:y="18.49cm" draw:caption-point-x="-0.61cm" draw:caption-point-y="1.51cm">
              <dc:date>2024-03-19T00:00:00</dc:date>
              <text:p text:style-name="P1"><text:span text:style-name="T1"><text:s/></text:span><text:span text:style-name="T1">La riduzione dell’imponibile per i Titoli di Stato.</text:span></text:p>
            </office:annotation>
            <text:p>Riduzione Imponibile per TdS</text:p>
          </table:table-cell>
          <table:table-cell table:style-name="ce83" table:formula="of:=[.G34]*[.G9]" office:value-type="currency" office:currency="EUR" office:value="-3.6059999999998" calcext:value-type="currency">
            <text:p>-€ 3,61</text:p>
          </table:table-cell>
          <table:covered-table-cell table:number-columns-repeated="5" table:style-name="ce180"/>
          <table:table-cell table:number-columns-repeated="16370"/>
        </table:table-row>
        <table:table-row table:style-name="ro1">
          <table:covered-table-cell table:style-name="ce24"/>
          <table:covered-table-cell table:style-name="ce45"/>
          <table:covered-table-cell table:style-name="ce81"/>
          <table:covered-table-cell table:style-name="ce118"/>
          <table:covered-table-cell table:style-name="ce52"/>
          <table:table-cell table:style-name="ce50" office:value-type="string" calcext:value-type="string">
            <office:annotation draw:style-name="gr5" draw:text-style-name="P2" svg:width="2.899cm" svg:height="2.316cm" svg:x="36.437cm" svg:y="19.019cm" draw:caption-point-x="-0.61cm" draw:caption-point-y="1.51cm">
              <dc:date>2024-03-19T00:00:00</dc:date>
              <text:p text:style-name="P1"><text:span text:style-name="T1">È l’importo su cui verrà calcolata l’imposta sul Capitale.</text:span></text:p>
            </office:annotation>
            <text:p>Imponibile</text:p>
          </table:table-cell>
          <table:table-cell table:style-name="ce111" table:formula="of:=IF([.G3]&gt;[.G35];0;[.G35]-[.G3])" office:value-type="currency" office:currency="EUR" office:value="0" calcext:value-type="currency">
            <text:p>€ 0,00</text:p>
          </table:table-cell>
          <table:covered-table-cell table:number-columns-repeated="5" table:style-name="ce180"/>
          <table:table-cell table:number-columns-repeated="16370"/>
        </table:table-row>
        <table:table-row table:style-name="ro8">
          <table:table-cell table:style-name="ce10" office:value-type="string" calcext:value-type="string" table:number-columns-spanned="1" table:number-rows-spanned="3">
            <text:p>Guadagni</text:p>
          </table:table-cell>
          <table:table-cell table:style-name="ce50" office:value-type="string" calcext:value-type="string">
            <office:annotation draw:style-name="gr6" draw:text-style-name="P2" svg:width="2.899cm" svg:height="1.893cm" svg:x="14.759cm" svg:y="19.548cm" draw:caption-point-x="-0.61cm" draw:caption-point-y="1.51cm">
              <dc:date>2024-03-18T00:00:00</dc:date>
              <text:p text:style-name="P1"><text:span text:style-name="T1">Guadagno al Lordo di Commissioni e Tasse.</text:span></text:p>
            </office:annotation>
            <text:p>Guadagno Lordo</text:p>
          </table:table-cell>
          <table:table-cell table:style-name="ce111" table:formula="of:=SUM([.J5:.J6])" office:value-type="currency" office:currency="EUR" office:value="165.7" calcext:value-type="currency">
            <text:p>€ 165,70</text:p>
          </table:table-cell>
          <table:table-cell table:style-name="ce115" table:number-columns-spanned="1" table:number-rows-spanned="3"/>
          <table:covered-table-cell table:style-name="ce52"/>
          <table:table-cell table:style-name="ce50" office:value-type="string" calcext:value-type="string">
            <office:annotation draw:style-name="gr4" draw:text-style-name="P2" svg:width="2.899cm" svg:height="3.162cm" svg:x="36.437cm" svg:y="19.548cm" draw:caption-point-x="-0.61cm" draw:caption-point-y="1.51cm">
              <dc:date>2024-03-19T00:00:00</dc:date>
              <text:p text:style-name="P1"><text:span text:style-name="T1">È l’imposta da pagare sulla Plus valenza che va sottratta all’importo che la Banca ti rimborserà.</text:span></text:p>
            </office:annotation>
            <text:p>Imposta sulla Plus Valenza</text:p>
          </table:table-cell>
          <table:table-cell table:style-name="ce111" table:formula="of:=[.G36]/[.G6]*[.G9]" office:value-type="currency" office:currency="EUR" office:value="0" calcext:value-type="currency">
            <text:p>€ 0,00</text:p>
          </table:table-cell>
          <table:covered-table-cell table:number-columns-repeated="5" table:style-name="ce180"/>
          <table:table-cell table:number-columns-repeated="16370"/>
        </table:table-row>
        <table:table-row table:style-name="ro3">
          <table:covered-table-cell table:style-name="ce25"/>
          <table:table-cell table:style-name="ce50" office:value-type="string" calcext:value-type="string">
            <office:annotation draw:style-name="gr6" draw:text-style-name="P2" svg:width="2.899cm" svg:height="1.893cm" svg:x="14.759cm" svg:y="20.083cm" draw:caption-point-x="-0.61cm" draw:caption-point-y="1.51cm">
              <dc:date>2024-03-18T00:00:00</dc:date>
              <text:p text:style-name="P1"><text:span text:style-name="T1">Guadagno al Netto di Commissioni e Tasse.</text:span></text:p>
            </office:annotation>
            <text:p>Guadagno Netto al Rimborso</text:p>
          </table:table-cell>
          <table:table-cell table:style-name="ce83" table:formula="of:=SUM([.K5:.K6])" office:value-type="currency" office:currency="EUR" office:value="137.4875" calcext:value-type="currency">
            <text:p>€ 137,49</text:p>
          </table:table-cell>
          <table:covered-table-cell table:style-name="ce118"/>
          <table:covered-table-cell table:style-name="ce52"/>
          <table:table-cell table:style-name="ce50" office:value-type="string" calcext:value-type="string">
            <office:annotation draw:style-name="gr1" draw:text-style-name="P2" svg:width="2.899cm" svg:height="2.739cm" svg:x="36.437cm" svg:y="20.083cm" draw:caption-point-x="-0.61cm" draw:caption-point-y="1.51cm">
              <dc:date>2024-03-19T00:00:00</dc:date>
              <text:p text:style-name="P1"><text:span text:style-name="T1">È la minus valenza che apparirà nel tuo Zainetto Fiscale della Banca.</text:span></text:p>
            </office:annotation>
            <text:p>Minus Valenza Rimanente</text:p>
          </table:table-cell>
          <table:table-cell table:style-name="ce168" table:formula="of:=IF([.G3]-[.G35]&lt;0;0;[.G3]-[.G35])" office:value-type="currency" office:currency="EUR" office:value="3.6059999999998" calcext:value-type="currency">
            <text:p>€ 3,61</text:p>
          </table:table-cell>
          <table:covered-table-cell table:number-columns-repeated="5" table:style-name="ce180"/>
          <table:table-cell table:number-columns-repeated="16370"/>
        </table:table-row>
        <table:table-row table:style-name="ro3">
          <table:covered-table-cell table:style-name="ce25"/>
          <table:table-cell table:style-name="ce50" office:value-type="string" calcext:value-type="string">
            <office:annotation draw:style-name="gr16" draw:text-style-name="P2" svg:width="2.899cm" svg:height="4.008cm" svg:x="14.759cm" svg:y="20.656cm" draw:caption-point-x="-0.61cm" draw:caption-point-y="1.51cm">
              <dc:date>2024-03-18T00:00:00</dc:date>
              <text:p text:style-name="P1"><text:span text:style-name="T1">Guadagno al Netto di Commissioni, Tasse e Imposta di Bollo. Sono i soldi che ti entreranno in tasca.</text:span></text:p>
            </office:annotation>
            <text:p>Guadagno Netto (dall’Imposta di Bollo)</text:p>
          </table:table-cell>
          <table:table-cell table:style-name="ce111" table:formula="of:=SUM([.L5:.L6])" office:value-type="currency" office:currency="EUR" office:value="127.6532" calcext:value-type="currency">
            <text:p>€ 127,65</text:p>
          </table:table-cell>
          <table:covered-table-cell table:style-name="ce118"/>
          <table:covered-table-cell table:style-name="ce25"/>
          <table:table-cell table:style-name="ce50" office:value-type="string" calcext:value-type="string">
            <office:annotation draw:style-name="gr2" draw:text-style-name="P2" svg:width="2.899cm" svg:height="4.854cm" svg:x="36.437cm" svg:y="20.656cm" draw:caption-point-x="-0.61cm" draw:caption-point-y="1.51cm">
              <dc:date>2024-03-19T00:00:00</dc:date>
              <text:p text:style-name="P1"><text:span text:style-name="T1">Questo è l’effettivo importo che ti verrà rimborsato dalla Banca perché tiene conto della tassazione sulla plus valenza da Capitale.</text:span></text:p>
            </office:annotation>
            <text:p>Importo Rimborsato</text:p>
          </table:table-cell>
          <table:table-cell table:style-name="ce79" table:formula="of:=IF([.G15]=&quot;&quot;;[.C20]-[.G37];[.G30]-[.G37])" office:value-type="currency" office:currency="EUR" office:value="5000" calcext:value-type="currency">
            <text:p>€ 5.000,00</text:p>
          </table:table-cell>
          <table:covered-table-cell table:number-columns-repeated="5" table:style-name="ce180"/>
          <table:table-cell table:number-columns-repeated="16370"/>
        </table:table-row>
        <table:table-row table:style-name="ro1">
          <table:table-cell table:style-name="ce11" table:number-columns-spanned="12" table:number-rows-spanned="1"/>
          <table:covered-table-cell table:number-columns-repeated="2" table:style-name="ce49"/>
          <table:covered-table-cell table:style-name="ce118"/>
          <table:covered-table-cell table:number-columns-repeated="8"/>
          <table:table-cell table:number-columns-repeated="16370"/>
        </table:table-row>
        <table:table-row table:style-name="ro1">
          <table:table-cell table:style-name="ce10" office:value-type="string" calcext:value-type="string" table:number-columns-spanned="1" table:number-rows-spanned="3">
            <text:p>Rendimenti Semplici</text:p>
          </table:table-cell>
          <table:table-cell table:style-name="ce50" office:value-type="string" calcext:value-type="string">
            <office:annotation draw:style-name="gr5" draw:text-style-name="P2" svg:width="2.899cm" svg:height="2.316cm" svg:x="14.759cm" svg:y="21.759cm" draw:caption-point-x="-0.61cm" draw:caption-point-y="1.51cm">
              <dc:date>2024-03-19T00:00:00</dc:date>
              <text:p text:style-name="P1"><text:span text:style-name="T1">Rendimento Semplice al Lordo di Commissioni e Tasse.</text:span></text:p>
            </office:annotation>
            <text:p>Rendimento Lordo</text:p>
          </table:table-cell>
          <table:table-cell table:style-name="ce85" table:formula="of:=([.C37]/[.C25]/YEARFRAC([.C14];(IF([.G15]=&quot;&quot;;[.C9];[.G15]));1))" office:value-type="percentage" office:value="0.0344642325797818" calcext:value-type="percentage">
            <text:p>3,45%</text:p>
          </table:table-cell>
          <table:table-cell table:style-name="ce122" table:number-columns-spanned="1" table:number-rows-spanned="3"/>
          <table:table-cell table:style-name="ce10" office:value-type="string" calcext:value-type="string" table:number-columns-spanned="1" table:number-rows-spanned="3">
            <text:p>Rendimenti Composti</text:p>
          </table:table-cell>
          <table:table-cell table:style-name="ce50" office:value-type="string" calcext:value-type="string">
            <office:annotation draw:style-name="gr5" draw:text-style-name="P2" svg:width="2.899cm" svg:height="2.316cm" svg:x="36.437cm" svg:y="21.759cm" draw:caption-point-x="-0.61cm" draw:caption-point-y="1.51cm">
              <dc:date>2024-03-19T00:00:00</dc:date>
              <text:p text:style-name="P1"><text:span text:style-name="T1">Rendimento Composto al Lordo di Commissioni e Tasse.</text:span></text:p>
            </office:annotation>
            <text:p>Rendimento Lordo</text:p>
          </table:table-cell>
          <table:table-cell table:style-name="ce85" table:formula="of:=IFERROR(XIRR([.J5:.J6];[.I5:.I6]);&quot;&quot;)" office:value-type="percentage" office:value="0.0343716681025685" calcext:value-type="percentage">
            <text:p>3,44%</text:p>
          </table:table-cell>
          <table:table-cell table:style-name="ce178" table:number-columns-spanned="5" table:number-rows-spanned="3"/>
          <table:covered-table-cell table:number-columns-repeated="4" table:style-name="ce180"/>
          <table:table-cell table:number-columns-repeated="16370"/>
        </table:table-row>
        <table:table-row table:style-name="ro1">
          <table:covered-table-cell table:style-name="ce25"/>
          <table:table-cell table:style-name="ce50" office:value-type="string" calcext:value-type="string">
            <office:annotation draw:style-name="gr5" draw:text-style-name="P2" svg:width="2.899cm" svg:height="2.316cm" svg:x="14.759cm" svg:y="22.288cm" draw:caption-point-x="-0.61cm" draw:caption-point-y="1.51cm">
              <dc:date>2024-03-19T00:00:00</dc:date>
              <text:p text:style-name="P1"><text:span text:style-name="T1">Rendimento Semplice al Netto di Commissioni e Tasse.</text:span></text:p>
            </office:annotation>
            <text:p>Rendimento Netto al Rimborso</text:p>
          </table:table-cell>
          <table:table-cell table:style-name="ce86" table:formula="of:=([.C38]/[.C30]/YEARFRAC([.C14];(IF([.G15]=&quot;&quot;;[.C9];[.G15]));1))" office:value-type="percentage" office:value="0.0284303486775974" calcext:value-type="percentage">
            <text:p>2,84%</text:p>
          </table:table-cell>
          <table:covered-table-cell table:style-name="ce114"/>
          <table:covered-table-cell table:style-name="ce10"/>
          <table:table-cell table:style-name="ce50" office:value-type="string" calcext:value-type="string">
            <office:annotation draw:style-name="gr5" draw:text-style-name="P2" svg:width="2.899cm" svg:height="2.316cm" svg:x="36.437cm" svg:y="22.288cm" draw:caption-point-x="-0.61cm" draw:caption-point-y="1.51cm">
              <dc:date>2024-03-19T00:00:00</dc:date>
              <text:p text:style-name="P1"><text:span text:style-name="T1">Rendimento Composto al Netto di Commissioni e Tasse.</text:span></text:p>
            </office:annotation>
            <text:p>Rendimento Netto al Rimborso</text:p>
          </table:table-cell>
          <table:table-cell table:style-name="ce85" table:formula="of:=IFERROR(XIRR([.K5:.K6];[.I5:.I6]);&quot;&quot;)" office:value-type="percentage" office:value="0.0283537611198541" calcext:value-type="percentage">
            <text:p>2,84%</text:p>
          </table:table-cell>
          <table:covered-table-cell table:number-columns-repeated="5" table:style-name="ce180"/>
          <table:table-cell table:number-columns-repeated="16370"/>
        </table:table-row>
        <table:table-row table:style-name="ro4">
          <table:covered-table-cell table:style-name="ce25"/>
          <table:table-cell table:style-name="ce50" office:value-type="string" calcext:value-type="string">
            <office:annotation draw:style-name="gr4" draw:text-style-name="P2" svg:width="2.899cm" svg:height="3.162cm" svg:x="14.759cm" svg:y="22.817cm" draw:caption-point-x="-0.61cm" draw:caption-point-y="1.51cm">
              <dc:date>2024-03-19T00:00:00</dc:date>
              <text:p text:style-name="P1"><text:span text:style-name="T1">Rendimento Semplice al Lordo di Commissioni, Tasse e Imposta di Bollo.</text:span></text:p>
            </office:annotation>
            <text:p>Rendimento Netto (dall’Imposta di Bollo)</text:p>
          </table:table-cell>
          <table:table-cell table:style-name="ce85" table:formula="of:=([.C39]/[.C30]/YEARFRAC([.C14];(IF([.G15]=&quot;&quot;;[.C9];[.G15]));1))" office:value-type="percentage" office:value="0.0263967632389204" calcext:value-type="percentage">
            <text:p>2,64%</text:p>
          </table:table-cell>
          <table:covered-table-cell table:style-name="ce114"/>
          <table:covered-table-cell table:style-name="ce10"/>
          <table:table-cell table:style-name="ce50" office:value-type="string" calcext:value-type="string">
            <office:annotation draw:style-name="gr4" draw:text-style-name="P2" svg:width="2.899cm" svg:height="3.162cm" svg:x="36.437cm" svg:y="22.817cm" draw:caption-point-x="-0.61cm" draw:caption-point-y="1.51cm">
              <dc:date>2024-03-19T00:00:00</dc:date>
              <text:p text:style-name="P1"><text:span text:style-name="T1">Rendimento Composto al Lordo di Commissioni, Tasse e Imposta di Bollo.</text:span></text:p>
            </office:annotation>
            <text:p>Rendimento Netto (dall’Imposta di Bollo)</text:p>
          </table:table-cell>
          <table:table-cell table:style-name="ce85" table:formula="of:=IFERROR(XIRR([.L5:.L6];[.I5:.I6]);&quot;&quot;)" office:value-type="percentage" office:value="0.0263255820544565" calcext:value-type="percentage">
            <text:p>2,63%</text:p>
          </table:table-cell>
          <table:covered-table-cell table:number-columns-repeated="5" table:style-name="ce180"/>
          <table:table-cell table:number-columns-repeated="16370"/>
        </table:table-row>
        <table:table-row table:style-name="ro1">
          <table:table-cell table:style-name="ce29" table:number-columns-spanned="12" table:number-rows-spanned="1"/>
          <table:covered-table-cell table:number-columns-repeated="2" table:style-name="ce54"/>
          <table:covered-table-cell table:style-name="ce116"/>
          <table:covered-table-cell table:number-columns-repeated="8"/>
          <table:table-cell table:number-columns-repeated="16370"/>
        </table:table-row>
        <table:table-row table:style-name="ro1">
          <table:table-cell table:number-columns-repeated="16382"/>
        </table:table-row>
        <table:table-row table:style-name="ro1">
          <table:table-cell table:number-columns-repeated="2"/>
          <table:table-cell table:style-name="ce89"/>
          <table:table-cell table:number-columns-repeated="16379"/>
        </table:table-row>
        <table:table-row table:style-name="ro1">
          <table:table-cell table:number-columns-repeated="2"/>
          <table:table-cell table:style-name="ce102"/>
          <table:table-cell table:number-columns-repeated="16379"/>
        </table:table-row>
        <table:table-row table:style-name="ro1">
          <table:table-cell table:style-name="ce33" office:value-type="string" calcext:value-type="string" table:number-columns-spanned="12" table:number-rows-spanned="1">
            <text:p>Guida</text:p>
          </table:table-cell>
          <table:covered-table-cell table:number-columns-repeated="11"/>
          <table:table-cell table:number-columns-repeated="16370"/>
        </table:table-row>
        <table:table-row table:style-name="ro9">
          <table:table-cell table:style-name="ce36" office:value-type="string" calcext:value-type="string" table:number-columns-spanned="12" table:number-rows-spanned="8">
            <text:p>Questo Calcolatore è stato creato per aiutarti ad Investire in BOT. Il suo obiettivo principale  è permetterti di scegliere il BOT su cui investire in maniera consapevole conoscendo fin dal momento dell’acquisto l’importo che dovrai pagare alla Banca per acquistarlo (includendo le spese per commissioni e tasse). Grazie ad esso saprai fin dall’inizio quanto ti renderà l’investimento e quanti soldi ti metterai in tasca alla scadenza. Se per varie necessità dovrai vendere i tuoi BOT prima della scadenza questo calcolatore ti aiuterà a calcolare con precisione non solo le spese di commissioni da pagare in fase di vendita ma quanti soldi ti verranno rimborsati sia come Importo Secco che come Imposte. In questo modo saprai sempre se il tuo investimento sarà redditizio o meno. Ogni campo del calcolatore ha un quadratino rosso e se passi il mouse sopra di esso saprai esattamente a cosa serve quel campo. Quando acquisti un BOT dovrai riempire le caselle bianche nella sezione Dati Acquisto. Automaticamente il Calcolatore calcolerà gli Importi da pagare alla Banca per effettuare l’acquisto (Importi Acquisto). Inoltre, il Calcolatore, ipotizzando che porterai alla scadenza i BOT, calcolerà anche l’importo che ti verrà rimborsato a scadenza, i guadagni, i rendimenti ed eventuali plusvalenze o minusvalenze sul Capitale. Se dopo l’acquisto per vari motivi dovrai vendere i BOT prima della scadenza potrai inserire i Dati di Acquisto e i Dati di Vendita nelle caselle bianche e, automaticamente, il Calcolatore calcolerà l’importo rimborsato, i guadagni, i rendimenti ed eventuali plusvalenze e minusvalenze sul capitale. I colori del calcolatore hanno un significato preciso, il Bianco è usato per le caselle in cui dovrai inserire, eventualmente, i dati. In Giallo sono marcate le Legende dei Campi da inserire, infine, in Celeste i campi calcolati automaticamente dal Calcolatore. Quando Apri il foglio apparirà un <text:span text:style-name="T2">Security Warning</text:span> che dice <text:span text:style-name="T2">Automatic update of external links has been disabled</text:span>, cliccando su <text:span text:style-name="T2">Allow updating</text:span> permetterai al foglio di aggiornare le quotazioni dei BOT nel foglio Quotazioni. Puoi aggiungere Nuove Emissioni o Rimuovere i BOT scaduti andando sul Foglio Emissioni e aggiungere o rimuovere le righe in base alle necessità.</text:p>
          </table:table-cell>
          <table:covered-table-cell table:number-columns-repeated="11"/>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table-cell table:style-name="ce35"/>
          <table:table-cell table:number-columns-repeated="16381"/>
        </table:table-row>
        <table:table-row table:style-name="ro1" table:number-rows-repeated="3">
          <table:table-cell table:number-columns-repeated="16382"/>
        </table:table-row>
        <table:table-row table:style-name="ro2">
          <table:table-cell table:number-columns-repeated="16382"/>
        </table:table-row>
        <table:table-row table:style-name="ro1" table:number-rows-repeated="4">
          <table:table-cell table:number-columns-repeated="16382"/>
        </table:table-row>
        <table:table-row table:style-name="ro2">
          <table:table-cell table:number-columns-repeated="16382"/>
        </table:table-row>
        <table:table-row table:style-name="ro1" table:number-rows-repeated="2">
          <table:table-cell table:number-columns-repeated="16382"/>
        </table:table-row>
        <table:table-row table:style-name="ro2">
          <table:table-cell table:number-columns-repeated="16382"/>
        </table:table-row>
        <table:table-row table:style-name="ro1" table:number-rows-repeated="3">
          <table:table-cell table:number-columns-repeated="16382"/>
        </table:table-row>
        <table:table-row table:style-name="ro10">
          <table:table-cell table:number-columns-repeated="16382"/>
        </table:table-row>
        <table:table-row table:style-name="ro1" table:number-rows-repeated="4">
          <table:table-cell table:number-columns-repeated="16382"/>
        </table:table-row>
        <table:table-row table:style-name="ro2">
          <table:table-cell table:number-columns-repeated="16382"/>
        </table:table-row>
        <table:table-row table:style-name="ro1" table:number-rows-repeated="5">
          <table:table-cell table:number-columns-repeated="16382"/>
        </table:table-row>
        <table:table-row table:style-name="ro11">
          <table:table-cell table:number-columns-repeated="16382"/>
        </table:table-row>
        <table:table-row table:style-name="ro1" table:number-rows-repeated="8">
          <table:table-cell table:number-columns-repeated="16382"/>
        </table:table-row>
        <table:table-row table:style-name="ro11">
          <table:table-cell table:number-columns-repeated="16382"/>
        </table:table-row>
        <table:table-row table:style-name="ro1">
          <table:table-cell table:number-columns-repeated="16382"/>
        </table:table-row>
        <table:table-row table:style-name="ro2" table:number-rows-repeated="2">
          <table:table-cell table:number-columns-repeated="16382"/>
        </table:table-row>
        <table:table-row table:style-name="ro1">
          <table:table-cell table:number-columns-repeated="16382"/>
        </table:table-row>
        <table:table-row table:style-name="ro2">
          <table:table-cell table:number-columns-repeated="16382"/>
        </table:table-row>
        <table:table-row table:style-name="ro1" table:number-rows-repeated="4">
          <table:table-cell table:number-columns-repeated="16382"/>
        </table:table-row>
        <table:table-row table:style-name="ro11">
          <table:table-cell table:number-columns-repeated="16382"/>
        </table:table-row>
        <table:table-row table:style-name="ro1" table:number-rows-repeated="1048471">
          <table:table-cell table:number-columns-repeated="16382"/>
        </table:table-row>
        <table:table-row table:style-name="ro1">
          <table:table-cell table:number-columns-repeated="16382"/>
        </table:table-row>
      </table:table>
      <table:table table:name="Catalogo BOT" table:style-name="ta2">
        <table:table-column table:style-name="co13" table:default-cell-style-name="Default"/>
        <table:table-column table:style-name="co14" table:default-cell-style-name="Default"/>
        <table:table-column table:style-name="co15" table:number-columns-repeated="3" table:default-cell-style-name="Default"/>
        <table:table-column table:style-name="co16" table:number-columns-repeated="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row table:style-name="ro13">
          <table:table-cell table:style-name="ce265" office:value-type="string" calcext:value-type="string" table:number-columns-spanned="1" table:number-rows-spanned="2">
            <text:p>Nome</text:p>
          </table:table-cell>
          <table:table-cell table:style-name="ce265" office:value-type="string" calcext:value-type="string" table:number-columns-spanned="1" table:number-rows-spanned="2">
            <text:p>Ultimo Prezzo</text:p>
          </table:table-cell>
          <table:table-cell table:style-name="ce265" office:value-type="string" calcext:value-type="string" table:number-columns-spanned="1" table:number-rows-spanned="2">
            <text:p>Data Emissione</text:p>
          </table:table-cell>
          <table:table-cell table:style-name="ce265" office:value-type="string" calcext:value-type="string" table:number-columns-spanned="1" table:number-rows-spanned="2">
            <text:p>Prezzo Emissione</text:p>
          </table:table-cell>
          <table:table-cell table:style-name="ce265" office:value-type="string" calcext:value-type="string" table:number-columns-spanned="1" table:number-rows-spanned="2">
            <text:p>Scadenza</text:p>
          </table:table-cell>
          <table:table-cell table:style-name="ce265" office:value-type="string" calcext:value-type="string" table:number-columns-spanned="1" table:number-rows-spanned="2">
            <text:p>Disaggio Lordo</text:p>
          </table:table-cell>
          <table:table-cell table:style-name="ce265" office:value-type="string" calcext:value-type="string" table:number-columns-spanned="1" table:number-rows-spanned="2">
            <text:p>Imposta Disaggio Lordo</text:p>
          </table:table-cell>
          <table:table-cell table:style-name="ce265" office:value-type="string" calcext:value-type="string" table:number-columns-spanned="1" table:number-rows-spanned="2">
            <text:p>Rendimento Lordo</text:p>
          </table:table-cell>
          <table:table-cell table:style-name="ce265" office:value-type="string" calcext:value-type="string" table:number-columns-spanned="1" table:number-rows-spanned="2">
            <text:p>Rendimento Netto</text:p>
          </table:table-cell>
          <table:table-cell/>
          <table:table-cell table:style-name="ce306" office:value-type="currency" office:currency="EUR" office:value="5000" calcext:value-type="currency" table:number-columns-spanned="2" table:number-rows-spanned="1">
            <text:p>€ 5.000,00</text:p>
          </table:table-cell>
          <table:covered-table-cell table:style-name="ce189"/>
          <table:table-cell table:style-name="ce306" office:value-type="currency" office:currency="EUR" office:value="10000" calcext:value-type="currency" table:number-columns-spanned="2" table:number-rows-spanned="1">
            <text:p>€ 10.000,00</text:p>
          </table:table-cell>
          <table:covered-table-cell table:style-name="ce309"/>
          <table:table-cell table:style-name="ce306" office:value-type="currency" office:currency="EUR" office:value="20000" calcext:value-type="currency" table:number-columns-spanned="2" table:number-rows-spanned="1">
            <text:p>€ 20.000,00</text:p>
          </table:table-cell>
          <table:covered-table-cell table:style-name="ce309"/>
        </table:table-row>
        <table:table-row table:style-name="ro5">
          <table:covered-table-cell table:number-columns-repeated="9" table:style-name="ce189"/>
          <table:table-cell/>
          <table:table-cell table:style-name="ce307" office:value-type="string" calcext:value-type="string">
            <text:p>Guadagno Lordo</text:p>
          </table:table-cell>
          <table:table-cell table:style-name="ce189" office:value-type="string" calcext:value-type="string">
            <text:p>Guadagno Netto</text:p>
          </table:table-cell>
          <table:table-cell table:style-name="ce189" office:value-type="string" calcext:value-type="string">
            <text:p>Guadagno Lordo</text:p>
          </table:table-cell>
          <table:table-cell table:style-name="ce189" office:value-type="string" calcext:value-type="string">
            <text:p>Guadagno Netto</text:p>
          </table:table-cell>
          <table:table-cell table:style-name="ce310" office:value-type="string" calcext:value-type="string">
            <text:p>Lordo</text:p>
          </table:table-cell>
          <table:table-cell table:style-name="ce189" office:value-type="string" calcext:value-type="string">
            <text:p>Netto</text:p>
          </table:table-cell>
        </table:table-row>
        <table:table-row table:style-name="ro1">
          <table:table-cell table:style-name="ce284" office:value-type="string" calcext:value-type="string">
            <text:p>Bot Zc Mar24 S Eur </text:p>
          </table:table-cell>
          <table:table-cell table:style-name="ce289" table:formula="of:=VLOOKUP([.A3];[$Quotazioni.A:$Quotazioni.F];3;FALSE())" office:value-type="float" office:value="99.975" calcext:value-type="float">
            <text:p>99,975</text:p>
          </table:table-cell>
          <table:table-cell table:style-name="ce297" table:formula="of:=VLOOKUP([.A3];[$Emissioni.A:$Emissioni.E];3;FALSE())" office:value-type="date" office:date-value="2023-09-29" calcext:value-type="date">
            <text:p>29/09/2023</text:p>
          </table:table-cell>
          <table:table-cell table:style-name="ce289" table:formula="of:=VLOOKUP([.A3];[$Emissioni.A:$Emissioni.E];4;FALSE())" office:value-type="float" office:value="98.03" calcext:value-type="float">
            <text:p>98,030</text:p>
          </table:table-cell>
          <table:table-cell table:style-name="ce297" table:formula="of:=VLOOKUP([.A3];[$Emissioni.A:$Emissioni.E];5;FALSE())" office:value-type="date" office:date-value="2024-03-28" calcext:value-type="date">
            <text:p>28/03/2024</text:p>
          </table:table-cell>
          <table:table-cell table:style-name="ce298" table:formula="of:=(100-[.D3])*(([.E3]-TODAY())/([.E3]-[.C3]))" office:value-type="float" office:value="0.021767955801105" calcext:value-type="float">
            <text:p>0,021768</text:p>
          </table:table-cell>
          <table:table-cell table:style-name="ce298" table:formula="of:=[.F3]*0.125" office:value-type="float" office:value="0.00272099447513812" calcext:value-type="float">
            <text:p>0,002721</text:p>
          </table:table-cell>
          <table:table-cell table:style-name="ce300" table:formula="of:=(100/[.B3])^(1/YEARFRAC(TODAY();[.E3];1))-1" office:value-type="percentage" office:value="0.0468186625475997" calcext:value-type="percentage">
            <text:p>4,68%</text:p>
          </table:table-cell>
          <table:table-cell table:style-name="ce300" table:formula="of:=(100/([.B3]+[.G3]))^(1/YEARFRAC(TODAY();[.E3];1))-1" office:value-type="percentage" office:value="0.0416178427117622" calcext:value-type="percentage">
            <text:p>4,16%</text:p>
          </table:table-cell>
          <table:table-cell table:style-name="ce302"/>
          <table:table-cell table:style-name="ce308" table:formula="of:=(100-[.B3])*([.$K$1]/100)" office:value-type="float" office:value="1.25000000000028" calcext:value-type="float">
            <text:p>1,25</text:p>
          </table:table-cell>
          <table:table-cell table:style-name="ce308" table:formula="of:=(100-([.B3]+[.G3]))*([.$K$1]/100)" office:value-type="float" office:value="1.11395027624326" calcext:value-type="float">
            <text:p>1,11</text:p>
          </table:table-cell>
          <table:table-cell table:style-name="ce308" table:formula="of:=(100-[.B3])*([.$M$1]/100)" office:value-type="float" office:value="2.50000000000057" calcext:value-type="float">
            <text:p>2,50</text:p>
          </table:table-cell>
          <table:table-cell table:style-name="ce308" table:formula="of:=(100-([.B3]+[.G3]))*([.$M$1]/100)" office:value-type="float" office:value="2.22790055248652" calcext:value-type="float">
            <text:p>2,23</text:p>
          </table:table-cell>
          <table:table-cell table:style-name="ce308" table:formula="of:=(100-[.B3])*([.$O$1]/100)" office:value-type="float" office:value="5.00000000000114" calcext:value-type="float">
            <text:p>5,00</text:p>
          </table:table-cell>
          <table:table-cell table:style-name="ce308" table:formula="of:=(100-([.B3]+[.G3]))*([.$O$1]/100)" office:value-type="float" office:value="4.45580110497303" calcext:value-type="float">
            <text:p>4,46</text:p>
          </table:table-cell>
        </table:table-row>
        <table:table-row table:style-name="ro1">
          <table:table-cell table:style-name="ce285" office:value-type="string" calcext:value-type="string">
            <text:p>Bot Zc Ap24 A Eur </text:p>
          </table:table-cell>
          <table:table-cell table:style-name="ce289" table:formula="of:=VLOOKUP([.A4];[$Quotazioni.A:$Quotazioni.F];3;FALSE())" office:value-type="float" office:value="99.844" calcext:value-type="float">
            <text:p>99,844</text:p>
          </table:table-cell>
          <table:table-cell table:style-name="ce297" table:formula="of:=VLOOKUP([.A4];[$Emissioni.A:$Emissioni.E];3;FALSE())" office:value-type="date" office:date-value="2023-04-14" calcext:value-type="date">
            <text:p>14/04/2023</text:p>
          </table:table-cell>
          <table:table-cell table:style-name="ce289" table:formula="of:=VLOOKUP([.A4];[$Emissioni.A:$Emissioni.E];4;FALSE())" office:value-type="float" office:value="96.686" calcext:value-type="float">
            <text:p>96,686</text:p>
          </table:table-cell>
          <table:table-cell table:style-name="ce297" table:formula="of:=VLOOKUP([.A4];[$Emissioni.A:$Emissioni.E];5;FALSE())" office:value-type="date" office:date-value="2024-04-12" calcext:value-type="date">
            <text:p>12/04/2024</text:p>
          </table:table-cell>
          <table:table-cell table:style-name="ce298" table:formula="of:=(100-[.D4])*(([.E4]-TODAY())/([.E4]-[.C4]))" office:value-type="float" office:value="0.154774725274725" calcext:value-type="float">
            <text:p>0,154775</text:p>
          </table:table-cell>
          <table:table-cell table:style-name="ce298" table:formula="of:=[.F4]*0.125" office:value-type="float" office:value="0.0193468406593406" calcext:value-type="float">
            <text:p>0,019347</text:p>
          </table:table-cell>
          <table:table-cell table:style-name="ce300" table:formula="of:=(100/[.B4])^(1/YEARFRAC(TODAY();[.E4];1))-1" office:value-type="percentage" office:value="0.0341833760284072" calcext:value-type="percentage">
            <text:p>3,42%</text:p>
          </table:table-cell>
          <table:table-cell table:style-name="ce300" table:formula="of:=(100/([.B4]+[.G4]))^(1/YEARFRAC(TODAY();[.E4];1))-1" office:value-type="percentage" office:value="0.0298784049236089" calcext:value-type="percentage">
            <text:p>2,99%</text:p>
          </table:table-cell>
          <table:table-cell/>
          <table:table-cell table:style-name="ce308" table:formula="of:=(100-[.B4])*([.$K$1]/100)" office:value-type="float" office:value="7.8000000000003" calcext:value-type="float">
            <text:p>7,80</text:p>
          </table:table-cell>
          <table:table-cell table:style-name="ce308" table:formula="of:=(100-([.B4]+[.G4]))*([.$K$1]/100)" office:value-type="float" office:value="6.83265796703338" calcext:value-type="float">
            <text:p>6,83</text:p>
          </table:table-cell>
          <table:table-cell table:style-name="ce308" table:formula="of:=(100-[.B4])*([.$M$1]/100)" office:value-type="float" office:value="15.6000000000006" calcext:value-type="float">
            <text:p>15,60</text:p>
          </table:table-cell>
          <table:table-cell table:style-name="ce308" table:formula="of:=(100-([.B4]+[.G4]))*([.$M$1]/100)" office:value-type="float" office:value="13.6653159340668" calcext:value-type="float">
            <text:p>13,67</text:p>
          </table:table-cell>
          <table:table-cell table:style-name="ce308" table:formula="of:=(100-[.B4])*([.$O$1]/100)" office:value-type="float" office:value="31.2000000000012" calcext:value-type="float">
            <text:p>31,20</text:p>
          </table:table-cell>
          <table:table-cell table:style-name="ce308" table:formula="of:=(100-([.B4]+[.G4]))*([.$O$1]/100)" office:value-type="float" office:value="27.3306318681335" calcext:value-type="float">
            <text:p>27,33</text:p>
          </table:table-cell>
        </table:table-row>
        <table:table-row table:style-name="ro1">
          <table:table-cell table:style-name="ce286" office:value-type="string" calcext:value-type="string">
            <text:p>Bot Zc Mg24 A Eur </text:p>
          </table:table-cell>
          <table:table-cell table:style-name="ce289" table:formula="of:=VLOOKUP([.A5];[$Quotazioni.A:$Quotazioni.F];3;FALSE())" office:value-type="float" office:value="99.501" calcext:value-type="float">
            <text:p>99,501</text:p>
          </table:table-cell>
          <table:table-cell table:style-name="ce297" table:formula="of:=VLOOKUP([.A5];[$Emissioni.A:$Emissioni.E];3;FALSE())" office:value-type="date" office:date-value="2023-05-12" calcext:value-type="date">
            <text:p>12/05/2023</text:p>
          </table:table-cell>
          <table:table-cell table:style-name="ce289" table:formula="of:=VLOOKUP([.A5];[$Emissioni.A:$Emissioni.E];4;FALSE())" office:value-type="float" office:value="96.584" calcext:value-type="float">
            <text:p>96,584</text:p>
          </table:table-cell>
          <table:table-cell table:style-name="ce297" table:formula="of:=VLOOKUP([.A5];[$Emissioni.A:$Emissioni.E];5;FALSE())" office:value-type="date" office:date-value="2024-05-14" calcext:value-type="date">
            <text:p>14/05/2024</text:p>
          </table:table-cell>
          <table:table-cell table:style-name="ce298" table:formula="of:=(100-[.D5])*(([.E5]-TODAY())/([.E5]-[.C5]))" office:value-type="float" office:value="0.454847826086956" calcext:value-type="float">
            <text:p>0,454848</text:p>
          </table:table-cell>
          <table:table-cell table:style-name="ce298" table:formula="of:=[.F5]*0.125" office:value-type="float" office:value="0.0568559782608695" calcext:value-type="float">
            <text:p>0,056856</text:p>
          </table:table-cell>
          <table:table-cell table:style-name="ce300" table:formula="of:=(100/[.B5])^(1/YEARFRAC(TODAY();[.E5];1))-1" office:value-type="percentage" office:value="0.0380724185219743" calcext:value-type="percentage">
            <text:p>3,81%</text:p>
          </table:table-cell>
          <table:table-cell table:style-name="ce300" table:formula="of:=(100/([.B5]+[.G5]))^(1/YEARFRAC(TODAY();[.E5];1))-1" office:value-type="percentage" office:value="0.0336525323242058" calcext:value-type="percentage">
            <text:p>3,37%</text:p>
          </table:table-cell>
          <table:table-cell/>
          <table:table-cell table:style-name="ce308" table:formula="of:=(100-[.B5])*([.$K$1]/100)" office:value-type="float" office:value="24.9499999999998" calcext:value-type="float">
            <text:p>24,95</text:p>
          </table:table-cell>
          <table:table-cell table:style-name="ce308" table:formula="of:=(100-([.B5]+[.G5]))*([.$K$1]/100)" office:value-type="float" office:value="22.1072010869563" calcext:value-type="float">
            <text:p>22,11</text:p>
          </table:table-cell>
          <table:table-cell table:style-name="ce308" table:formula="of:=(100-[.B5])*([.$M$1]/100)" office:value-type="float" office:value="49.8999999999995" calcext:value-type="float">
            <text:p>49,90</text:p>
          </table:table-cell>
          <table:table-cell table:style-name="ce308" table:formula="of:=(100-([.B5]+[.G5]))*([.$M$1]/100)" office:value-type="float" office:value="44.2144021739125" calcext:value-type="float">
            <text:p>44,21</text:p>
          </table:table-cell>
          <table:table-cell table:style-name="ce308" table:formula="of:=(100-[.B5])*([.$O$1]/100)" office:value-type="float" office:value="99.7999999999991" calcext:value-type="float">
            <text:p>99,80</text:p>
          </table:table-cell>
          <table:table-cell table:style-name="ce308" table:formula="of:=(100-([.B5]+[.G5]))*([.$O$1]/100)" office:value-type="float" office:value="88.428804347825" calcext:value-type="float">
            <text:p>88,43</text:p>
          </table:table-cell>
        </table:table-row>
        <table:table-row table:style-name="ro1">
          <table:table-cell table:style-name="ce284" office:value-type="string" calcext:value-type="string">
            <text:p>Bot Zc May24 S Eur </text:p>
          </table:table-cell>
          <table:table-cell table:style-name="ce289" table:formula="of:=VLOOKUP([.A6];[$Quotazioni.A:$Quotazioni.F];3;FALSE())" office:value-type="float" office:value="99.338" calcext:value-type="float">
            <text:p>99,338</text:p>
          </table:table-cell>
          <table:table-cell table:style-name="ce297" table:formula="of:=VLOOKUP([.A6];[$Emissioni.A:$Emissioni.E];3;FALSE())" office:value-type="date" office:date-value="2023-11-30" calcext:value-type="date">
            <text:p>30/11/2023</text:p>
          </table:table-cell>
          <table:table-cell table:style-name="ce289" table:formula="of:=VLOOKUP([.A6];[$Emissioni.A:$Emissioni.E];4;FALSE())" office:value-type="float" office:value="98.076" calcext:value-type="float">
            <text:p>98,076</text:p>
          </table:table-cell>
          <table:table-cell table:style-name="ce297" table:formula="of:=VLOOKUP([.A6];[$Emissioni.A:$Emissioni.E];5;FALSE())" office:value-type="date" office:date-value="2024-05-31" calcext:value-type="date">
            <text:p>31/05/2024</text:p>
          </table:table-cell>
          <table:table-cell table:style-name="ce298" table:formula="of:=(100-[.D6])*(([.E6]-TODAY())/([.E6]-[.C6]))" office:value-type="float" office:value="0.693901639344265" calcext:value-type="float">
            <text:p>0,693902</text:p>
          </table:table-cell>
          <table:table-cell table:style-name="ce298" table:formula="of:=[.F6]*0.125" office:value-type="float" office:value="0.0867377049180331" calcext:value-type="float">
            <text:p>0,086738</text:p>
          </table:table-cell>
          <table:table-cell table:style-name="ce300" table:formula="of:=(100/[.B6])^(1/YEARFRAC(TODAY();[.E6];1))-1" office:value-type="percentage" office:value="0.0375197002701702" calcext:value-type="percentage">
            <text:p>3,75%</text:p>
          </table:table-cell>
          <table:table-cell table:style-name="ce300" table:formula="of:=(100/([.B6]+[.G6]))^(1/YEARFRAC(TODAY();[.E6];1))-1" office:value-type="percentage" office:value="0.0325102978031027" calcext:value-type="percentage">
            <text:p>3,25%</text:p>
          </table:table-cell>
          <table:table-cell/>
          <table:table-cell table:style-name="ce308" table:formula="of:=(100-[.B6])*([.$K$1]/100)" office:value-type="float" office:value="33.1000000000003" calcext:value-type="float">
            <text:p>33,10</text:p>
          </table:table-cell>
          <table:table-cell table:style-name="ce308" table:formula="of:=(100-([.B6]+[.G6]))*([.$K$1]/100)" office:value-type="float" office:value="28.7631147540985" calcext:value-type="float">
            <text:p>28,76</text:p>
          </table:table-cell>
          <table:table-cell table:style-name="ce308" table:formula="of:=(100-[.B6])*([.$M$1]/100)" office:value-type="float" office:value="66.2000000000006" calcext:value-type="float">
            <text:p>66,20</text:p>
          </table:table-cell>
          <table:table-cell table:style-name="ce308" table:formula="of:=(100-([.B6]+[.G6]))*([.$M$1]/100)" office:value-type="float" office:value="57.526229508197" calcext:value-type="float">
            <text:p>57,53</text:p>
          </table:table-cell>
          <table:table-cell table:style-name="ce308" table:formula="of:=(100-[.B6])*([.$O$1]/100)" office:value-type="float" office:value="132.400000000001" calcext:value-type="float">
            <text:p>132,40</text:p>
          </table:table-cell>
          <table:table-cell table:style-name="ce308" table:formula="of:=(100-([.B6]+[.G6]))*([.$O$1]/100)" office:value-type="float" office:value="115.052459016394" calcext:value-type="float">
            <text:p>115,05</text:p>
          </table:table-cell>
        </table:table-row>
        <table:table-row table:style-name="ro1">
          <table:table-cell table:style-name="ce286" office:value-type="string" calcext:value-type="string">
            <text:p>Bot Zc Gn24 A Eur </text:p>
          </table:table-cell>
          <table:table-cell table:style-name="ce289" table:formula="of:=VLOOKUP([.A7];[$Quotazioni.A:$Quotazioni.F];3;FALSE())" office:value-type="float" office:value="99.192" calcext:value-type="float">
            <text:p>99,192</text:p>
          </table:table-cell>
          <table:table-cell table:style-name="ce297" table:formula="of:=VLOOKUP([.A7];[$Emissioni.A:$Emissioni.E];3;FALSE())" office:value-type="date" office:date-value="2023-06-14" calcext:value-type="date">
            <text:p>14/06/2023</text:p>
          </table:table-cell>
          <table:table-cell table:style-name="ce289" table:formula="of:=VLOOKUP([.A7];[$Emissioni.A:$Emissioni.E];4;FALSE())" office:value-type="float" office:value="96.434" calcext:value-type="float">
            <text:p>96,434</text:p>
          </table:table-cell>
          <table:table-cell table:style-name="ce297" table:formula="of:=VLOOKUP([.A7];[$Emissioni.A:$Emissioni.E];5;FALSE())" office:value-type="date" office:date-value="2024-06-14" calcext:value-type="date">
            <text:p>14/06/2024</text:p>
          </table:table-cell>
          <table:table-cell table:style-name="ce298" table:formula="of:=(100-[.D7])*(([.E7]-TODAY())/([.E7]-[.C7]))" office:value-type="float" office:value="0.779453551912569" calcext:value-type="float">
            <text:p>0,779454</text:p>
          </table:table-cell>
          <table:table-cell table:style-name="ce298" table:formula="of:=[.F7]*0.125" office:value-type="float" office:value="0.0974316939890711" calcext:value-type="float">
            <text:p>0,097432</text:p>
          </table:table-cell>
          <table:table-cell table:style-name="ce300" table:formula="of:=(100/[.B7])^(1/YEARFRAC(TODAY();[.E7];1))-1" office:value-type="percentage" office:value="0.037813557964079" calcext:value-type="percentage">
            <text:p>3,78%</text:p>
          </table:table-cell>
          <table:table-cell table:style-name="ce300" table:formula="of:=(100/([.B7]+[.G7]))^(1/YEARFRAC(TODAY();[.E7];1))-1" office:value-type="percentage" office:value="0.0331625630562384" calcext:value-type="percentage">
            <text:p>3,32%</text:p>
          </table:table-cell>
          <table:table-cell/>
          <table:table-cell table:style-name="ce308" table:formula="of:=(100-[.B7])*([.$K$1]/100)" office:value-type="float" office:value="40.4000000000004" calcext:value-type="float">
            <text:p>40,40</text:p>
          </table:table-cell>
          <table:table-cell table:style-name="ce308" table:formula="of:=(100-([.B7]+[.G7]))*([.$K$1]/100)" office:value-type="float" office:value="35.5284153005471" calcext:value-type="float">
            <text:p>35,53</text:p>
          </table:table-cell>
          <table:table-cell table:style-name="ce308" table:formula="of:=(100-[.B7])*([.$M$1]/100)" office:value-type="float" office:value="80.8000000000007" calcext:value-type="float">
            <text:p>80,80</text:p>
          </table:table-cell>
          <table:table-cell table:style-name="ce308" table:formula="of:=(100-([.B7]+[.G7]))*([.$M$1]/100)" office:value-type="float" office:value="71.0568306010941" calcext:value-type="float">
            <text:p>71,06</text:p>
          </table:table-cell>
          <table:table-cell table:style-name="ce308" table:formula="of:=(100-[.B7])*([.$O$1]/100)" office:value-type="float" office:value="161.600000000001" calcext:value-type="float">
            <text:p>161,60</text:p>
          </table:table-cell>
          <table:table-cell table:style-name="ce308" table:formula="of:=(100-([.B7]+[.G7]))*([.$O$1]/100)" office:value-type="float" office:value="142.113661202188" calcext:value-type="float">
            <text:p>142,11</text:p>
          </table:table-cell>
        </table:table-row>
        <table:table-row table:style-name="ro1">
          <table:table-cell table:style-name="ce286" office:value-type="string" calcext:value-type="string">
            <text:p>Bot Zc Lg24 A Eur </text:p>
          </table:table-cell>
          <table:table-cell table:style-name="ce289" table:formula="of:=VLOOKUP([.A8];[$Quotazioni.A:$Quotazioni.F];3;FALSE())" office:value-type="float" office:value="98.932" calcext:value-type="float">
            <text:p>98,932</text:p>
          </table:table-cell>
          <table:table-cell table:style-name="ce297" table:formula="of:=VLOOKUP([.A8];[$Emissioni.A:$Emissioni.E];3;FALSE())" office:value-type="date" office:date-value="2023-07-14" calcext:value-type="date">
            <text:p>14/07/2023</text:p>
          </table:table-cell>
          <table:table-cell table:style-name="ce289" table:formula="of:=VLOOKUP([.A8];[$Emissioni.A:$Emissioni.E];4;FALSE())" office:value-type="float" office:value="96.162" calcext:value-type="float">
            <text:p>96,162</text:p>
          </table:table-cell>
          <table:table-cell table:style-name="ce297" table:formula="of:=VLOOKUP([.A8];[$Emissioni.A:$Emissioni.E];5;FALSE())" office:value-type="date" office:date-value="2024-07-12" calcext:value-type="date">
            <text:p>12/07/2024</text:p>
          </table:table-cell>
          <table:table-cell table:style-name="ce298" table:formula="of:=(100-[.D8])*(([.E8]-TODAY())/([.E8]-[.C8]))" office:value-type="float" office:value="1.13874725274725" calcext:value-type="float">
            <text:p>1,138747</text:p>
          </table:table-cell>
          <table:table-cell table:style-name="ce298" table:formula="of:=[.F8]*0.125" office:value-type="float" office:value="0.142343406593406" calcext:value-type="float">
            <text:p>0,142343</text:p>
          </table:table-cell>
          <table:table-cell table:style-name="ce300" table:formula="of:=(100/[.B8])^(1/YEARFRAC(TODAY();[.E8];1))-1" office:value-type="percentage" office:value="0.0370581396897698" calcext:value-type="percentage">
            <text:p>3,71%</text:p>
          </table:table-cell>
          <table:table-cell table:style-name="ce300" table:formula="of:=(100/([.B8]+[.G8]))^(1/YEARFRAC(TODAY();[.E8];1))-1" office:value-type="percentage" office:value="0.0320174362043371" calcext:value-type="percentage">
            <text:p>3,20%</text:p>
          </table:table-cell>
          <table:table-cell/>
          <table:table-cell table:style-name="ce308" table:formula="of:=(100-[.B8])*([.$K$1]/100)" office:value-type="float" office:value="53.3999999999999" calcext:value-type="float">
            <text:p>53,40</text:p>
          </table:table-cell>
          <table:table-cell table:style-name="ce308" table:formula="of:=(100-([.B8]+[.G8]))*([.$K$1]/100)" office:value-type="float" office:value="46.2828296703293" calcext:value-type="float">
            <text:p>46,28</text:p>
          </table:table-cell>
          <table:table-cell table:style-name="ce308" table:formula="of:=(100-[.B8])*([.$M$1]/100)" office:value-type="float" office:value="106.8" calcext:value-type="float">
            <text:p>106,80</text:p>
          </table:table-cell>
          <table:table-cell table:style-name="ce308" table:formula="of:=(100-([.B8]+[.G8]))*([.$M$1]/100)" office:value-type="float" office:value="92.5656593406586" calcext:value-type="float">
            <text:p>92,57</text:p>
          </table:table-cell>
          <table:table-cell table:style-name="ce308" table:formula="of:=(100-[.B8])*([.$O$1]/100)" office:value-type="float" office:value="213.6" calcext:value-type="float">
            <text:p>213,60</text:p>
          </table:table-cell>
          <table:table-cell table:style-name="ce308" table:formula="of:=(100-([.B8]+[.G8]))*([.$O$1]/100)" office:value-type="float" office:value="185.131318681317" calcext:value-type="float">
            <text:p>185,13</text:p>
          </table:table-cell>
        </table:table-row>
        <table:table-row table:style-name="ro1">
          <table:table-cell table:style-name="ce287" office:value-type="string" calcext:value-type="string">
            <text:p>Bot Zc Jul24 S Eur </text:p>
          </table:table-cell>
          <table:table-cell table:style-name="ce289" table:formula="of:=VLOOKUP([.A9];[$Quotazioni.A:$Quotazioni.F];3;FALSE())" office:value-type="float" office:value="98.733" calcext:value-type="float">
            <text:p>98,733</text:p>
          </table:table-cell>
          <table:table-cell table:style-name="ce297" table:formula="of:=VLOOKUP([.A9];[$Emissioni.A:$Emissioni.E];3;FALSE())" office:value-type="date" office:date-value="2024-01-31" calcext:value-type="date">
            <text:p>31/01/2024</text:p>
          </table:table-cell>
          <table:table-cell table:style-name="ce289" table:formula="of:=VLOOKUP([.A9];[$Emissioni.A:$Emissioni.E];4;FALSE())" office:value-type="float" office:value="98.13" calcext:value-type="float">
            <text:p>98,130</text:p>
          </table:table-cell>
          <table:table-cell table:style-name="ce297" table:formula="of:=VLOOKUP([.A9];[$Emissioni.A:$Emissioni.E];5;FALSE())" office:value-type="date" office:date-value="2024-07-31" calcext:value-type="date">
            <text:p>31/07/2024</text:p>
          </table:table-cell>
          <table:table-cell table:style-name="ce298" table:formula="of:=(100-[.D9])*(([.E9]-TODAY())/([.E9]-[.C9]))" office:value-type="float" office:value="1.30489010989011" calcext:value-type="float">
            <text:p>1,304890</text:p>
          </table:table-cell>
          <table:table-cell table:style-name="ce298" table:formula="of:=[.F9]*0.125" office:value-type="float" office:value="0.163111263736264" calcext:value-type="float">
            <text:p>0,163111</text:p>
          </table:table-cell>
          <table:table-cell table:style-name="ce300" table:formula="of:=(100/[.B9])^(1/YEARFRAC(TODAY();[.E9];1))-1" office:value-type="percentage" office:value="0.0374303405049967" calcext:value-type="percentage">
            <text:p>3,74%</text:p>
          </table:table-cell>
          <table:table-cell table:style-name="ce300" table:formula="of:=(100/([.B9]+[.G9]))^(1/YEARFRAC(TODAY();[.E9];1))-1" office:value-type="percentage" office:value="0.0325069207789461" calcext:value-type="percentage">
            <text:p>3,25%</text:p>
          </table:table-cell>
          <table:table-cell/>
          <table:table-cell table:style-name="ce308" table:formula="of:=(100-[.B9])*([.$K$1]/100)" office:value-type="float" office:value="63.3499999999998" calcext:value-type="float">
            <text:p>63,35</text:p>
          </table:table-cell>
          <table:table-cell table:style-name="ce308" table:formula="of:=(100-([.B9]+[.G9]))*([.$K$1]/100)" office:value-type="float" office:value="55.1944368131863" calcext:value-type="float">
            <text:p>55,19</text:p>
          </table:table-cell>
          <table:table-cell table:style-name="ce308" table:formula="of:=(100-[.B9])*([.$M$1]/100)" office:value-type="float" office:value="126.7" calcext:value-type="float">
            <text:p>126,70</text:p>
          </table:table-cell>
          <table:table-cell table:style-name="ce308" table:formula="of:=(100-([.B9]+[.G9]))*([.$M$1]/100)" office:value-type="float" office:value="110.388873626373" calcext:value-type="float">
            <text:p>110,39</text:p>
          </table:table-cell>
          <table:table-cell table:style-name="ce308" table:formula="of:=(100-[.B9])*([.$O$1]/100)" office:value-type="float" office:value="253.399999999999" calcext:value-type="float">
            <text:p>253,40</text:p>
          </table:table-cell>
          <table:table-cell table:style-name="ce308" table:formula="of:=(100-([.B9]+[.G9]))*([.$O$1]/100)" office:value-type="float" office:value="220.777747252745" calcext:value-type="float">
            <text:p>220,78</text:p>
          </table:table-cell>
        </table:table-row>
        <table:table-row table:style-name="ro1">
          <table:table-cell table:style-name="ce284" office:value-type="string" calcext:value-type="string">
            <text:p>Bot Zc Ag24 A Eur </text:p>
          </table:table-cell>
          <table:table-cell table:style-name="ce289" table:formula="of:=VLOOKUP([.A10];[$Quotazioni.A:$Quotazioni.F];3;FALSE())" office:value-type="float" office:value="98.599" calcext:value-type="float">
            <text:p>98,599</text:p>
          </table:table-cell>
          <table:table-cell table:style-name="ce297" table:formula="of:=VLOOKUP([.A10];[$Emissioni.A:$Emissioni.E];3;FALSE())" office:value-type="date" office:date-value="2023-08-14" calcext:value-type="date">
            <text:p>14/08/2023</text:p>
          </table:table-cell>
          <table:table-cell table:style-name="ce289" table:formula="of:=VLOOKUP([.A10];[$Emissioni.A:$Emissioni.E];4;FALSE())" office:value-type="float" office:value="96.262" calcext:value-type="float">
            <text:p>96,262</text:p>
          </table:table-cell>
          <table:table-cell table:style-name="ce297" table:formula="of:=VLOOKUP([.A10];[$Emissioni.A:$Emissioni.E];5;FALSE())" office:value-type="date" office:date-value="2024-08-14" calcext:value-type="date">
            <text:p>14/08/2024</text:p>
          </table:table-cell>
          <table:table-cell table:style-name="ce298" table:formula="of:=(100-[.D10])*(([.E10]-TODAY())/([.E10]-[.C10]))" office:value-type="float" office:value="1.44004918032787" calcext:value-type="float">
            <text:p>1,440049</text:p>
          </table:table-cell>
          <table:table-cell table:style-name="ce298" table:formula="of:=[.F10]*0.125" office:value-type="float" office:value="0.180006147540984" calcext:value-type="float">
            <text:p>0,180006</text:p>
          </table:table-cell>
          <table:table-cell table:style-name="ce300" table:formula="of:=(100/[.B10])^(1/YEARFRAC(TODAY();[.E10];1))-1" office:value-type="percentage" office:value="0.0373024383348379" calcext:value-type="percentage">
            <text:p>3,73%</text:p>
          </table:table-cell>
          <table:table-cell table:style-name="ce300" table:formula="of:=(100/([.B10]+[.G10]))^(1/YEARFRAC(TODAY();[.E10];1))-1" office:value-type="percentage" office:value="0.0324028637424842" calcext:value-type="percentage">
            <text:p>3,24%</text:p>
          </table:table-cell>
          <table:table-cell/>
          <table:table-cell table:style-name="ce308" table:formula="of:=(100-[.B10])*([.$K$1]/100)" office:value-type="float" office:value="70.0499999999998" calcext:value-type="float">
            <text:p>70,05</text:p>
          </table:table-cell>
          <table:table-cell table:style-name="ce308" table:formula="of:=(100-([.B10]+[.G10]))*([.$K$1]/100)" office:value-type="float" office:value="61.0496926229509" calcext:value-type="float">
            <text:p>61,05</text:p>
          </table:table-cell>
          <table:table-cell table:style-name="ce308" table:formula="of:=(100-[.B10])*([.$M$1]/100)" office:value-type="float" office:value="140.1" calcext:value-type="float">
            <text:p>140,10</text:p>
          </table:table-cell>
          <table:table-cell table:style-name="ce308" table:formula="of:=(100-([.B10]+[.G10]))*([.$M$1]/100)" office:value-type="float" office:value="122.099385245902" calcext:value-type="float">
            <text:p>122,10</text:p>
          </table:table-cell>
          <table:table-cell table:style-name="ce308" table:formula="of:=(100-[.B10])*([.$O$1]/100)" office:value-type="float" office:value="280.199999999999" calcext:value-type="float">
            <text:p>280,20</text:p>
          </table:table-cell>
          <table:table-cell table:style-name="ce308" table:formula="of:=(100-([.B10]+[.G10]))*([.$O$1]/100)" office:value-type="float" office:value="244.198770491803" calcext:value-type="float">
            <text:p>244,20</text:p>
          </table:table-cell>
        </table:table-row>
        <table:table-row table:style-name="ro1">
          <table:table-cell table:style-name="ce284" office:value-type="string" calcext:value-type="string">
            <text:p>Bot Zc Sep24 A Eur </text:p>
          </table:table-cell>
          <table:table-cell table:style-name="ce289" table:formula="of:=VLOOKUP([.A11];[$Quotazioni.A:$Quotazioni.F];3;FALSE())" office:value-type="float" office:value="98.3" calcext:value-type="float">
            <text:p>98,300</text:p>
          </table:table-cell>
          <table:table-cell table:style-name="ce297" table:formula="of:=VLOOKUP([.A11];[$Emissioni.A:$Emissioni.E];3;FALSE())" office:value-type="date" office:date-value="2023-09-14" calcext:value-type="date">
            <text:p>14/09/2023</text:p>
          </table:table-cell>
          <table:table-cell table:style-name="ce289" table:formula="of:=VLOOKUP([.A11];[$Emissioni.A:$Emissioni.E];4;FALSE())" office:value-type="float" office:value="96.222" calcext:value-type="float">
            <text:p>96,222</text:p>
          </table:table-cell>
          <table:table-cell table:style-name="ce297" table:formula="of:=VLOOKUP([.A11];[$Emissioni.A:$Emissioni.E];5;FALSE())" office:value-type="date" office:date-value="2024-09-13" calcext:value-type="date">
            <text:p>13/09/2024</text:p>
          </table:table-cell>
          <table:table-cell table:style-name="ce298" table:formula="of:=(100-[.D11])*(([.E11]-TODAY())/([.E11]-[.C11]))" office:value-type="float" office:value="1.76996712328767" calcext:value-type="float">
            <text:p>1,769967</text:p>
          </table:table-cell>
          <table:table-cell table:style-name="ce298" table:formula="of:=[.F11]*0.125" office:value-type="float" office:value="0.221245890410959" calcext:value-type="float">
            <text:p>0,221246</text:p>
          </table:table-cell>
          <table:table-cell table:style-name="ce300" table:formula="of:=(100/[.B11])^(1/YEARFRAC(TODAY();[.E11];1))-1" office:value-type="percentage" office:value="0.0373805107233023" calcext:value-type="percentage">
            <text:p>3,74%</text:p>
          </table:table-cell>
          <table:table-cell table:style-name="ce300" table:formula="of:=(100/([.B11]+[.G11]))^(1/YEARFRAC(TODAY();[.E11];1))-1" office:value-type="percentage" office:value="0.0324007096090995" calcext:value-type="percentage">
            <text:p>3,24%</text:p>
          </table:table-cell>
          <table:table-cell/>
          <table:table-cell table:style-name="ce308" table:formula="of:=(100-[.B11])*([.$K$1]/100)" office:value-type="float" office:value="85.0000000000001" calcext:value-type="float">
            <text:p>85,00</text:p>
          </table:table-cell>
          <table:table-cell table:style-name="ce308" table:formula="of:=(100-([.B11]+[.G11]))*([.$K$1]/100)" office:value-type="float" office:value="73.9377054794524" calcext:value-type="float">
            <text:p>73,94</text:p>
          </table:table-cell>
          <table:table-cell table:style-name="ce308" table:formula="of:=(100-[.B11])*([.$M$1]/100)" office:value-type="float" office:value="170" calcext:value-type="float">
            <text:p>170,00</text:p>
          </table:table-cell>
          <table:table-cell table:style-name="ce308" table:formula="of:=(100-([.B11]+[.G11]))*([.$M$1]/100)" office:value-type="float" office:value="147.875410958905" calcext:value-type="float">
            <text:p>147,88</text:p>
          </table:table-cell>
          <table:table-cell table:style-name="ce308" table:formula="of:=(100-[.B11])*([.$O$1]/100)" office:value-type="float" office:value="340.000000000001" calcext:value-type="float">
            <text:p>340,00</text:p>
          </table:table-cell>
          <table:table-cell table:style-name="ce308" table:formula="of:=(100-([.B11]+[.G11]))*([.$O$1]/100)" office:value-type="float" office:value="295.75082191781" calcext:value-type="float">
            <text:p>295,75</text:p>
          </table:table-cell>
        </table:table-row>
        <table:table-row table:style-name="ro1">
          <table:table-cell table:style-name="ce284" office:value-type="string" calcext:value-type="string">
            <text:p>Bot Zc Oct24 A Eur </text:p>
          </table:table-cell>
          <table:table-cell table:style-name="ce289" table:formula="of:=VLOOKUP([.A12];[$Quotazioni.A:$Quotazioni.F];3;FALSE())" office:value-type="float" office:value="98.005" calcext:value-type="float">
            <text:p>98,005</text:p>
          </table:table-cell>
          <table:table-cell table:style-name="ce297" table:formula="of:=VLOOKUP([.A12];[$Emissioni.A:$Emissioni.E];3;FALSE())" office:value-type="date" office:date-value="2023-10-13" calcext:value-type="date">
            <text:p>13/10/2023</text:p>
          </table:table-cell>
          <table:table-cell table:style-name="ce289" table:formula="of:=VLOOKUP([.A12];[$Emissioni.A:$Emissioni.E];4;FALSE())" office:value-type="float" office:value="96.137" calcext:value-type="float">
            <text:p>96,137</text:p>
          </table:table-cell>
          <table:table-cell table:style-name="ce297" table:formula="of:=VLOOKUP([.A12];[$Emissioni.A:$Emissioni.E];5;FALSE())" office:value-type="date" office:date-value="2024-10-14" calcext:value-type="date">
            <text:p>14/10/2024</text:p>
          </table:table-cell>
          <table:table-cell table:style-name="ce298" table:formula="of:=(100-[.D12])*(([.E12]-TODAY())/([.E12]-[.C12]))" office:value-type="float" office:value="2.12622888283379" calcext:value-type="float">
            <text:p>2,126229</text:p>
          </table:table-cell>
          <table:table-cell table:style-name="ce298" table:formula="of:=[.F12]*0.125" office:value-type="float" office:value="0.265778610354223" calcext:value-type="float">
            <text:p>0,265779</text:p>
          </table:table-cell>
          <table:table-cell table:style-name="ce300" table:formula="of:=(100/[.B12])^(1/YEARFRAC(TODAY();[.E12];1))-1" office:value-type="percentage" office:value="0.0371872322458533" calcext:value-type="percentage">
            <text:p>3,72%</text:p>
          </table:table-cell>
          <table:table-cell table:style-name="ce300" table:formula="of:=(100/([.B12]+[.G12]))^(1/YEARFRAC(TODAY();[.E12];1))-1" office:value-type="percentage" office:value="0.0321102533571296" calcext:value-type="percentage">
            <text:p>3,21%</text:p>
          </table:table-cell>
          <table:table-cell/>
          <table:table-cell table:style-name="ce308" table:formula="of:=(100-[.B12])*([.$K$1]/100)" office:value-type="float" office:value="99.7500000000002" calcext:value-type="float">
            <text:p>99,75</text:p>
          </table:table-cell>
          <table:table-cell table:style-name="ce308" table:formula="of:=(100-([.B12]+[.G12]))*([.$K$1]/100)" office:value-type="float" office:value="86.4610694822893" calcext:value-type="float">
            <text:p>86,46</text:p>
          </table:table-cell>
          <table:table-cell table:style-name="ce308" table:formula="of:=(100-[.B12])*([.$M$1]/100)" office:value-type="float" office:value="199.5" calcext:value-type="float">
            <text:p>199,50</text:p>
          </table:table-cell>
          <table:table-cell table:style-name="ce308" table:formula="of:=(100-([.B12]+[.G12]))*([.$M$1]/100)" office:value-type="float" office:value="172.922138964579" calcext:value-type="float">
            <text:p>172,92</text:p>
          </table:table-cell>
          <table:table-cell table:style-name="ce308" table:formula="of:=(100-[.B12])*([.$O$1]/100)" office:value-type="float" office:value="399.000000000001" calcext:value-type="float">
            <text:p>399,00</text:p>
          </table:table-cell>
          <table:table-cell table:style-name="ce308" table:formula="of:=(100-([.B12]+[.G12]))*([.$O$1]/100)" office:value-type="float" office:value="345.844277929157" calcext:value-type="float">
            <text:p>345,84</text:p>
          </table:table-cell>
        </table:table-row>
        <table:table-row table:style-name="ro1">
          <table:table-cell table:style-name="ce284" office:value-type="string" calcext:value-type="string">
            <text:p>Bot Zc Nov24 A Eur </text:p>
          </table:table-cell>
          <table:table-cell table:style-name="ce289" table:formula="of:=VLOOKUP([.A13];[$Quotazioni.A:$Quotazioni.F];3;FALSE())" office:value-type="float" office:value="97.725" calcext:value-type="float">
            <text:p>97,725</text:p>
          </table:table-cell>
          <table:table-cell table:style-name="ce297" table:formula="of:=VLOOKUP([.A13];[$Emissioni.A:$Emissioni.E];3;FALSE())" office:value-type="date" office:date-value="2023-11-14" calcext:value-type="date">
            <text:p>14/11/2023</text:p>
          </table:table-cell>
          <table:table-cell table:style-name="ce289" table:formula="of:=VLOOKUP([.A13];[$Emissioni.A:$Emissioni.E];4;FALSE())" office:value-type="float" office:value="96.224" calcext:value-type="float">
            <text:p>96,224</text:p>
          </table:table-cell>
          <table:table-cell table:style-name="ce297" table:formula="of:=VLOOKUP([.A13];[$Emissioni.A:$Emissioni.E];5;FALSE())" office:value-type="date" office:date-value="2024-11-14" calcext:value-type="date">
            <text:p>14/11/2024</text:p>
          </table:table-cell>
          <table:table-cell table:style-name="ce298" table:formula="of:=(100-[.D13])*(([.E13]-TODAY())/([.E13]-[.C13]))" office:value-type="float" office:value="2.40384699453552" calcext:value-type="float">
            <text:p>2,403847</text:p>
          </table:table-cell>
          <table:table-cell table:style-name="ce298" table:formula="of:=[.F13]*0.125" office:value-type="float" office:value="0.30048087431694" calcext:value-type="float">
            <text:p>0,300481</text:p>
          </table:table-cell>
          <table:table-cell table:style-name="ce300" table:formula="of:=(100/[.B13])^(1/YEARFRAC(TODAY();[.E13];1))-1" office:value-type="percentage" office:value="0.0368101345943095" calcext:value-type="percentage">
            <text:p>3,68%</text:p>
          </table:table-cell>
          <table:table-cell table:style-name="ce300" table:formula="of:=(100/([.B13]+[.G13]))^(1/YEARFRAC(TODAY();[.E13];1))-1" office:value-type="percentage" office:value="0.0318221860304222" calcext:value-type="percentage">
            <text:p>3,18%</text:p>
          </table:table-cell>
          <table:table-cell/>
          <table:table-cell table:style-name="ce308" table:formula="of:=(100-[.B13])*([.$K$1]/100)" office:value-type="float" office:value="113.75" calcext:value-type="float">
            <text:p>113,75</text:p>
          </table:table-cell>
          <table:table-cell table:style-name="ce308" table:formula="of:=(100-([.B13]+[.G13]))*([.$K$1]/100)" office:value-type="float" office:value="98.725956284153" calcext:value-type="float">
            <text:p>98,73</text:p>
          </table:table-cell>
          <table:table-cell table:style-name="ce308" table:formula="of:=(100-[.B13])*([.$M$1]/100)" office:value-type="float" office:value="227.500000000001" calcext:value-type="float">
            <text:p>227,50</text:p>
          </table:table-cell>
          <table:table-cell table:style-name="ce308" table:formula="of:=(100-([.B13]+[.G13]))*([.$M$1]/100)" office:value-type="float" office:value="197.451912568306" calcext:value-type="float">
            <text:p>197,45</text:p>
          </table:table-cell>
          <table:table-cell table:style-name="ce308" table:formula="of:=(100-[.B13])*([.$O$1]/100)" office:value-type="float" office:value="455.000000000001" calcext:value-type="float">
            <text:p>455,00</text:p>
          </table:table-cell>
          <table:table-cell table:style-name="ce308" table:formula="of:=(100-([.B13]+[.G13]))*([.$O$1]/100)" office:value-type="float" office:value="394.903825136612" calcext:value-type="float">
            <text:p>394,90</text:p>
          </table:table-cell>
        </table:table-row>
        <table:table-row table:style-name="ro1">
          <table:table-cell table:style-name="ce284" office:value-type="string" calcext:value-type="string">
            <text:p>Bot Zc Dec24 A Eur </text:p>
          </table:table-cell>
          <table:table-cell table:style-name="ce289" table:formula="of:=VLOOKUP([.A14];[$Quotazioni.A:$Quotazioni.F];3;FALSE())" office:value-type="float" office:value="97.479" calcext:value-type="float">
            <text:p>97,479</text:p>
          </table:table-cell>
          <table:table-cell table:style-name="ce297" table:formula="of:=VLOOKUP([.A14];[$Emissioni.A:$Emissioni.E];3;FALSE())" office:value-type="date" office:date-value="2023-12-14" calcext:value-type="date">
            <text:p>14/12/2023</text:p>
          </table:table-cell>
          <table:table-cell table:style-name="ce289" table:formula="of:=VLOOKUP([.A14];[$Emissioni.A:$Emissioni.E];4;FALSE())" office:value-type="float" office:value="96.547" calcext:value-type="float">
            <text:p>96,547</text:p>
          </table:table-cell>
          <table:table-cell table:style-name="ce297" table:formula="of:=VLOOKUP([.A14];[$Emissioni.A:$Emissioni.E];5;FALSE())" office:value-type="date" office:date-value="2024-12-13" calcext:value-type="date">
            <text:p>13/12/2024</text:p>
          </table:table-cell>
          <table:table-cell table:style-name="ce298" table:formula="of:=(100-[.D14])*(([.E14]-TODAY())/([.E14]-[.C14]))" office:value-type="float" office:value="2.47859178082192" calcext:value-type="float">
            <text:p>2,478592</text:p>
          </table:table-cell>
          <table:table-cell table:style-name="ce298" table:formula="of:=[.F14]*0.125" office:value-type="float" office:value="0.30982397260274" calcext:value-type="float">
            <text:p>0,309824</text:p>
          </table:table-cell>
          <table:table-cell table:style-name="ce300" table:formula="of:=(100/[.B14])^(1/YEARFRAC(TODAY();[.E14];1))-1" office:value-type="percentage" office:value="0.0363122915151091" calcext:value-type="percentage">
            <text:p>3,63%</text:p>
          </table:table-cell>
          <table:table-cell table:style-name="ce300" table:formula="of:=(100/([.B14]+[.G14]))^(1/YEARFRAC(TODAY();[.E14];1))-1" office:value-type="percentage" office:value="0.031728520815719" calcext:value-type="percentage">
            <text:p>3,17%</text:p>
          </table:table-cell>
          <table:table-cell/>
          <table:table-cell table:style-name="ce308" table:formula="of:=(100-[.B14])*([.$K$1]/100)" office:value-type="float" office:value="126.05" calcext:value-type="float">
            <text:p>126,05</text:p>
          </table:table-cell>
          <table:table-cell table:style-name="ce308" table:formula="of:=(100-([.B14]+[.G14]))*([.$K$1]/100)" office:value-type="float" office:value="110.558801369863" calcext:value-type="float">
            <text:p>110,56</text:p>
          </table:table-cell>
          <table:table-cell table:style-name="ce308" table:formula="of:=(100-[.B14])*([.$M$1]/100)" office:value-type="float" office:value="252.1" calcext:value-type="float">
            <text:p>252,10</text:p>
          </table:table-cell>
          <table:table-cell table:style-name="ce308" table:formula="of:=(100-([.B14]+[.G14]))*([.$M$1]/100)" office:value-type="float" office:value="221.117602739726" calcext:value-type="float">
            <text:p>221,12</text:p>
          </table:table-cell>
          <table:table-cell table:style-name="ce308" table:formula="of:=(100-[.B14])*([.$O$1]/100)" office:value-type="float" office:value="504.2" calcext:value-type="float">
            <text:p>504,20</text:p>
          </table:table-cell>
          <table:table-cell table:style-name="ce308" table:formula="of:=(100-([.B14]+[.G14]))*([.$O$1]/100)" office:value-type="float" office:value="442.235205479452" calcext:value-type="float">
            <text:p>442,24</text:p>
          </table:table-cell>
        </table:table-row>
        <table:table-row table:style-name="ro1">
          <table:table-cell table:style-name="ce284" office:value-type="string" calcext:value-type="string">
            <text:p>Bot Zc Jan25 Eur </text:p>
          </table:table-cell>
          <table:table-cell table:style-name="ce289" table:formula="of:=VLOOKUP([.A15];[$Quotazioni.A:$Quotazioni.F];3;FALSE())" office:value-type="float" office:value="97.182" calcext:value-type="float">
            <text:p>97,182</text:p>
          </table:table-cell>
          <table:table-cell table:style-name="ce297" table:formula="of:=VLOOKUP([.A15];[$Emissioni.A:$Emissioni.E];3;FALSE())" office:value-type="date" office:date-value="2024-01-12" calcext:value-type="date">
            <text:p>12/01/2024</text:p>
          </table:table-cell>
          <table:table-cell table:style-name="ce289" table:formula="of:=VLOOKUP([.A15];[$Emissioni.A:$Emissioni.E];4;FALSE())" office:value-type="float" office:value="96.97" calcext:value-type="float">
            <text:p>96,970</text:p>
          </table:table-cell>
          <table:table-cell table:style-name="ce297" table:formula="of:=VLOOKUP([.A15];[$Emissioni.A:$Emissioni.E];5;FALSE())" office:value-type="date" office:date-value="2025-01-14" calcext:value-type="date">
            <text:p>14/01/2025</text:p>
          </table:table-cell>
          <table:table-cell table:style-name="ce298" table:formula="of:=(100-[.D15])*(([.E15]-TODAY())/([.E15]-[.C15]))" office:value-type="float" office:value="2.42070652173913" calcext:value-type="float">
            <text:p>2,420707</text:p>
          </table:table-cell>
          <table:table-cell table:style-name="ce298" table:formula="of:=[.F15]*0.125" office:value-type="float" office:value="0.302588315217391" calcext:value-type="float">
            <text:p>0,302588</text:p>
          </table:table-cell>
          <table:table-cell table:style-name="ce300" table:formula="of:=(100/[.B15])^(1/YEARFRAC(TODAY();[.E15];1))-1" office:value-type="percentage" office:value="0.0361249856601353" calcext:value-type="percentage">
            <text:p>3,61%</text:p>
          </table:table-cell>
          <table:table-cell table:style-name="ce300" table:formula="of:=(100/([.B15]+[.G15]))^(1/YEARFRAC(TODAY();[.E15];1))-1" office:value-type="percentage" office:value="0.0321337171946856" calcext:value-type="percentage">
            <text:p>3,21%</text:p>
          </table:table-cell>
          <table:table-cell/>
          <table:table-cell table:style-name="ce308" table:formula="of:=(100-[.B15])*([.$K$1]/100)" office:value-type="float" office:value="140.9" calcext:value-type="float">
            <text:p>140,90</text:p>
          </table:table-cell>
          <table:table-cell table:style-name="ce308" table:formula="of:=(100-([.B15]+[.G15]))*([.$K$1]/100)" office:value-type="float" office:value="125.77058423913" calcext:value-type="float">
            <text:p>125,77</text:p>
          </table:table-cell>
          <table:table-cell table:style-name="ce308" table:formula="of:=(100-[.B15])*([.$M$1]/100)" office:value-type="float" office:value="281.8" calcext:value-type="float">
            <text:p>281,80</text:p>
          </table:table-cell>
          <table:table-cell table:style-name="ce308" table:formula="of:=(100-([.B15]+[.G15]))*([.$M$1]/100)" office:value-type="float" office:value="251.541168478261" calcext:value-type="float">
            <text:p>251,54</text:p>
          </table:table-cell>
          <table:table-cell table:style-name="ce308" table:formula="of:=(100-[.B15])*([.$O$1]/100)" office:value-type="float" office:value="563.6" calcext:value-type="float">
            <text:p>563,60</text:p>
          </table:table-cell>
          <table:table-cell table:style-name="ce308" table:formula="of:=(100-([.B15]+[.G15]))*([.$O$1]/100)" office:value-type="float" office:value="503.082336956521" calcext:value-type="float">
            <text:p>503,08</text:p>
          </table:table-cell>
        </table:table-row>
        <table:table-row table:style-name="ro1">
          <table:table-cell table:style-name="ce288" office:value-type="string" calcext:value-type="string">
            <text:p>Bot Zc Feb25 A Eur </text:p>
          </table:table-cell>
          <table:table-cell table:style-name="ce289" table:formula="of:=VLOOKUP([.A16];[$Quotazioni.A:$Quotazioni.F];3;FALSE())" office:value-type="float" office:value="96.902" calcext:value-type="float">
            <text:p>96,902</text:p>
          </table:table-cell>
          <table:table-cell table:style-name="ce297" table:formula="of:=VLOOKUP([.A16];[$Emissioni.A:$Emissioni.E];3;FALSE())" office:value-type="date" office:date-value="2024-02-14" calcext:value-type="date">
            <text:p>14/02/2024</text:p>
          </table:table-cell>
          <table:table-cell table:style-name="ce289" table:formula="of:=VLOOKUP([.A16];[$Emissioni.A:$Emissioni.E];4;FALSE())" office:value-type="float" office:value="96.543" calcext:value-type="float">
            <text:p>96,543</text:p>
          </table:table-cell>
          <table:table-cell table:style-name="ce297" table:formula="of:=VLOOKUP([.A16];[$Emissioni.A:$Emissioni.E];5;FALSE())" office:value-type="date" office:date-value="2025-02-14" calcext:value-type="date">
            <text:p>14/02/2025</text:p>
          </table:table-cell>
          <table:table-cell table:style-name="ce298" table:formula="of:=(100-[.D16])*(([.E16]-TODAY())/([.E16]-[.C16]))" office:value-type="float" office:value="3.06974043715846" calcext:value-type="float">
            <text:p>3,069740</text:p>
          </table:table-cell>
          <table:table-cell table:style-name="ce298" table:formula="of:=[.F16]*0.125" office:value-type="float" office:value="0.383717554644808" calcext:value-type="float">
            <text:p>0,383718</text:p>
          </table:table-cell>
          <table:table-cell table:style-name="ce300" table:formula="of:=(100/[.B16])^(1/YEARFRAC(TODAY();[.E16];1))-1" office:value-type="percentage" office:value="0.0359752583178941" calcext:value-type="percentage">
            <text:p>3,60%</text:p>
          </table:table-cell>
          <table:table-cell table:style-name="ce300" table:formula="of:=(100/([.B16]+[.G16]))^(1/YEARFRAC(TODAY();[.E16];1))-1" office:value-type="percentage" office:value="0.0313873374228297" calcext:value-type="percentage">
            <text:p>3,14%</text:p>
          </table:table-cell>
          <table:table-cell/>
          <table:table-cell table:style-name="ce308" table:formula="of:=(100-[.B16])*([.$K$1]/100)" office:value-type="float" office:value="154.9" calcext:value-type="float">
            <text:p>154,90</text:p>
          </table:table-cell>
          <table:table-cell table:style-name="ce308" table:formula="of:=(100-([.B16]+[.G16]))*([.$K$1]/100)" office:value-type="float" office:value="135.71412226776" calcext:value-type="float">
            <text:p>135,71</text:p>
          </table:table-cell>
          <table:table-cell table:style-name="ce308" table:formula="of:=(100-[.B16])*([.$M$1]/100)" office:value-type="float" office:value="309.8" calcext:value-type="float">
            <text:p>309,80</text:p>
          </table:table-cell>
          <table:table-cell table:style-name="ce308" table:formula="of:=(100-([.B16]+[.G16]))*([.$M$1]/100)" office:value-type="float" office:value="271.42824453552" calcext:value-type="float">
            <text:p>271,43</text:p>
          </table:table-cell>
          <table:table-cell table:style-name="ce308" table:formula="of:=(100-[.B16])*([.$O$1]/100)" office:value-type="float" office:value="619.6" calcext:value-type="float">
            <text:p>619,60</text:p>
          </table:table-cell>
          <table:table-cell table:style-name="ce308" table:formula="of:=(100-([.B16]+[.G16]))*([.$O$1]/100)" office:value-type="float" office:value="542.856489071039" calcext:value-type="float">
            <text:p>542,86</text:p>
          </table:table-cell>
        </table:table-row>
        <table:table-row table:style-name="ro1">
          <table:table-cell table:style-name="ce288" office:value-type="string" calcext:value-type="string">
            <text:p>Bot Zc Mar25 A Eur </text:p>
          </table:table-cell>
          <table:table-cell table:style-name="ce289" table:formula="of:=VLOOKUP([.A17];[$Quotazioni.A:$Quotazioni.F];3;FALSE())" office:value-type="float" office:value="96.649" calcext:value-type="float">
            <text:p>96,649</text:p>
          </table:table-cell>
          <table:table-cell table:style-name="ce297" table:formula="of:=VLOOKUP([.A17];[$Emissioni.A:$Emissioni.E];3;FALSE())" office:value-type="date" office:date-value="2024-03-14" calcext:value-type="date">
            <text:p>14/03/2024</text:p>
          </table:table-cell>
          <table:table-cell table:style-name="ce289" table:formula="of:=VLOOKUP([.A17];[$Emissioni.A:$Emissioni.E];4;FALSE())" office:value-type="float" office:value="96.53" calcext:value-type="float">
            <text:p>96,530</text:p>
          </table:table-cell>
          <table:table-cell table:style-name="ce297" table:formula="of:=VLOOKUP([.A17];[$Emissioni.A:$Emissioni.E];5;FALSE())" office:value-type="date" office:date-value="2025-03-14" calcext:value-type="date">
            <text:p>14/03/2025</text:p>
          </table:table-cell>
          <table:table-cell table:style-name="ce298" table:formula="of:=(100-[.D17])*(([.E17]-TODAY())/([.E17]-[.C17]))" office:value-type="float" office:value="3.35591780821918" calcext:value-type="float">
            <text:p>3,355918</text:p>
          </table:table-cell>
          <table:table-cell table:style-name="ce298" table:formula="of:=[.F17]*0.125" office:value-type="float" office:value="0.419489726027397" calcext:value-type="float">
            <text:p>0,419490</text:p>
          </table:table-cell>
          <table:table-cell table:style-name="ce300" table:formula="of:=(100/[.B17])^(1/YEARFRAC(TODAY();[.E17];1))-1" office:value-type="percentage" office:value="0.0358713960079076" calcext:value-type="percentage">
            <text:p>3,59%</text:p>
          </table:table-cell>
          <table:table-cell table:style-name="ce300" table:formula="of:=(100/([.B17]+[.G17]))^(1/YEARFRAC(TODAY();[.E17];1))-1" office:value-type="percentage" office:value="0.0312429509853556" calcext:value-type="percentage">
            <text:p>3,12%</text:p>
          </table:table-cell>
          <table:table-cell/>
          <table:table-cell table:style-name="ce308" table:formula="of:=(100-[.B17])*([.$K$1]/100)" office:value-type="float" office:value="167.55" calcext:value-type="float">
            <text:p>167,55</text:p>
          </table:table-cell>
          <table:table-cell table:style-name="ce308" table:formula="of:=(100-([.B17]+[.G17]))*([.$K$1]/100)" office:value-type="float" office:value="146.57551369863" calcext:value-type="float">
            <text:p>146,58</text:p>
          </table:table-cell>
          <table:table-cell table:style-name="ce308" table:formula="of:=(100-[.B17])*([.$M$1]/100)" office:value-type="float" office:value="335.1" calcext:value-type="float">
            <text:p>335,10</text:p>
          </table:table-cell>
          <table:table-cell table:style-name="ce308" table:formula="of:=(100-([.B17]+[.G17]))*([.$M$1]/100)" office:value-type="float" office:value="293.151027397261" calcext:value-type="float">
            <text:p>293,15</text:p>
          </table:table-cell>
          <table:table-cell table:style-name="ce308" table:formula="of:=(100-[.B17])*([.$O$1]/100)" office:value-type="float" office:value="670.2" calcext:value-type="float">
            <text:p>670,20</text:p>
          </table:table-cell>
          <table:table-cell table:style-name="ce308" table:formula="of:=(100-([.B17]+[.G17]))*([.$O$1]/100)" office:value-type="float" office:value="586.302054794521" calcext:value-type="float">
            <text:p>586,30</text:p>
          </table:table-cell>
        </table:table-row>
        <table:table-row table:style-name="ro1" table:number-rows-repeated="6">
          <table:table-cell table:number-columns-repeated="16"/>
        </table:table-row>
        <table:table-row table:style-name="ro1" table:number-rows-repeated="2">
          <table:table-cell table:number-columns-repeated="7"/>
          <table:table-cell table:style-name="ce301"/>
          <table:table-cell table:number-columns-repeated="8"/>
        </table:table-row>
        <table:table-row table:style-name="ro1" table:number-rows-repeated="1048547">
          <table:table-cell table:number-columns-repeated="16"/>
        </table:table-row>
        <table:table-row table:style-name="ro1">
          <table:table-cell table:number-columns-repeated="16"/>
        </table:table-row>
      </table:table>
      <table:table table:name="Quotazioni" table:style-name="ta2">
        <table:table-column table:style-name="co25" table:default-cell-style-name="Default"/>
        <table:table-column table:style-name="co12" table:number-columns-repeated="3" table:default-cell-style-name="Default"/>
        <table:table-column table:style-name="co17" table:default-cell-style-name="Default"/>
        <table:table-column table:style-name="co26" table:default-cell-style-name="Default"/>
        <table:table-row table:style-name="ro12">
          <table:table-cell table:style-name="ce200" office:value-type="string" calcext:value-type="string">
            <table:cell-range-source table:name="HTML_1 - ctl00_phContents_ctlListing_gvGrid" xlink:type="simple" xlink:href="https://www.teleborsa.it/Quotazioni/BOT" table:filter-name="calc_HTML_WebQuery" table:filter-options="0 0" table:last-column-spanned="6" table:last-row-spanned="17"/>
            <text:p><text:a xlink:href="http://www.teleborsa.it/Quotazioni/Listing.aspx?id=BOT&amp;d=0" xlink:type="simple">Titolo</text:a> </text:p>
          </table:table-cell>
          <table:table-cell table:style-name="ce200" office:value-type="string" calcext:value-type="string">
            <text:p><text:a xlink:href="http://www.teleborsa.it/Quotazioni/Listing.aspx?id=BOT&amp;o=1" xlink:type="simple">Ora</text:a> </text:p>
          </table:table-cell>
          <table:table-cell table:style-name="ce200" office:value-type="string" calcext:value-type="string">
            <text:p><text:a xlink:href="http://www.teleborsa.it/Quotazioni/Listing.aspx?id=BOT&amp;o=2" xlink:type="simple">Ultimo</text:a> </text:p>
          </table:table-cell>
          <table:table-cell table:style-name="ce200" office:value-type="string" calcext:value-type="string">
            <text:p><text:a xlink:href="http://www.teleborsa.it/Quotazioni/Listing.aspx?id=BOT&amp;o=3" xlink:type="simple">Var %</text:a> </text:p>
          </table:table-cell>
          <table:table-cell table:style-name="ce200" office:value-type="string" calcext:value-type="string">
            <text:p><text:a xlink:href="http://www.teleborsa.it/Quotazioni/Listing.aspx?id=BOT&amp;o=4" xlink:type="simple">Apertura</text:a> </text:p>
          </table:table-cell>
          <table:table-cell table:style-name="ce200" office:value-type="string" calcext:value-type="string">
            <text:p>Min - Max</text:p>
          </table:table-cell>
        </table:table-row>
        <table:table-row table:style-name="ro12">
          <table:table-cell table:style-name="ce201" office:value-type="string" calcext:value-type="string">
            <text:p><text:a xlink:href="https://www.teleborsa.it/obbligazioni-titoli-di-stato/bot-zc-ag24-a-eur-it0005559817-it0005559817-SVQwMDA1NTU5ODE3" xlink:type="simple">Bot Zc Ag24 A Eur</text:a> </text:p>
          </table:table-cell>
          <table:table-cell table:style-name="ce201" office:value-type="string" calcext:value-type="string">
            <text:p>09.09</text:p>
          </table:table-cell>
          <table:table-cell table:style-name="ce201" office:value-type="float" office:value="98.599" calcext:value-type="float">
            <text:p>98,599</text:p>
          </table:table-cell>
          <table:table-cell table:style-name="ce202" office:value-type="string" calcext:value-type="string">
            <text:p>+0,02%</text:p>
          </table:table-cell>
          <table:table-cell table:style-name="ce201" office:value-type="float" office:value="98.605" calcext:value-type="float">
            <text:p>98,605</text:p>
          </table:table-cell>
          <table:table-cell table:style-name="ce201" office:value-type="string" calcext:value-type="string">
            <text:p>98,599 - 98,605</text:p>
          </table:table-cell>
        </table:table-row>
        <table:table-row table:style-name="ro12">
          <table:table-cell table:style-name="ce201" office:value-type="string" calcext:value-type="string">
            <text:p><text:a xlink:href="https://www.teleborsa.it/obbligazioni-titoli-di-stato/bot-zc-ap24-a-eur-it0005542516-it0005542516-SVQwMDA1NTQyNTE2" xlink:type="simple">Bot Zc Ap24 A Eur</text:a> </text:p>
          </table:table-cell>
          <table:table-cell table:style-name="ce201" office:value-type="string" calcext:value-type="string">
            <text:p>09.21</text:p>
          </table:table-cell>
          <table:table-cell table:style-name="ce201" office:value-type="float" office:value="99.844" calcext:value-type="float">
            <text:p>99,844</text:p>
          </table:table-cell>
          <table:table-cell table:style-name="ce202" office:value-type="string" calcext:value-type="string">
            <text:p>+0,01%</text:p>
          </table:table-cell>
          <table:table-cell table:style-name="ce201" office:value-type="float" office:value="99.838" calcext:value-type="float">
            <text:p>99,838</text:p>
          </table:table-cell>
          <table:table-cell table:style-name="ce201" office:value-type="string" calcext:value-type="string">
            <text:p>99,838 - 99,844</text:p>
          </table:table-cell>
        </table:table-row>
        <table:table-row table:style-name="ro12">
          <table:table-cell table:style-name="ce201" office:value-type="string" calcext:value-type="string">
            <text:p><text:a xlink:href="https://www.teleborsa.it/obbligazioni-titoli-di-stato/bot-zc-dec24-a-eur-it0005575482-it0005575482-SVQwMDA1NTc1NDgy" xlink:type="simple">Bot Zc Dec24 A Eur</text:a> </text:p>
          </table:table-cell>
          <table:table-cell table:style-name="ce201" office:value-type="string" calcext:value-type="string">
            <text:p>09.25</text:p>
          </table:table-cell>
          <table:table-cell table:style-name="ce201" office:value-type="float" office:value="97.479" calcext:value-type="float">
            <text:p>97,479</text:p>
          </table:table-cell>
          <table:table-cell table:style-name="ce202" office:value-type="string" calcext:value-type="string">
            <text:p>0,00%</text:p>
          </table:table-cell>
          <table:table-cell table:style-name="ce201" office:value-type="float" office:value="97.486" calcext:value-type="float">
            <text:p>97,486</text:p>
          </table:table-cell>
          <table:table-cell table:style-name="ce201" office:value-type="string" calcext:value-type="string">
            <text:p>97,477 - 97,486</text:p>
          </table:table-cell>
        </table:table-row>
        <table:table-row table:style-name="ro12">
          <table:table-cell table:style-name="ce201" office:value-type="string" calcext:value-type="string">
            <text:p><text:a xlink:href="https://www.teleborsa.it/obbligazioni-titoli-di-stato/bot-zc-feb25-a-eur-it0005582868-it0005582868-SVQwMDA1NTgyODY4" xlink:type="simple">Bot Zc Feb25 A Eur</text:a> </text:p>
          </table:table-cell>
          <table:table-cell table:style-name="ce201" office:value-type="string" calcext:value-type="string">
            <text:p>09.23</text:p>
          </table:table-cell>
          <table:table-cell table:style-name="ce201" office:value-type="float" office:value="96.902" calcext:value-type="float">
            <text:p>96,902</text:p>
          </table:table-cell>
          <table:table-cell table:style-name="ce202" office:value-type="string" calcext:value-type="string">
            <text:p>+0,01%</text:p>
          </table:table-cell>
          <table:table-cell table:style-name="ce201" office:value-type="float" office:value="96.904" calcext:value-type="float">
            <text:p>96,904</text:p>
          </table:table-cell>
          <table:table-cell table:style-name="ce201" office:value-type="string" calcext:value-type="string">
            <text:p>96,883 - 96,904</text:p>
          </table:table-cell>
        </table:table-row>
        <table:table-row table:style-name="ro12">
          <table:table-cell table:style-name="ce201" office:value-type="string" calcext:value-type="string">
            <text:p><text:a xlink:href="https://www.teleborsa.it/obbligazioni-titoli-di-stato/bot-zc-gn24-a-eur-it0005549388-it0005549388-SVQwMDA1NTQ5Mzg4" xlink:type="simple">Bot Zc Gn24 A Eur</text:a> </text:p>
          </table:table-cell>
          <table:table-cell table:style-name="ce201" office:value-type="string" calcext:value-type="string">
            <text:p>09.14</text:p>
          </table:table-cell>
          <table:table-cell table:style-name="ce201" office:value-type="float" office:value="99.192" calcext:value-type="float">
            <text:p>99,192</text:p>
          </table:table-cell>
          <table:table-cell table:style-name="ce202" office:value-type="string" calcext:value-type="string">
            <text:p>0,00%</text:p>
          </table:table-cell>
          <table:table-cell table:style-name="ce201" office:value-type="float" office:value="99.192" calcext:value-type="float">
            <text:p>99,192</text:p>
          </table:table-cell>
          <table:table-cell table:style-name="ce201" office:value-type="string" calcext:value-type="string">
            <text:p>99,192 - 99,192</text:p>
          </table:table-cell>
        </table:table-row>
        <table:table-row table:style-name="ro12">
          <table:table-cell table:style-name="ce201" office:value-type="string" calcext:value-type="string">
            <text:p><text:a xlink:href="https://www.teleborsa.it/obbligazioni-titoli-di-stato/bot-zc-jan25-eur-it0005580003-it0005580003-SVQwMDA1NTgwMDAz" xlink:type="simple">Bot Zc Jan25 Eur</text:a> </text:p>
          </table:table-cell>
          <table:table-cell table:style-name="ce201" office:value-type="string" calcext:value-type="string">
            <text:p>09.00</text:p>
          </table:table-cell>
          <table:table-cell table:style-name="ce201" office:value-type="float" office:value="97.182" calcext:value-type="float">
            <text:p>97,182</text:p>
          </table:table-cell>
          <table:table-cell table:style-name="ce202" office:value-type="string" calcext:value-type="string">
            <text:p>+0,03%</text:p>
          </table:table-cell>
          <table:table-cell table:style-name="ce201" office:value-type="float" office:value="97.182" calcext:value-type="float">
            <text:p>97,182</text:p>
          </table:table-cell>
          <table:table-cell table:style-name="ce201" office:value-type="string" calcext:value-type="string">
            <text:p>97,182 - 97,182</text:p>
          </table:table-cell>
        </table:table-row>
        <table:table-row table:style-name="ro12">
          <table:table-cell table:style-name="ce201" office:value-type="string" calcext:value-type="string">
            <text:p><text:a xlink:href="https://www.teleborsa.it/obbligazioni-titoli-di-stato/bot-zc-jul24-s-eur-it0005581506-it0005581506-SVQwMDA1NTgxNTA2" xlink:type="simple">Bot Zc Jul24 S Eur</text:a> </text:p>
          </table:table-cell>
          <table:table-cell table:style-name="ce201" office:value-type="string" calcext:value-type="string">
            <text:p>09.24</text:p>
          </table:table-cell>
          <table:table-cell table:style-name="ce201" office:value-type="float" office:value="98.733" calcext:value-type="float">
            <text:p>98,733</text:p>
          </table:table-cell>
          <table:table-cell table:style-name="ce202" office:value-type="string" calcext:value-type="string">
            <text:p>+0,02%</text:p>
          </table:table-cell>
          <table:table-cell table:style-name="ce201" office:value-type="float" office:value="98.735" calcext:value-type="float">
            <text:p>98,735</text:p>
          </table:table-cell>
          <table:table-cell table:style-name="ce201" office:value-type="string" calcext:value-type="string">
            <text:p>98,733 - 98,735</text:p>
          </table:table-cell>
        </table:table-row>
        <table:table-row table:style-name="ro12">
          <table:table-cell table:style-name="ce201" office:value-type="string" calcext:value-type="string">
            <text:p><text:a xlink:href="https://www.teleborsa.it/obbligazioni-titoli-di-stato/bot-zc-lg24-a-eur-it0005555963-it0005555963-SVQwMDA1NTU1OTYz" xlink:type="simple">Bot Zc Lg24 A Eur</text:a> </text:p>
          </table:table-cell>
          <table:table-cell table:style-name="ce201" office:value-type="string" calcext:value-type="string">
            <text:p>09.00</text:p>
          </table:table-cell>
          <table:table-cell table:style-name="ce201" office:value-type="float" office:value="98.932" calcext:value-type="float">
            <text:p>98,932</text:p>
          </table:table-cell>
          <table:table-cell table:style-name="ce202" office:value-type="string" calcext:value-type="string">
            <text:p>+0,02%</text:p>
          </table:table-cell>
          <table:table-cell table:style-name="ce201" office:value-type="float" office:value="98.932" calcext:value-type="float">
            <text:p>98,932</text:p>
          </table:table-cell>
          <table:table-cell table:style-name="ce201" office:value-type="string" calcext:value-type="string">
            <text:p>98,932 - 98,932</text:p>
          </table:table-cell>
        </table:table-row>
        <table:table-row table:style-name="ro12">
          <table:table-cell table:style-name="ce201" office:value-type="string" calcext:value-type="string">
            <text:p><text:a xlink:href="https://www.teleborsa.it/obbligazioni-titoli-di-stato/bot-zc-mar24-s-eur-it0005566184-it0005566184-SVQwMDA1NTY2MTg0" xlink:type="simple">Bot Zc Mar24 S Eur</text:a> </text:p>
          </table:table-cell>
          <table:table-cell table:style-name="ce202" office:value-type="string" calcext:value-type="string">
            <text:p>25/03</text:p>
          </table:table-cell>
          <table:table-cell table:style-name="ce201" office:value-type="float" office:value="99.975" calcext:value-type="float">
            <text:p>99,975</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12">
          <table:table-cell table:style-name="ce201" office:value-type="string" calcext:value-type="string">
            <text:p><text:a xlink:href="https://www.teleborsa.it/obbligazioni-titoli-di-stato/bot-zc-mar25-a-eur-it0005586349-it0005586349-SVQwMDA1NTg2MzQ5" xlink:type="simple">Bot Zc Mar25 A Eur</text:a> </text:p>
          </table:table-cell>
          <table:table-cell table:style-name="ce201" office:value-type="string" calcext:value-type="string">
            <text:p>09.23</text:p>
          </table:table-cell>
          <table:table-cell table:style-name="ce201" office:value-type="float" office:value="96.649" calcext:value-type="float">
            <text:p>96,649</text:p>
          </table:table-cell>
          <table:table-cell table:style-name="ce202" office:value-type="string" calcext:value-type="string">
            <text:p>+0,01%</text:p>
          </table:table-cell>
          <table:table-cell table:style-name="ce201" office:value-type="float" office:value="96.659" calcext:value-type="float">
            <text:p>96,659</text:p>
          </table:table-cell>
          <table:table-cell table:style-name="ce201" office:value-type="string" calcext:value-type="string">
            <text:p>96,649 - 96,659</text:p>
          </table:table-cell>
        </table:table-row>
        <table:table-row table:style-name="ro12">
          <table:table-cell table:style-name="ce201" office:value-type="string" calcext:value-type="string">
            <text:p><text:a xlink:href="https://www.teleborsa.it/obbligazioni-titoli-di-stato/bot-zc-may24-s-eur-it0005571960-it0005571960-SVQwMDA1NTcxOTYw" xlink:type="simple">Bot Zc May24 S Eur</text:a> </text:p>
          </table:table-cell>
          <table:table-cell table:style-name="ce201" office:value-type="string" calcext:value-type="string">
            <text:p>09.18</text:p>
          </table:table-cell>
          <table:table-cell table:style-name="ce201" office:value-type="float" office:value="99.338" calcext:value-type="float">
            <text:p>99,338</text:p>
          </table:table-cell>
          <table:table-cell table:style-name="ce202" office:value-type="string" calcext:value-type="string">
            <text:p>0,00%</text:p>
          </table:table-cell>
          <table:table-cell table:style-name="ce201" office:value-type="float" office:value="99.338" calcext:value-type="float">
            <text:p>99,338</text:p>
          </table:table-cell>
          <table:table-cell table:style-name="ce201" office:value-type="string" calcext:value-type="string">
            <text:p>99,338 - 99,338</text:p>
          </table:table-cell>
        </table:table-row>
        <table:table-row table:style-name="ro12">
          <table:table-cell table:style-name="ce201" office:value-type="string" calcext:value-type="string">
            <text:p><text:a xlink:href="https://www.teleborsa.it/obbligazioni-titoli-di-stato/bot-zc-mg24-a-eur-it0005545469-it0005545469-SVQwMDA1NTQ1NDY5" xlink:type="simple">Bot Zc Mg24 A Eur</text:a> </text:p>
          </table:table-cell>
          <table:table-cell table:style-name="ce202" office:value-type="string" calcext:value-type="string">
            <text:p>25/03</text:p>
          </table:table-cell>
          <table:table-cell table:style-name="ce201" office:value-type="float" office:value="99.501" calcext:value-type="float">
            <text:p>99,501</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12">
          <table:table-cell table:style-name="ce201" office:value-type="string" calcext:value-type="string">
            <text:p><text:a xlink:href="https://www.teleborsa.it/obbligazioni-titoli-di-stato/bot-zc-mz24-a-eur-it0005537094-it0005537094-SVQwMDA1NTM3MDk0" xlink:type="simple">Bot Zc Mz24 A Eur</text:a> </text:p>
          </table:table-cell>
          <table:table-cell table:style-name="ce202" office:value-type="string" calcext:value-type="string">
            <text:p>11/03</text:p>
          </table:table-cell>
          <table:table-cell table:style-name="ce201" office:value-type="float" office:value="99.991" calcext:value-type="float">
            <text:p>99,991</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12">
          <table:table-cell table:style-name="ce201" office:value-type="string" calcext:value-type="string">
            <text:p><text:a xlink:href="https://www.teleborsa.it/obbligazioni-titoli-di-stato/bot-zc-nov24-a-eur-it0005570855-it0005570855-SVQwMDA1NTcwODU1" xlink:type="simple">Bot Zc Nov24 A Eur</text:a> </text:p>
          </table:table-cell>
          <table:table-cell table:style-name="ce201" office:value-type="string" calcext:value-type="string">
            <text:p>09.22</text:p>
          </table:table-cell>
          <table:table-cell table:style-name="ce201" office:value-type="float" office:value="97.725" calcext:value-type="float">
            <text:p>97,725</text:p>
          </table:table-cell>
          <table:table-cell table:style-name="ce202" office:value-type="string" calcext:value-type="string">
            <text:p>0,00%</text:p>
          </table:table-cell>
          <table:table-cell table:style-name="ce201" office:value-type="float" office:value="97.739" calcext:value-type="float">
            <text:p>97,739</text:p>
          </table:table-cell>
          <table:table-cell table:style-name="ce201" office:value-type="string" calcext:value-type="string">
            <text:p>97,725 - 97,745</text:p>
          </table:table-cell>
        </table:table-row>
        <table:table-row table:style-name="ro12">
          <table:table-cell table:style-name="ce201" office:value-type="string" calcext:value-type="string">
            <text:p><text:a xlink:href="https://www.teleborsa.it/obbligazioni-titoli-di-stato/bot-zc-oct24-a-eur-it0005567778-it0005567778-SVQwMDA1NTY3Nzc4" xlink:type="simple">Bot Zc Oct24 A Eur</text:a> </text:p>
          </table:table-cell>
          <table:table-cell table:style-name="ce201" office:value-type="string" calcext:value-type="string">
            <text:p>09.22</text:p>
          </table:table-cell>
          <table:table-cell table:style-name="ce201" office:value-type="float" office:value="98.005" calcext:value-type="float">
            <text:p>98,005</text:p>
          </table:table-cell>
          <table:table-cell table:style-name="ce202" office:value-type="string" calcext:value-type="string">
            <text:p>+0,02%</text:p>
          </table:table-cell>
          <table:table-cell table:style-name="ce201" office:value-type="float" office:value="98.02" calcext:value-type="float">
            <text:p>98,02</text:p>
          </table:table-cell>
          <table:table-cell table:style-name="ce201" office:value-type="string" calcext:value-type="string">
            <text:p>98,005 - 98,02</text:p>
          </table:table-cell>
        </table:table-row>
        <table:table-row table:style-name="ro12">
          <table:table-cell table:style-name="ce201" office:value-type="string" calcext:value-type="string">
            <text:p><text:a xlink:href="https://www.teleborsa.it/obbligazioni-titoli-di-stato/bot-zc-sep24-a-eur-it0005561458-it0005561458-SVQwMDA1NTYxNDU4" xlink:type="simple">Bot Zc Sep24 A Eur</text:a> </text:p>
          </table:table-cell>
          <table:table-cell table:style-name="ce201" office:value-type="string" calcext:value-type="string">
            <text:p>09.09</text:p>
          </table:table-cell>
          <table:table-cell table:style-name="ce201" office:value-type="float" office:value="98.3" calcext:value-type="float">
            <text:p>98,3</text:p>
          </table:table-cell>
          <table:table-cell table:style-name="ce202" office:value-type="string" calcext:value-type="string">
            <text:p>+0,01%</text:p>
          </table:table-cell>
          <table:table-cell table:style-name="ce201" office:value-type="float" office:value="98.307" calcext:value-type="float">
            <text:p>98,307</text:p>
          </table:table-cell>
          <table:table-cell table:style-name="ce201" office:value-type="string" calcext:value-type="string">
            <text:p>98,3 - 98,307</text:p>
          </table:table-cell>
        </table:table-row>
        <table:table-row table:style-name="ro1" table:number-rows-repeated="1048558">
          <table:table-cell table:number-columns-repeated="6"/>
        </table:table-row>
        <table:table-row table:style-name="ro1">
          <table:table-cell table:number-columns-repeated="6"/>
        </table:table-row>
      </table:table>
      <table:table table:name="Emissioni" table:style-name="ta2">
        <office:forms form:automatic-focus="false" form:apply-design-mode="false"/>
        <table:table-column table:style-name="co27" table:default-cell-style-name="Default"/>
        <table:table-column table:style-name="co28" table:default-cell-style-name="Default"/>
        <table:table-column table:style-name="co29" table:default-cell-style-name="Default"/>
        <table:table-column table:style-name="co28" table:default-cell-style-name="Default"/>
        <table:table-column table:style-name="co30" table:default-cell-style-name="Default"/>
        <table:table-row table:style-name="ro14">
          <table:table-cell table:style-name="ce314" office:value-type="string" calcext:value-type="string">
            <text:p>Nome BOT </text:p>
          </table:table-cell>
          <table:table-cell table:style-name="ce320" office:value-type="string" calcext:value-type="string">
            <text:p>ISIN</text:p>
          </table:table-cell>
          <table:table-cell table:style-name="ce331" office:value-type="string" calcext:value-type="string">
            <text:p>DATA EMISSIONE</text:p>
          </table:table-cell>
          <table:table-cell table:style-name="ce335" office:value-type="string" calcext:value-type="string">
            <text:p>PREZZO EMISSIONE</text:p>
          </table:table-cell>
          <table:table-cell table:style-name="ce344" office:value-type="string" calcext:value-type="string">
            <text:p>SCADENZA</text:p>
          </table:table-cell>
        </table:table-row>
        <table:table-row table:style-name="ro1">
          <table:table-cell table:style-name="ce316" office:value-type="string" calcext:value-type="string">
            <text:p>Bot Zc Mar24 S Eur </text:p>
          </table:table-cell>
          <table:table-cell table:style-name="ce322" office:value-type="string" calcext:value-type="string">
            <text:p>IT0005561458</text:p>
          </table:table-cell>
          <table:table-cell table:style-name="ce333" office:value-type="date" office:date-value="2023-09-29" calcext:value-type="date">
            <text:p>29/09/2023</text:p>
          </table:table-cell>
          <table:table-cell table:style-name="ce341" office:value-type="currency" office:currency="EUR" office:value="98.03" calcext:value-type="currency">
            <text:p>€ 98,030</text:p>
          </table:table-cell>
          <table:table-cell table:style-name="ce333" office:value-type="date" office:date-value="2024-03-28" calcext:value-type="date">
            <text:p>28/03/2024</text:p>
          </table:table-cell>
        </table:table-row>
        <table:table-row table:style-name="ro15">
          <table:table-cell table:style-name="ce315" office:value-type="string" calcext:value-type="string">
            <text:p>Bot Zc Ap24 A Eur </text:p>
          </table:table-cell>
          <table:table-cell table:style-name="ce321" office:value-type="string" calcext:value-type="string">
            <text:p>IT0005542516</text:p>
          </table:table-cell>
          <table:table-cell table:style-name="ce332" office:value-type="date" office:date-value="2023-04-14" calcext:value-type="date">
            <text:p>14/04/2023</text:p>
          </table:table-cell>
          <table:table-cell table:style-name="ce337" office:value-type="currency" office:currency="EUR" office:value="96.686" calcext:value-type="currency">
            <text:p>€ 96,686</text:p>
          </table:table-cell>
          <table:table-cell table:style-name="ce332" office:value-type="date" office:date-value="2024-04-12" calcext:value-type="date">
            <text:p>12/04/2024</text:p>
          </table:table-cell>
        </table:table-row>
        <table:table-row table:style-name="ro1">
          <table:table-cell table:style-name="ce317" office:value-type="string" calcext:value-type="string">
            <text:p>Bot Zc Mg24 A Eur </text:p>
          </table:table-cell>
          <table:table-cell table:style-name="ce323" office:value-type="string" calcext:value-type="string">
            <text:p>IT0005545469</text:p>
          </table:table-cell>
          <table:table-cell table:style-name="ce334" office:value-type="date" office:date-value="2023-05-12" calcext:value-type="date">
            <text:p>12/05/2023</text:p>
          </table:table-cell>
          <table:table-cell table:style-name="ce342" office:value-type="currency" office:currency="EUR" office:value="96.584" calcext:value-type="currency">
            <text:p>€ 96,584</text:p>
          </table:table-cell>
          <table:table-cell table:style-name="ce334" office:value-type="date" office:date-value="2024-05-14" calcext:value-type="date">
            <text:p>14/05/2024</text:p>
          </table:table-cell>
        </table:table-row>
        <table:table-row table:style-name="ro1">
          <table:table-cell table:style-name="ce317" office:value-type="string" calcext:value-type="string">
            <text:p>Bot Zc Gn24 A Eur </text:p>
          </table:table-cell>
          <table:table-cell table:style-name="ce323" office:value-type="string" calcext:value-type="string">
            <text:p>IT0005549388</text:p>
          </table:table-cell>
          <table:table-cell table:style-name="ce334" office:value-type="date" office:date-value="2023-06-14" calcext:value-type="date">
            <text:p>14/06/2023</text:p>
          </table:table-cell>
          <table:table-cell table:style-name="ce342" office:value-type="currency" office:currency="EUR" office:value="96.434" calcext:value-type="currency">
            <text:p>€ 96,434</text:p>
          </table:table-cell>
          <table:table-cell table:style-name="ce334" office:value-type="date" office:date-value="2024-06-14" calcext:value-type="date">
            <text:p>14/06/2024</text:p>
          </table:table-cell>
        </table:table-row>
        <table:table-row table:style-name="ro1">
          <table:table-cell table:style-name="ce317" office:value-type="string" calcext:value-type="string">
            <text:p>Bot Zc Lg24 A Eur </text:p>
          </table:table-cell>
          <table:table-cell table:style-name="ce323" office:value-type="string" calcext:value-type="string">
            <text:p>IT0005555963</text:p>
          </table:table-cell>
          <table:table-cell table:style-name="ce334" office:value-type="date" office:date-value="2023-07-14" calcext:value-type="date">
            <text:p>14/07/2023</text:p>
          </table:table-cell>
          <table:table-cell table:style-name="ce342" office:value-type="currency" office:currency="EUR" office:value="96.162" calcext:value-type="currency">
            <text:p>€ 96,162</text:p>
          </table:table-cell>
          <table:table-cell table:style-name="ce334" office:value-type="date" office:date-value="2024-07-12" calcext:value-type="date">
            <text:p>12/07/2024</text:p>
          </table:table-cell>
        </table:table-row>
        <table:table-row table:style-name="ro1">
          <table:table-cell table:style-name="ce318" office:value-type="string" calcext:value-type="string">
            <text:p>Bot Zc Jul24 S Eur </text:p>
          </table:table-cell>
          <table:table-cell table:style-name="ce326" office:value-type="string" calcext:value-type="string">
            <text:p>IT0005581506</text:p>
          </table:table-cell>
          <table:table-cell table:style-name="ce334" office:value-type="date" office:date-value="2024-01-31" calcext:value-type="date">
            <text:p>31/01/2024</text:p>
          </table:table-cell>
          <table:table-cell table:style-name="ce342" office:value-type="currency" office:currency="EUR" office:value="98.13" calcext:value-type="currency">
            <text:p>€ 98,130</text:p>
          </table:table-cell>
          <table:table-cell table:style-name="ce334" office:value-type="date" office:date-value="2024-07-31" calcext:value-type="date">
            <text:p>31/07/2024</text:p>
          </table:table-cell>
        </table:table-row>
        <table:table-row table:style-name="ro1">
          <table:table-cell table:style-name="ce316" office:value-type="string" calcext:value-type="string">
            <text:p>Bot Zc Ag24 A Eur </text:p>
          </table:table-cell>
          <table:table-cell table:style-name="ce322" office:value-type="string" calcext:value-type="string">
            <text:p>IT0005559817</text:p>
          </table:table-cell>
          <table:table-cell table:style-name="ce333" office:value-type="date" office:date-value="2023-08-14" calcext:value-type="date">
            <text:p>14/08/2023</text:p>
          </table:table-cell>
          <table:table-cell table:style-name="ce341" office:value-type="currency" office:currency="EUR" office:value="96.262" calcext:value-type="currency">
            <text:p>€ 96,262</text:p>
          </table:table-cell>
          <table:table-cell table:style-name="ce333" office:value-type="date" office:date-value="2024-08-14" calcext:value-type="date">
            <text:p>14/08/2024</text:p>
          </table:table-cell>
        </table:table-row>
        <table:table-row table:style-name="ro1">
          <table:table-cell table:style-name="ce316" office:value-type="string" calcext:value-type="string">
            <text:p>Bot Zc Sep24 A Eur </text:p>
          </table:table-cell>
          <table:table-cell table:style-name="ce322" office:value-type="string" calcext:value-type="string">
            <text:p>IT0005561458</text:p>
          </table:table-cell>
          <table:table-cell table:style-name="ce333" office:value-type="date" office:date-value="2023-09-14" calcext:value-type="date">
            <text:p>14/09/2023</text:p>
          </table:table-cell>
          <table:table-cell table:style-name="ce341" office:value-type="currency" office:currency="EUR" office:value="96.222" calcext:value-type="currency">
            <text:p>€ 96,222</text:p>
          </table:table-cell>
          <table:table-cell table:style-name="ce333" office:value-type="date" office:date-value="2024-09-13" calcext:value-type="date">
            <text:p>13/09/2024</text:p>
          </table:table-cell>
        </table:table-row>
        <table:table-row table:style-name="ro1">
          <table:table-cell table:style-name="ce316" office:value-type="string" calcext:value-type="string">
            <text:p>Bot Zc Oct24 A Eur </text:p>
          </table:table-cell>
          <table:table-cell table:style-name="ce322" office:value-type="string" calcext:value-type="string">
            <text:p>IT0005567778</text:p>
          </table:table-cell>
          <table:table-cell table:style-name="ce333" office:value-type="date" office:date-value="2023-10-13" calcext:value-type="date">
            <text:p>13/10/2023</text:p>
          </table:table-cell>
          <table:table-cell table:style-name="ce341" office:value-type="currency" office:currency="EUR" office:value="96.137" calcext:value-type="currency">
            <text:p>€ 96,137</text:p>
          </table:table-cell>
          <table:table-cell table:style-name="ce333" office:value-type="date" office:date-value="2024-10-14" calcext:value-type="date">
            <text:p>14/10/2024</text:p>
          </table:table-cell>
        </table:table-row>
        <table:table-row table:style-name="ro1">
          <table:table-cell table:style-name="ce316" office:value-type="string" calcext:value-type="string">
            <text:p>Bot Zc Nov24 A Eur </text:p>
          </table:table-cell>
          <table:table-cell table:style-name="ce322" office:value-type="string" calcext:value-type="string">
            <text:p>IT0005570855</text:p>
          </table:table-cell>
          <table:table-cell table:style-name="ce333" office:value-type="date" office:date-value="2023-11-14" calcext:value-type="date">
            <text:p>14/11/2023</text:p>
          </table:table-cell>
          <table:table-cell table:style-name="ce341" office:value-type="currency" office:currency="EUR" office:value="96.224" calcext:value-type="currency">
            <text:p>€ 96,224</text:p>
          </table:table-cell>
          <table:table-cell table:style-name="ce333" office:value-type="date" office:date-value="2024-11-14" calcext:value-type="date">
            <text:p>14/11/2024</text:p>
          </table:table-cell>
        </table:table-row>
        <table:table-row table:style-name="ro1">
          <table:table-cell table:style-name="ce316" office:value-type="string" calcext:value-type="string">
            <text:p>Bot Zc May24 S Eur </text:p>
          </table:table-cell>
          <table:table-cell table:style-name="ce322" office:value-type="string" calcext:value-type="string">
            <text:p>IT0005571960</text:p>
          </table:table-cell>
          <table:table-cell table:style-name="ce333" office:value-type="date" office:date-value="2023-11-30" calcext:value-type="date">
            <text:p>30/11/2023</text:p>
          </table:table-cell>
          <table:table-cell table:style-name="ce341" office:value-type="currency" office:currency="EUR" office:value="98.076" calcext:value-type="currency">
            <text:p>€ 98,076</text:p>
          </table:table-cell>
          <table:table-cell table:style-name="ce333" office:value-type="date" office:date-value="2024-05-31" calcext:value-type="date">
            <text:p>31/05/2024</text:p>
          </table:table-cell>
        </table:table-row>
        <table:table-row table:style-name="ro1">
          <table:table-cell table:style-name="ce316" office:value-type="string" calcext:value-type="string">
            <text:p>Bot Zc Dec24 A Eur </text:p>
          </table:table-cell>
          <table:table-cell table:style-name="ce322" office:value-type="string" calcext:value-type="string">
            <text:p>IT0005575482</text:p>
          </table:table-cell>
          <table:table-cell table:style-name="ce333" office:value-type="date" office:date-value="2023-12-14" calcext:value-type="date">
            <text:p>14/12/2023</text:p>
          </table:table-cell>
          <table:table-cell table:style-name="ce341" office:value-type="currency" office:currency="EUR" office:value="96.547" calcext:value-type="currency">
            <text:p>€ 96,547</text:p>
          </table:table-cell>
          <table:table-cell table:style-name="ce333" office:value-type="date" office:date-value="2024-12-13" calcext:value-type="date">
            <text:p>13/12/2024</text:p>
          </table:table-cell>
        </table:table-row>
        <table:table-row table:style-name="ro1">
          <table:table-cell table:style-name="ce316" office:value-type="string" calcext:value-type="string">
            <text:p>Bot Zc Jan25 Eur </text:p>
          </table:table-cell>
          <table:table-cell table:style-name="ce322" office:value-type="string" calcext:value-type="string">
            <text:p>IT0005580003</text:p>
          </table:table-cell>
          <table:table-cell table:style-name="ce333" office:value-type="date" office:date-value="2024-01-12" calcext:value-type="date">
            <text:p>12/01/2024</text:p>
          </table:table-cell>
          <table:table-cell table:style-name="ce341" office:value-type="currency" office:currency="EUR" office:value="96.97" calcext:value-type="currency">
            <text:p>€ 96,970</text:p>
          </table:table-cell>
          <table:table-cell table:style-name="ce333" office:value-type="date" office:date-value="2025-01-14" calcext:value-type="date">
            <text:p>14/01/2025</text:p>
          </table:table-cell>
        </table:table-row>
        <table:table-row table:style-name="ro1">
          <table:table-cell table:style-name="ce319" office:value-type="string" calcext:value-type="string">
            <text:p>Bot Zc Feb25 A Eur </text:p>
          </table:table-cell>
          <table:table-cell table:style-name="ce330" office:value-type="string" calcext:value-type="string">
            <text:p>IT0005582868</text:p>
          </table:table-cell>
          <table:table-cell table:style-name="ce333" office:value-type="date" office:date-value="2024-02-14" calcext:value-type="date">
            <text:p>14/02/2024</text:p>
          </table:table-cell>
          <table:table-cell table:style-name="ce341" office:value-type="currency" office:currency="EUR" office:value="96.543" calcext:value-type="currency">
            <text:p>€ 96,543</text:p>
          </table:table-cell>
          <table:table-cell table:style-name="ce333" office:value-type="date" office:date-value="2025-02-14" calcext:value-type="date">
            <text:p>14/02/2025</text:p>
          </table:table-cell>
        </table:table-row>
        <table:table-row table:style-name="ro1">
          <table:table-cell table:style-name="ce319" office:value-type="string" calcext:value-type="string">
            <text:p>Bot Zc Mar25 A Eur </text:p>
          </table:table-cell>
          <table:table-cell table:style-name="ce322" office:value-type="string" calcext:value-type="string">
            <text:p>IT0005586349</text:p>
          </table:table-cell>
          <table:table-cell table:style-name="ce333" office:value-type="date" office:date-value="2024-03-14" calcext:value-type="date">
            <text:p>14/03/2024</text:p>
          </table:table-cell>
          <table:table-cell table:style-name="ce343" office:value-type="currency" office:currency="EUR" office:value="96.53" calcext:value-type="currency">
            <text:p>€ 96,530</text:p>
          </table:table-cell>
          <table:table-cell table:style-name="ce333" office:value-type="date" office:date-value="2025-03-14" calcext:value-type="date">
            <text:p>14/03/2025</text:p>
          </table:table-cell>
        </table:table-row>
        <table:table-row table:style-name="ro1" table:number-rows-repeated="1048546">
          <table:table-cell table:number-columns-repeated="5"/>
        </table:table-row>
        <table:table-row table:style-name="ro1">
          <table:table-cell table:number-columns-repeated="5"/>
        </table:table-row>
      </table:table>
      <table:table table:name="Previsione Prezzo d'Asta BOT" table:style-name="ta2">
        <table:table-column table:style-name="co31" table:default-cell-style-name="Default"/>
        <table:table-column table:style-name="co32" table:default-cell-style-name="Default"/>
        <table:table-column table:style-name="co33" table:default-cell-style-name="Default"/>
        <table:table-column table:style-name="co30" table:default-cell-style-name="Default"/>
        <table:table-column table:style-name="co34" table:default-cell-style-name="Default"/>
        <table:table-column table:style-name="co35" table:default-cell-style-name="Default"/>
        <table:table-column table:style-name="co12" table:number-columns-repeated="2" table:default-cell-style-name="Default"/>
        <table:table-column table:style-name="co36" table:default-cell-style-name="Default"/>
        <table:table-column table:style-name="co37" table:number-columns-repeated="2" table:default-cell-style-name="Default"/>
        <table:table-column table:style-name="co9" table:default-cell-style-name="Default"/>
        <table:table-column table:style-name="co38" table:default-cell-style-name="Default"/>
        <table:table-column table:style-name="co39" table:number-columns-repeated="2" table:default-cell-style-name="Default"/>
        <table:table-column table:style-name="co40" table:default-cell-style-name="Default"/>
        <table:table-column table:style-name="co41" table:default-cell-style-name="Default"/>
        <table:table-column table:style-name="co42" table:default-cell-style-name="Default"/>
        <table:table-row table:style-name="ro1">
          <table:table-cell table:style-name="ce265" office:value-type="string" calcext:value-type="string" table:number-columns-spanned="6" table:number-rows-spanned="1">
            <text:p>Ultimo BOT Emesso su MOT di pari durata (Annuale o Semestrale)</text:p>
          </table:table-cell>
          <table:covered-table-cell table:number-columns-repeated="5" table:style-name="ce189"/>
          <table:table-cell table:number-columns-repeated="2"/>
          <table:table-cell table:style-name="ce265" office:value-type="string" calcext:value-type="string" table:number-columns-spanned="5" table:number-rows-spanned="1">
            <text:p>Stime Passate</text:p>
          </table:table-cell>
          <table:covered-table-cell table:style-name="ce265"/>
          <table:covered-table-cell table:number-columns-repeated="3" table:style-name="ce327"/>
          <table:table-cell table:style-name="ce302"/>
          <table:table-cell table:number-columns-repeated="4"/>
        </table:table-row>
        <table:table-row table:style-name="ro1">
          <table:table-cell table:style-name="ce189" office:value-type="string" calcext:value-type="string">
            <text:p>Nome</text:p>
          </table:table-cell>
          <table:table-cell table:style-name="ce189" office:value-type="string" calcext:value-type="string">
            <text:p>Ultimo Prezzo</text:p>
          </table:table-cell>
          <table:table-cell table:style-name="ce189" office:value-type="string" calcext:value-type="string">
            <text:p>Data Ultimo Prezzo</text:p>
          </table:table-cell>
          <table:table-cell table:style-name="ce189" office:value-type="string" calcext:value-type="string">
            <text:p>Data Emissione</text:p>
          </table:table-cell>
          <table:table-cell table:style-name="ce189" office:value-type="string" calcext:value-type="string">
            <text:p>Data Scadenza</text:p>
          </table:table-cell>
          <table:table-cell table:style-name="ce189" office:value-type="string" calcext:value-type="string">
            <text:p>Durata Residua</text:p>
          </table:table-cell>
          <table:table-cell table:number-columns-repeated="2"/>
          <table:table-cell table:style-name="ce189" office:value-type="string" calcext:value-type="string">
            <text:p>Nome</text:p>
          </table:table-cell>
          <table:table-cell table:style-name="ce189" office:value-type="string" calcext:value-type="string">
            <text:p>Data Stima</text:p>
          </table:table-cell>
          <table:table-cell table:style-name="ce189" office:value-type="string" calcext:value-type="string">
            <text:p>Stima Prezzo Emissione</text:p>
          </table:table-cell>
          <table:table-cell table:style-name="ce189" office:value-type="string" calcext:value-type="string">
            <text:p>Prezzo Emissione</text:p>
          </table:table-cell>
          <table:table-cell table:style-name="ce189" office:value-type="string" calcext:value-type="string">
            <text:p>Errore</text:p>
          </table:table-cell>
          <table:table-cell table:style-name="ce302"/>
          <table:table-cell table:number-columns-repeated="4"/>
        </table:table-row>
        <table:table-row table:style-name="ro1">
          <table:table-cell table:style-name="ce235" table:content-validation-name="val5" office:value-type="string" calcext:value-type="string">
            <text:p>Bot Zc Jul24 S Eur </text:p>
          </table:table-cell>
          <table:table-cell table:style-name="ce289" table:formula="of:=VLOOKUP([.A3];[$Quotazioni.A:$Quotazioni.C];3;FALSE())" office:value-type="float" office:value="98.733" calcext:value-type="float">
            <text:p>98,733</text:p>
          </table:table-cell>
          <table:table-cell table:style-name="ce297" table:formula="of:=TODAY()" office:value-type="date" office:date-value="2024-03-26" calcext:value-type="date">
            <text:p>26/03/2024</text:p>
          </table:table-cell>
          <table:table-cell table:style-name="ce297" table:formula="of:=VLOOKUP([.A3];[$Emissioni.A:$Emissioni.E];3;FALSE())" office:value-type="date" office:date-value="2024-01-31" calcext:value-type="date">
            <text:p>31/01/2024</text:p>
          </table:table-cell>
          <table:table-cell table:style-name="ce297" table:formula="of:=VLOOKUP([.A3];[$Emissioni.A:$Emissioni.E];5;FALSE())" office:value-type="date" office:date-value="2024-07-31" calcext:value-type="date">
            <text:p>31/07/2024</text:p>
          </table:table-cell>
          <table:table-cell table:style-name="ce244" table:formula="of:=[.E3]-[.C3]" office:value-type="float" office:value="127" calcext:value-type="float">
            <text:p>127</text:p>
          </table:table-cell>
          <table:table-cell/>
          <table:table-cell table:style-name="ce249"/>
          <table:table-cell table:style-name="ce235" office:value-type="string" calcext:value-type="string">
            <text:p>Bot Zc Mar25 ANN</text:p>
          </table:table-cell>
          <table:table-cell table:style-name="ce348" office:value-type="date" office:date-value="2024-03-11" calcext:value-type="date">
            <text:p>11/03/2024</text:p>
          </table:table-cell>
          <table:table-cell table:style-name="ce328" office:value-type="float" office:value="96.514" calcext:value-type="float">
            <text:p>96,514</text:p>
          </table:table-cell>
          <table:table-cell table:style-name="ce328" office:value-type="float" office:value="96.53" calcext:value-type="float">
            <text:p>96,530</text:p>
          </table:table-cell>
          <table:table-cell table:style-name="ce328" table:formula="of:=[.K3]-[.L3]" office:value-type="float" office:value="-0.0160000000000053" calcext:value-type="float">
            <text:p>-0,016</text:p>
          </table:table-cell>
          <table:table-cell table:style-name="ce302"/>
          <table:table-cell table:number-columns-repeated="4"/>
        </table:table-row>
        <table:table-row table:style-name="ro1">
          <table:table-cell table:number-columns-repeated="3"/>
          <table:table-cell table:style-name="ce301" table:number-columns-repeated="3"/>
          <table:table-cell table:number-columns-repeated="2"/>
          <table:table-cell table:style-name="ce235" office:value-type="string" calcext:value-type="string">
            <text:p>Bot Zc Set24 S</text:p>
          </table:table-cell>
          <table:table-cell table:style-name="ce348" office:value-type="date" office:date-value="2024-03-25" calcext:value-type="date">
            <text:p>25/03/2024</text:p>
          </table:table-cell>
          <table:table-cell table:style-name="ce329" office:value-type="float" office:value="98.166" calcext:value-type="float">
            <text:p>98,166</text:p>
          </table:table-cell>
          <table:table-cell table:style-name="ce348" table:number-columns-repeated="2"/>
          <table:table-cell table:style-name="ce302"/>
          <table:table-cell table:number-columns-repeated="4"/>
        </table:table-row>
        <table:table-row table:style-name="ro1">
          <table:table-cell table:style-name="ce265" office:value-type="string" calcext:value-type="string" table:number-columns-spanned="2" table:number-rows-spanned="1">
            <text:p>BOT Nuova Emissione</text:p>
          </table:table-cell>
          <table:covered-table-cell table:style-name="ce235"/>
          <table:table-cell table:number-columns-repeated="3"/>
          <table:table-cell table:style-name="ce301"/>
          <table:table-cell table:style-name="ce302"/>
          <table:table-cell table:number-columns-repeated="3"/>
          <table:table-cell table:style-name="ce301" table:number-columns-repeated="3"/>
          <table:table-cell table:style-name="ce302"/>
          <table:table-cell table:number-columns-repeated="4"/>
        </table:table-row>
        <table:table-row table:style-name="ro1">
          <table:table-cell table:style-name="ce189" office:value-type="string" calcext:value-type="string">
            <text:p>Prezzo Stimato</text:p>
          </table:table-cell>
          <table:table-cell table:style-name="ce189" office:value-type="string" calcext:value-type="string">
            <text:p>Rendimento Lordo Stimato</text:p>
          </table:table-cell>
          <table:table-cell table:number-columns-repeated="3"/>
          <table:table-cell table:style-name="ce301"/>
          <table:table-cell table:style-name="ce302"/>
          <table:table-cell table:number-columns-repeated="3"/>
          <table:table-cell table:style-name="ce301" table:number-columns-repeated="3"/>
          <table:table-cell table:style-name="ce302"/>
          <table:table-cell table:number-columns-repeated="4"/>
        </table:table-row>
        <table:table-row table:style-name="ro1">
          <table:table-cell table:style-name="ce289" table:formula="of:=[.B3]-((([.E3]-[.D3])-[.F3])*((100-[.B3])/[.F3]))" office:value-type="float" office:value="98.1842992125984" calcext:value-type="float">
            <text:p>98,184</text:p>
          </table:table-cell>
          <table:table-cell table:style-name="ce300" table:formula="of:=(100/[.A7])^(1/YEARFRAC([.D3];[.E3];1))-1" office:value-type="percentage" office:value="0.0375364444218613" calcext:value-type="percentage">
            <text:p>3,75%</text:p>
          </table:table-cell>
          <table:table-cell table:number-columns-repeated="8"/>
          <table:table-cell table:style-name="ce301" table:number-columns-repeated="3"/>
          <table:table-cell table:style-name="ce302"/>
          <table:table-cell table:number-columns-repeated="4"/>
        </table:table-row>
        <table:table-row table:style-name="ro1">
          <table:table-cell table:number-columns-repeated="10"/>
          <table:table-cell table:style-name="ce301" table:number-columns-repeated="3"/>
          <table:table-cell table:style-name="ce302"/>
          <table:table-cell table:number-columns-repeated="4"/>
        </table:table-row>
        <table:table-row table:style-name="ro1">
          <table:table-cell table:number-columns-repeated="4"/>
          <table:table-cell table:style-name="ce249"/>
          <table:table-cell table:number-columns-repeated="13"/>
        </table:table-row>
        <table:table-row table:style-name="ro1" table:number-rows-repeated="1048566">
          <table:table-cell table:number-columns-repeated="18"/>
        </table:table-row>
        <table:table-row table:style-name="ro1">
          <table:table-cell table:number-columns-repeated="18"/>
        </table:table-row>
      </table:table>
      <table:table table:name="Calendario Emissioni" table:style-name="ta2">
        <table:table-column table:style-name="co43" table:default-cell-style-name="ce354"/>
        <table:table-column table:style-name="co44" table:default-cell-style-name="ce358"/>
        <table:table-column table:style-name="co45" table:default-cell-style-name="ce356"/>
        <table:table-column table:style-name="co44" table:default-cell-style-name="ce359"/>
        <table:table-column table:style-name="co44" table:default-cell-style-name="ce356"/>
        <table:table-column table:style-name="co44" table:default-cell-style-name="ce359"/>
        <table:table-row table:style-name="ro1">
          <table:table-cell table:style-name="ce352" office:value-type="string" calcext:value-type="string">
            <text:p>Data</text:p>
          </table:table-cell>
          <table:table-cell table:style-name="ce357" office:value-type="string" calcext:value-type="string">
            <text:p>Evento</text:p>
          </table:table-cell>
          <table:table-cell table:style-name="ce352" office:value-type="string" calcext:value-type="string">
            <text:p>Data</text:p>
          </table:table-cell>
          <table:table-cell table:style-name="ce357" office:value-type="string" calcext:value-type="string">
            <text:p>Evento</text:p>
          </table:table-cell>
          <table:table-cell table:style-name="ce352" office:value-type="string" calcext:value-type="string">
            <text:p>Data</text:p>
          </table:table-cell>
          <table:table-cell table:style-name="ce357" office:value-type="string" calcext:value-type="string">
            <text:p>Evento</text:p>
          </table:table-cell>
        </table:table-row>
        <table:table-row table:style-name="ro1">
          <table:table-cell table:style-name="ce353" office:value-type="string" calcext:value-type="string" table:number-columns-spanned="2" table:number-rows-spanned="1">
            <text:p>Gennaio</text:p>
          </table:table-cell>
          <table:covered-table-cell table:style-name="ce235"/>
          <table:table-cell table:style-name="ce353" office:value-type="string" calcext:value-type="string" table:number-columns-spanned="2" table:number-rows-spanned="1">
            <text:p>Maggio</text:p>
          </table:table-cell>
          <table:covered-table-cell table:style-name="ce235"/>
          <table:table-cell table:style-name="ce353" office:value-type="string" calcext:value-type="string" table:number-columns-spanned="2" table:number-rows-spanned="1">
            <text:p>Settembre</text:p>
          </table:table-cell>
          <table:covered-table-cell table:style-name="ce235"/>
        </table:table-row>
        <table:table-row table:style-name="ro1">
          <table:table-cell office:value-type="date" office:date-value="2024-01-02" calcext:value-type="date">
            <text:p>02/01/2024</text:p>
          </table:table-cell>
          <table:table-cell office:value-type="string" calcext:value-type="string">
            <text:p>Regolamento</text:p>
          </table:table-cell>
          <table:table-cell table:number-columns-repeated="4"/>
        </table:table-row>
        <table:table-row table:style-name="ro1">
          <table:table-cell office:value-type="date" office:date-value="2024-01-05" calcext:value-type="date">
            <text:p>05/01/2024</text:p>
          </table:table-cell>
          <table:table-cell office:value-type="string" calcext:value-type="string">
            <text:p>Comunicazione</text:p>
          </table:table-cell>
          <table:table-cell office:value-type="date" office:date-value="2024-05-06" calcext:value-type="date">
            <text:p>06/05/2024</text:p>
          </table:table-cell>
          <table:table-cell office:value-type="string" calcext:value-type="string">
            <text:p>Comunicazione</text:p>
          </table:table-cell>
          <table:table-cell office:value-type="date" office:date-value="2024-09-06" calcext:value-type="date">
            <text:p>06/09/2024</text:p>
          </table:table-cell>
          <table:table-cell office:value-type="string" calcext:value-type="string">
            <text:p>Comunicazione</text:p>
          </table:table-cell>
        </table:table-row>
        <table:table-row table:style-name="ro1">
          <table:table-cell office:value-type="date" office:date-value="2024-01-10" calcext:value-type="date">
            <text:p>10/01/2024</text:p>
          </table:table-cell>
          <table:table-cell office:value-type="string" calcext:value-type="string">
            <text:p>Asta</text:p>
          </table:table-cell>
          <table:table-cell office:value-type="date" office:date-value="2024-05-09" calcext:value-type="date">
            <text:p>09/05/2024</text:p>
          </table:table-cell>
          <table:table-cell office:value-type="string" calcext:value-type="string">
            <text:p>Asta</text:p>
          </table:table-cell>
          <table:table-cell office:value-type="date" office:date-value="2024-09-11" calcext:value-type="date">
            <text:p>11/09/2024</text:p>
          </table:table-cell>
          <table:table-cell office:value-type="string" calcext:value-type="string">
            <text:p>Asta</text:p>
          </table:table-cell>
        </table:table-row>
        <table:table-row table:style-name="ro1">
          <table:table-cell office:value-type="date" office:date-value="2024-01-12" calcext:value-type="date">
            <text:p>12/01/2024</text:p>
          </table:table-cell>
          <table:table-cell office:value-type="string" calcext:value-type="string">
            <text:p>Regolamento</text:p>
          </table:table-cell>
          <table:table-cell office:value-type="date" office:date-value="2024-05-14" calcext:value-type="date">
            <text:p>14/05/2024</text:p>
          </table:table-cell>
          <table:table-cell office:value-type="string" calcext:value-type="string">
            <text:p>Regolamento</text:p>
          </table:table-cell>
          <table:table-cell office:value-type="date" office:date-value="2024-09-13" calcext:value-type="date">
            <text:p>13/09/2024</text:p>
          </table:table-cell>
          <table:table-cell office:value-type="string" calcext:value-type="string">
            <text:p>Regolamento</text:p>
          </table:table-cell>
        </table:table-row>
        <table:table-row table:style-name="ro1">
          <table:table-cell office:value-type="date" office:date-value="2024-01-23" calcext:value-type="date">
            <text:p>23/01/2024</text:p>
          </table:table-cell>
          <table:table-cell office:value-type="string" calcext:value-type="string">
            <text:p>Comunicazione</text:p>
          </table:table-cell>
          <table:table-cell office:value-type="date" office:date-value="2024-05-24" calcext:value-type="date">
            <text:p>24/05/2024</text:p>
          </table:table-cell>
          <table:table-cell office:value-type="string" calcext:value-type="string">
            <text:p>Comunicazione</text:p>
          </table:table-cell>
          <table:table-cell office:value-type="date" office:date-value="2024-09-23" calcext:value-type="date">
            <text:p>23/09/2024</text:p>
          </table:table-cell>
          <table:table-cell office:value-type="string" calcext:value-type="string">
            <text:p>Comunicazione</text:p>
          </table:table-cell>
        </table:table-row>
        <table:table-row table:style-name="ro1">
          <table:table-cell office:value-type="date" office:date-value="2024-01-26" calcext:value-type="date">
            <text:p>26/01/2024</text:p>
          </table:table-cell>
          <table:table-cell office:value-type="string" calcext:value-type="string">
            <text:p>Asta</text:p>
          </table:table-cell>
          <table:table-cell office:value-type="date" office:date-value="2024-05-29" calcext:value-type="date">
            <text:p>29/05/2024</text:p>
          </table:table-cell>
          <table:table-cell office:value-type="string" calcext:value-type="string">
            <text:p>Asta</text:p>
          </table:table-cell>
          <table:table-cell office:value-type="date" office:date-value="2024-09-26" calcext:value-type="date">
            <text:p>26/09/2024</text:p>
          </table:table-cell>
          <table:table-cell office:value-type="string" calcext:value-type="string">
            <text:p>Asta</text:p>
          </table:table-cell>
        </table:table-row>
        <table:table-row table:style-name="ro1">
          <table:table-cell office:value-type="date" office:date-value="2024-01-31" calcext:value-type="date">
            <text:p>31/01/2024</text:p>
          </table:table-cell>
          <table:table-cell office:value-type="string" calcext:value-type="string">
            <text:p>Regolamento</text:p>
          </table:table-cell>
          <table:table-cell office:value-type="date" office:date-value="2024-05-31" calcext:value-type="date">
            <text:p>31/05/2024</text:p>
          </table:table-cell>
          <table:table-cell office:value-type="string" calcext:value-type="string">
            <text:p>Regolamento</text:p>
          </table:table-cell>
          <table:table-cell office:value-type="date" office:date-value="2024-09-30" calcext:value-type="date">
            <text:p>30/09/2024</text:p>
          </table:table-cell>
          <table:table-cell office:value-type="string" calcext:value-type="string">
            <text:p>Regolamento</text:p>
          </table:table-cell>
        </table:table-row>
        <table:table-row table:style-name="ro1">
          <table:table-cell table:style-name="ce353" office:value-type="string" calcext:value-type="string" table:number-columns-spanned="2" table:number-rows-spanned="1">
            <text:p>Febbraio</text:p>
          </table:table-cell>
          <table:covered-table-cell table:style-name="ce235"/>
          <table:table-cell table:style-name="ce353" office:value-type="string" calcext:value-type="string" table:number-columns-spanned="2" table:number-rows-spanned="1">
            <text:p>Giugno</text:p>
          </table:table-cell>
          <table:covered-table-cell table:style-name="ce235"/>
          <table:table-cell table:style-name="ce353" office:value-type="string" calcext:value-type="string" table:number-columns-spanned="2" table:number-rows-spanned="1">
            <text:p>Ottobre</text:p>
          </table:table-cell>
          <table:covered-table-cell table:style-name="ce235"/>
        </table:table-row>
        <table:table-row table:style-name="ro1">
          <table:table-cell office:value-type="date" office:date-value="2024-02-06" calcext:value-type="date">
            <text:p>06/02/2024</text:p>
          </table:table-cell>
          <table:table-cell office:value-type="string" calcext:value-type="string">
            <text:p>Comunicazione</text:p>
          </table:table-cell>
          <table:table-cell office:value-type="date" office:date-value="2024-06-07" calcext:value-type="date">
            <text:p>07/06/2024</text:p>
          </table:table-cell>
          <table:table-cell office:value-type="string" calcext:value-type="string">
            <text:p>Comunicazione</text:p>
          </table:table-cell>
          <table:table-cell office:value-type="date" office:date-value="2024-10-07" calcext:value-type="date">
            <text:p>07/10/2024</text:p>
          </table:table-cell>
          <table:table-cell office:value-type="string" calcext:value-type="string">
            <text:p>Comunicazione</text:p>
          </table:table-cell>
        </table:table-row>
        <table:table-row table:style-name="ro1">
          <table:table-cell office:value-type="date" office:date-value="2024-02-09" calcext:value-type="date">
            <text:p>09/02/2024</text:p>
          </table:table-cell>
          <table:table-cell office:value-type="string" calcext:value-type="string">
            <text:p>Asta</text:p>
          </table:table-cell>
          <table:table-cell office:value-type="date" office:date-value="2024-06-12" calcext:value-type="date">
            <text:p>12/06/2024</text:p>
          </table:table-cell>
          <table:table-cell office:value-type="string" calcext:value-type="string">
            <text:p>Asta</text:p>
          </table:table-cell>
          <table:table-cell office:value-type="date" office:date-value="2024-10-10" calcext:value-type="date">
            <text:p>10/10/2024</text:p>
          </table:table-cell>
          <table:table-cell office:value-type="string" calcext:value-type="string">
            <text:p>Asta</text:p>
          </table:table-cell>
        </table:table-row>
        <table:table-row table:style-name="ro1">
          <table:table-cell office:value-type="date" office:date-value="2024-02-14" calcext:value-type="date">
            <text:p>14/02/2024</text:p>
          </table:table-cell>
          <table:table-cell office:value-type="string" calcext:value-type="string">
            <text:p>Regolamento</text:p>
          </table:table-cell>
          <table:table-cell office:value-type="date" office:date-value="2024-06-14" calcext:value-type="date">
            <text:p>14/06/2024</text:p>
          </table:table-cell>
          <table:table-cell office:value-type="string" calcext:value-type="string">
            <text:p>Regolamento</text:p>
          </table:table-cell>
          <table:table-cell office:value-type="date" office:date-value="2024-10-14" calcext:value-type="date">
            <text:p>14/10/2024</text:p>
          </table:table-cell>
          <table:table-cell office:value-type="string" calcext:value-type="string">
            <text:p>Regolamento</text:p>
          </table:table-cell>
        </table:table-row>
        <table:table-row table:style-name="ro1">
          <table:table-cell office:value-type="date" office:date-value="2024-02-22" calcext:value-type="date">
            <text:p>22/02/2024</text:p>
          </table:table-cell>
          <table:table-cell office:value-type="string" calcext:value-type="string">
            <text:p>Comunicazione</text:p>
          </table:table-cell>
          <table:table-cell office:value-type="date" office:date-value="2024-06-21" calcext:value-type="date">
            <text:p>21/06/2024</text:p>
          </table:table-cell>
          <table:table-cell office:value-type="string" calcext:value-type="string">
            <text:p>Comunicazione</text:p>
          </table:table-cell>
          <table:table-cell office:value-type="date" office:date-value="2024-10-24" calcext:value-type="date">
            <text:p>24/10/2024</text:p>
          </table:table-cell>
          <table:table-cell office:value-type="string" calcext:value-type="string">
            <text:p>Comunicazione</text:p>
          </table:table-cell>
        </table:table-row>
        <table:table-row table:style-name="ro1">
          <table:table-cell office:value-type="date" office:date-value="2024-02-27" calcext:value-type="date">
            <text:p>27/02/2024</text:p>
          </table:table-cell>
          <table:table-cell office:value-type="string" calcext:value-type="string">
            <text:p>Asta</text:p>
          </table:table-cell>
          <table:table-cell office:value-type="date" office:date-value="2024-06-26" calcext:value-type="date">
            <text:p>26/06/2024</text:p>
          </table:table-cell>
          <table:table-cell office:value-type="string" calcext:value-type="string">
            <text:p>Asta</text:p>
          </table:table-cell>
          <table:table-cell office:value-type="date" office:date-value="2024-10-29" calcext:value-type="date">
            <text:p>29/10/2024</text:p>
          </table:table-cell>
          <table:table-cell office:value-type="string" calcext:value-type="string">
            <text:p>Asta</text:p>
          </table:table-cell>
        </table:table-row>
        <table:table-row table:style-name="ro1">
          <table:table-cell office:value-type="date" office:date-value="2024-02-29" calcext:value-type="date">
            <text:p>29/02/2024</text:p>
          </table:table-cell>
          <table:table-cell office:value-type="string" calcext:value-type="string">
            <text:p>Regolamento</text:p>
          </table:table-cell>
          <table:table-cell office:value-type="date" office:date-value="2024-06-28" calcext:value-type="date">
            <text:p>28/06/2024</text:p>
          </table:table-cell>
          <table:table-cell office:value-type="string" calcext:value-type="string">
            <text:p>Regolamento</text:p>
          </table:table-cell>
          <table:table-cell office:value-type="date" office:date-value="2024-10-31" calcext:value-type="date">
            <text:p>31/10/2024</text:p>
          </table:table-cell>
          <table:table-cell office:value-type="string" calcext:value-type="string">
            <text:p>Regolamento</text:p>
          </table:table-cell>
        </table:table-row>
        <table:table-row table:style-name="ro1">
          <table:table-cell table:style-name="ce355" office:value-type="string" calcext:value-type="string" table:number-columns-spanned="2" table:number-rows-spanned="1">
            <text:p>Marzo</text:p>
          </table:table-cell>
          <table:covered-table-cell table:style-name="ce235"/>
          <table:table-cell table:style-name="ce355" office:value-type="string" calcext:value-type="string" table:number-columns-spanned="2" table:number-rows-spanned="1">
            <text:p>Luglio</text:p>
          </table:table-cell>
          <table:covered-table-cell table:style-name="ce235"/>
          <table:table-cell table:style-name="ce355" office:value-type="string" calcext:value-type="string" table:number-columns-spanned="2" table:number-rows-spanned="1">
            <text:p>Novembre</text:p>
          </table:table-cell>
          <table:covered-table-cell table:style-name="ce235"/>
        </table:table-row>
        <table:table-row table:style-name="ro1">
          <table:table-cell office:value-type="date" office:date-value="2024-03-07" calcext:value-type="date">
            <text:p>07/03/2024</text:p>
          </table:table-cell>
          <table:table-cell office:value-type="string" calcext:value-type="string">
            <text:p>Comunicazione</text:p>
          </table:table-cell>
          <table:table-cell office:value-type="date" office:date-value="2024-07-05" calcext:value-type="date">
            <text:p>05/07/2024</text:p>
          </table:table-cell>
          <table:table-cell office:value-type="string" calcext:value-type="string">
            <text:p>Comunicazione</text:p>
          </table:table-cell>
          <table:table-cell office:value-type="date" office:date-value="2024-11-07" calcext:value-type="date">
            <text:p>07/11/2024</text:p>
          </table:table-cell>
          <table:table-cell office:value-type="string" calcext:value-type="string">
            <text:p>Comunicazione</text:p>
          </table:table-cell>
        </table:table-row>
        <table:table-row table:style-name="ro1">
          <table:table-cell office:value-type="date" office:date-value="2024-03-12" calcext:value-type="date">
            <text:p>12/03/2024</text:p>
          </table:table-cell>
          <table:table-cell office:value-type="string" calcext:value-type="string">
            <text:p>Asta</text:p>
          </table:table-cell>
          <table:table-cell office:value-type="date" office:date-value="2024-07-10" calcext:value-type="date">
            <text:p>10/07/2024</text:p>
          </table:table-cell>
          <table:table-cell office:value-type="string" calcext:value-type="string">
            <text:p>Asta</text:p>
          </table:table-cell>
          <table:table-cell office:value-type="date" office:date-value="2024-11-12" calcext:value-type="date">
            <text:p>12/11/2024</text:p>
          </table:table-cell>
          <table:table-cell office:value-type="string" calcext:value-type="string">
            <text:p>Asta</text:p>
          </table:table-cell>
        </table:table-row>
        <table:table-row table:style-name="ro1">
          <table:table-cell office:value-type="date" office:date-value="2024-03-14" calcext:value-type="date">
            <text:p>14/03/2024</text:p>
          </table:table-cell>
          <table:table-cell office:value-type="string" calcext:value-type="string">
            <text:p>Regolamento</text:p>
          </table:table-cell>
          <table:table-cell office:value-type="date" office:date-value="2024-07-12" calcext:value-type="date">
            <text:p>12/07/2024</text:p>
          </table:table-cell>
          <table:table-cell office:value-type="string" calcext:value-type="string">
            <text:p>Regolamento</text:p>
          </table:table-cell>
          <table:table-cell office:value-type="date" office:date-value="2024-11-14" calcext:value-type="date">
            <text:p>14/11/2024</text:p>
          </table:table-cell>
          <table:table-cell office:value-type="string" calcext:value-type="string">
            <text:p>Regolamento</text:p>
          </table:table-cell>
        </table:table-row>
        <table:table-row table:style-name="ro1">
          <table:table-cell office:value-type="date" office:date-value="2024-03-21" calcext:value-type="date">
            <text:p>21/03/2024</text:p>
          </table:table-cell>
          <table:table-cell office:value-type="string" calcext:value-type="string">
            <text:p>Comunicazione</text:p>
          </table:table-cell>
          <table:table-cell office:value-type="date" office:date-value="2024-07-23" calcext:value-type="date">
            <text:p>23/07/2024</text:p>
          </table:table-cell>
          <table:table-cell office:value-type="string" calcext:value-type="string">
            <text:p>Comunicazione</text:p>
          </table:table-cell>
          <table:table-cell office:value-type="date" office:date-value="2024-11-21" calcext:value-type="date">
            <text:p>21/11/2024</text:p>
          </table:table-cell>
          <table:table-cell office:value-type="string" calcext:value-type="string">
            <text:p>Comunicazione</text:p>
          </table:table-cell>
        </table:table-row>
        <table:table-row table:style-name="ro1">
          <table:table-cell table:style-name="ce348" office:value-type="date" office:date-value="2024-03-26" calcext:value-type="date">
            <text:p>26/03/2024</text:p>
          </table:table-cell>
          <table:table-cell table:style-name="ce235" office:value-type="string" calcext:value-type="string">
            <text:p>Asta</text:p>
          </table:table-cell>
          <table:table-cell table:style-name="ce348" office:value-type="date" office:date-value="2024-07-26" calcext:value-type="date">
            <text:p>26/07/2024</text:p>
          </table:table-cell>
          <table:table-cell table:style-name="ce235" office:value-type="string" calcext:value-type="string">
            <text:p>Asta</text:p>
          </table:table-cell>
          <table:table-cell table:style-name="ce348" office:value-type="date" office:date-value="2024-11-26" calcext:value-type="date">
            <text:p>26/11/2024</text:p>
          </table:table-cell>
          <table:table-cell table:style-name="ce235" office:value-type="string" calcext:value-type="string">
            <text:p>Asta</text:p>
          </table:table-cell>
        </table:table-row>
        <table:table-row table:style-name="ro1">
          <table:table-cell table:style-name="ce348" office:value-type="date" office:date-value="2024-03-28" calcext:value-type="date">
            <text:p>28/03/2024</text:p>
          </table:table-cell>
          <table:table-cell table:style-name="ce235" office:value-type="string" calcext:value-type="string">
            <text:p>Regolamento</text:p>
          </table:table-cell>
          <table:table-cell table:style-name="ce348" office:value-type="date" office:date-value="2024-07-31" calcext:value-type="date">
            <text:p>31/07/2024</text:p>
          </table:table-cell>
          <table:table-cell table:style-name="ce235" office:value-type="string" calcext:value-type="string">
            <text:p>Regolamento</text:p>
          </table:table-cell>
          <table:table-cell table:style-name="ce348" office:value-type="date" office:date-value="2024-11-28" calcext:value-type="date">
            <text:p>28/11/2024</text:p>
          </table:table-cell>
          <table:table-cell table:style-name="ce235" office:value-type="string" calcext:value-type="string">
            <text:p>Regolamento</text:p>
          </table:table-cell>
        </table:table-row>
        <table:table-row table:style-name="ro1">
          <table:table-cell table:style-name="ce355" office:value-type="string" calcext:value-type="string" table:number-columns-spanned="2" table:number-rows-spanned="1">
            <text:p>Aprile</text:p>
          </table:table-cell>
          <table:covered-table-cell table:style-name="ce235"/>
          <table:table-cell table:style-name="ce355" office:value-type="string" calcext:value-type="string" table:number-columns-spanned="2" table:number-rows-spanned="1">
            <text:p>Agosto</text:p>
          </table:table-cell>
          <table:covered-table-cell table:style-name="ce235"/>
          <table:table-cell table:style-name="ce355" office:value-type="string" calcext:value-type="string" table:number-columns-spanned="2" table:number-rows-spanned="1">
            <text:p>Dicembre</text:p>
          </table:table-cell>
          <table:covered-table-cell table:style-name="ce235"/>
        </table:table-row>
        <table:table-row table:style-name="ro1">
          <table:table-cell table:style-name="ce356" office:value-type="date" office:date-value="2024-04-05" calcext:value-type="date">
            <text:p>05/04/2024</text:p>
          </table:table-cell>
          <table:table-cell table:style-name="ce359" office:value-type="string" calcext:value-type="string">
            <text:p>Comunicazione</text:p>
          </table:table-cell>
          <table:table-cell office:value-type="date" office:date-value="2024-08-06" calcext:value-type="date">
            <text:p>06/08/2024</text:p>
          </table:table-cell>
          <table:table-cell office:value-type="string" calcext:value-type="string">
            <text:p>Comunicazione</text:p>
          </table:table-cell>
          <table:table-cell office:value-type="date" office:date-value="2024-12-07" calcext:value-type="date">
            <text:p>07/12/2024</text:p>
          </table:table-cell>
          <table:table-cell office:value-type="string" calcext:value-type="string">
            <text:p>Comunicazione</text:p>
          </table:table-cell>
        </table:table-row>
        <table:table-row table:style-name="ro1">
          <table:table-cell table:style-name="ce356" office:value-type="date" office:date-value="2024-04-10" calcext:value-type="date">
            <text:p>10/04/2024</text:p>
          </table:table-cell>
          <table:table-cell table:style-name="ce359" office:value-type="string" calcext:value-type="string">
            <text:p>Asta</text:p>
          </table:table-cell>
          <table:table-cell office:value-type="date" office:date-value="2024-08-09" calcext:value-type="date">
            <text:p>09/08/2024</text:p>
          </table:table-cell>
          <table:table-cell office:value-type="string" calcext:value-type="string">
            <text:p>Asta</text:p>
          </table:table-cell>
          <table:table-cell office:value-type="date" office:date-value="2024-12-12" calcext:value-type="date">
            <text:p>12/12/2024</text:p>
          </table:table-cell>
          <table:table-cell office:value-type="string" calcext:value-type="string">
            <text:p>Asta</text:p>
          </table:table-cell>
        </table:table-row>
        <table:table-row table:style-name="ro1">
          <table:table-cell table:style-name="ce356" office:value-type="date" office:date-value="2024-04-12" calcext:value-type="date">
            <text:p>12/04/2024</text:p>
          </table:table-cell>
          <table:table-cell table:style-name="ce359" office:value-type="string" calcext:value-type="string">
            <text:p>Regolamento</text:p>
          </table:table-cell>
          <table:table-cell office:value-type="date" office:date-value="2024-08-14" calcext:value-type="date">
            <text:p>14/08/2024</text:p>
          </table:table-cell>
          <table:table-cell office:value-type="string" calcext:value-type="string">
            <text:p>Regolamento</text:p>
          </table:table-cell>
          <table:table-cell office:value-type="date" office:date-value="2024-12-14" calcext:value-type="date">
            <text:p>14/12/2024</text:p>
          </table:table-cell>
          <table:table-cell office:value-type="string" calcext:value-type="string">
            <text:p>Regolamento</text:p>
          </table:table-cell>
        </table:table-row>
        <table:table-row table:style-name="ro1">
          <table:table-cell table:style-name="ce356" office:value-type="date" office:date-value="2024-04-22" calcext:value-type="date">
            <text:p>22/04/2024</text:p>
          </table:table-cell>
          <table:table-cell table:style-name="ce359" office:value-type="string" calcext:value-type="string">
            <text:p>Comunicazione</text:p>
          </table:table-cell>
          <table:table-cell office:value-type="date" office:date-value="2024-08-23" calcext:value-type="date">
            <text:p>23/08/2024</text:p>
          </table:table-cell>
          <table:table-cell office:value-type="string" calcext:value-type="string">
            <text:p>Comunicazione</text:p>
          </table:table-cell>
          <table:table-cell office:value-type="date" office:date-value="2024-12-22" calcext:value-type="date">
            <text:p>22/12/2024</text:p>
          </table:table-cell>
          <table:table-cell office:value-type="string" calcext:value-type="string">
            <text:p>Comunicazione</text:p>
          </table:table-cell>
        </table:table-row>
        <table:table-row table:style-name="ro1">
          <table:table-cell table:style-name="ce348" office:value-type="date" office:date-value="2024-04-24" calcext:value-type="date">
            <text:p>24/04/2024</text:p>
          </table:table-cell>
          <table:table-cell table:style-name="ce235" office:value-type="string" calcext:value-type="string">
            <text:p>Asta</text:p>
          </table:table-cell>
          <table:table-cell table:style-name="ce348" office:value-type="date" office:date-value="2024-08-28" calcext:value-type="date">
            <text:p>28/08/2024</text:p>
          </table:table-cell>
          <table:table-cell table:style-name="ce235" office:value-type="string" calcext:value-type="string">
            <text:p>Asta</text:p>
          </table:table-cell>
          <table:table-cell table:style-name="ce348" office:value-type="date" office:date-value="2024-12-27" calcext:value-type="date">
            <text:p>27/12/2024</text:p>
          </table:table-cell>
          <table:table-cell table:style-name="ce235" office:value-type="string" calcext:value-type="string">
            <text:p>Asta</text:p>
          </table:table-cell>
        </table:table-row>
        <table:table-row table:style-name="ro1">
          <table:table-cell table:style-name="ce348" office:value-type="date" office:date-value="2024-04-30" calcext:value-type="date">
            <text:p>30/04/2024</text:p>
          </table:table-cell>
          <table:table-cell table:style-name="ce235" office:value-type="string" calcext:value-type="string">
            <text:p>Regolamento</text:p>
          </table:table-cell>
          <table:table-cell table:style-name="ce348" office:value-type="date" office:date-value="2024-08-30" calcext:value-type="date">
            <text:p>30/08/2024</text:p>
          </table:table-cell>
          <table:table-cell table:style-name="ce235" office:value-type="string" calcext:value-type="string">
            <text:p>Regolamento</text:p>
          </table:table-cell>
          <table:table-cell table:style-name="ce348" office:value-type="date" office:date-value="2024-12-29" calcext:value-type="date">
            <text:p>29/12/2024</text:p>
          </table:table-cell>
          <table:table-cell table:style-name="ce235" office:value-type="string" calcext:value-type="string">
            <text:p>Regolamento</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number-style style:name="N256">
      <number:number number:decimal-places="15" number:min-decimal-places="15" number:min-integer-digits="1"/>
    </number:number-style>
    <number:currency-style style:name="N258P0" style:volatile="true">
      <number:currency-symbol number:language="it" number:country="IT">€</number:currency-symbol>
      <number:text> </number:text>
      <number:number number:decimal-places="3" number:min-decimal-places="3" number:min-integer-digits="1" number:grouping="true"/>
    </number:currency-style>
    <number:currency-style style:name="N258">
      <style:text-properties fo:color="#ff0000"/>
      <number:text>-</number:text>
      <number:currency-symbol number:language="it" number:country="IT">€</number:currency-symbol>
      <number:text> </number:text>
      <number:number number:decimal-places="3" number:min-decimal-places="3" number:min-integer-digits="1" number:grouping="true"/>
      <style:map style:condition="value()&gt;=0" style:apply-style-name="N258P0"/>
    </number:currency-style>
    <number:currency-style style:name="N260P0" style:volatile="true">
      <number:currency-symbol number:language="it" number:country="IT">€</number:currency-symbol>
      <number:text> </number:text>
      <number:number number:decimal-places="6" number:min-decimal-places="6" number:min-integer-digits="1" number:grouping="true"/>
    </number:currency-style>
    <number:currency-style style:name="N260">
      <style:text-properties fo:color="#ff0000"/>
      <number:text>-</number:text>
      <number:currency-symbol number:language="it" number:country="IT">€</number:currency-symbol>
      <number:text> </number:text>
      <number:number number:decimal-places="6" number:min-decimal-places="6" number:min-integer-digits="1" number:grouping="true"/>
      <style:map style:condition="value()&gt;=0" style:apply-style-name="N260P0"/>
    </number:currency-style>
    <number:currency-style style:name="N262P0" style:volatile="true">
      <number:currency-symbol number:language="it" number:country="IT">€</number:currency-symbol>
      <number:text> </number:text>
      <number:number number:decimal-places="5" number:min-decimal-places="5" number:min-integer-digits="1" number:grouping="true"/>
    </number:currency-style>
    <number:currency-style style:name="N262">
      <style:text-properties fo:color="#ff0000"/>
      <number:text>-</number:text>
      <number:currency-symbol number:language="it" number:country="IT">€</number:currency-symbol>
      <number:text> </number:text>
      <number:number number:decimal-places="5" number:min-decimal-places="5" number:min-integer-digits="1" number:grouping="true"/>
      <style:map style:condition="value()&gt;=0" style:apply-style-name="N262P0"/>
    </number:currency-style>
    <number:currency-style style:name="N263P0" style:volatile="true">
      <number:currency-symbol number:language="it" number:country="IT">€</number:currency-symbol>
      <number:text> </number:text>
      <number:number number:decimal-places="6" number:min-decimal-places="6" number:min-integer-digits="1" number:grouping="true"/>
    </number:currency-style>
    <number:currency-style style:name="N263">
      <number:text>-</number:text>
      <number:currency-symbol number:language="it" number:country="IT">€</number:currency-symbol>
      <number:text> </number:text>
      <number:number number:decimal-places="6" number:min-decimal-places="6" number:min-integer-digits="1" number:grouping="true"/>
      <style:map style:condition="value()&gt;=0" style:apply-style-name="N263P0"/>
    </number:currency-style>
    <number:currency-style style:name="N264P0" style:volatile="true">
      <number:currency-symbol number:language="it" number:country="IT">€</number:currency-symbol>
      <number:text> </number:text>
      <number:number number:decimal-places="5" number:min-decimal-places="5" number:min-integer-digits="1" number:grouping="true"/>
    </number:currency-style>
    <number:currency-style style:name="N264">
      <number:text>-</number:text>
      <number:currency-symbol number:language="it" number:country="IT">€</number:currency-symbol>
      <number:text> </number:text>
      <number:number number:decimal-places="5" number:min-decimal-places="5" number:min-integer-digits="1" number:grouping="true"/>
      <style:map style:condition="value()&gt;=0" style:apply-style-name="N264P0"/>
    </number:currency-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4-03-26T10:17:30.143955856</dc:date>
    <meta:generator>LibreOffice/7.5.2.2$MacOSX_X86_64 LibreOffice_project/53bb9681a964705cf672590721dbc85eb4d0c3a2</meta:generator>
    <meta:editing-duration>P11DT23H49M55S</meta:editing-duration>
    <meta:editing-cycles>247</meta:editing-cycles>
    <meta:document-statistic meta:table-count="6" meta:cell-count="773" meta:object-count="0"/>
    <meta:user-defined meta:name=""/>
    <meta:user-defined meta:name="AppVersion">16.0300</meta:user-defined>
  </office:meta>
</office:document-meta>
</file>